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89.01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14" table:default-cell-style-name="ce2"/>
        <table:table-column table:style-name="co12" table:default-cell-style-name="ce2"/>
        <table:table-column table:style-name="co27" table:number-columns-repeated="993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>
          <table:table-cell table:style-name="ce3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7" table:number-columns-repeated="1015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3" table:formula="of:=[$'Verde Valley Virus'.B1]" office:value-type="string" office:string-value="Arizona Cases" calcext:value-type="string">
            <text:p>Arizona Cases</text:p>
          </table:table-cell>
          <table:table-cell table:style-name="ce3" table:formula="of:=[$'Verde Valley Virus'.C1]" office:value-type="string" office:string-value="Arizona Deaths" calcext:value-type="string">
            <text:p>Arizona Deaths</text:p>
          </table:table-cell>
          <table:table-cell table:style-name="ce3" table:formula="of:=[$'Verde Valley Virus'.D1]" office:value-type="string" office:string-value="Yavapai Cases" calcext:value-type="string">
            <text:p>Yavapai Cases</text:p>
          </table:table-cell>
          <table:table-cell table:style-name="ce3" table:formula="of:=[$'Verde Valley Virus'.E1]" office:value-type="string" office:string-value="Yavapai Deaths" calcext:value-type="string">
            <text:p>Yavapai Deaths</text:p>
          </table:table-cell>
          <table:table-cell table:style-name="ce3" table:formula="of:=[$'Verde Valley Virus'.F1]" office:value-type="string" office:string-value="Yavapai Recoveries" calcext:value-type="string">
            <text:p>Yavapai Recoveries</text:p>
          </table:table-cell>
          <table:table-cell table:style-name="ce3" table:formula="of:=[$'Verde Valley Virus'.G1]" office:value-type="string" office:string-value="Yavapai Total Tested" calcext:value-type="string">
            <text:p>Yavapai Total Tested</text:p>
          </table:table-cell>
          <table:table-cell table:style-name="ce3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3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>
            <text:p/>
          </table:table-cell>
          <table:table-cell table:style-name="ce4" table:formula="of:=IF([$'Verde Valley Virus'.B19]=0;&quot;&quot;;[$'Verde Valley Virus'.B19])">
            <text:p/>
          </table:table-cell>
          <table:table-cell table:style-name="ce4" table:formula="of:=IF([$'Verde Valley Virus'.C19]=0;&quot;&quot;;[$'Verde Valley Virus'.C19])">
            <text:p/>
          </table:table-cell>
          <table:table-cell table:style-name="ce4" table:formula="of:=IF([$'Verde Valley Virus'.D19]=0;&quot;&quot;;[$'Verde Valley Virus'.D19])">
            <text:p/>
          </table:table-cell>
          <table:table-cell table:style-name="ce4" table:formula="of:=IF([$'Verde Valley Virus'.E19]=0;&quot;&quot;;[$'Verde Valley Virus'.E19])">
            <text:p/>
          </table:table-cell>
          <table:table-cell table:style-name="ce4" table:formula="of:=IF([$'Verde Valley Virus'.F19]=0;&quot;&quot;;[$'Verde Valley Virus'.F19])">
            <text:p/>
          </table:table-cell>
          <table:table-cell table:style-name="ce4" table:formula="of:=IF([$'Verde Valley Virus'.G19]=0;&quot;&quot;;[$'Verde Valley Virus'.G19])">
            <text:p/>
          </table:table-cell>
          <table:table-cell table:style-name="ce4" table:formula="of:=IF([$'Verde Valley Virus'.H19]=0;&quot;&quot;;[$'Verde Valley Virus'.H19])">
            <text:p/>
          </table:table-cell>
          <table:table-cell table:style-name="ce4" table:formula="of:=IF([$'Verde Valley Virus'.I19]=0;&quot;&quot;;[$'Verde Valley Virus'.I19])">
            <text:p/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>
            <text:p/>
          </table:table-cell>
          <table:table-cell table:style-name="ce4" table:formula="of:=IF([$'Verde Valley Virus'.B20]=0;&quot;&quot;;[$'Verde Valley Virus'.B20])">
            <text:p/>
          </table:table-cell>
          <table:table-cell table:style-name="ce4" table:formula="of:=IF([$'Verde Valley Virus'.C20]=0;&quot;&quot;;[$'Verde Valley Virus'.C20])">
            <text:p/>
          </table:table-cell>
          <table:table-cell table:style-name="ce4" table:formula="of:=IF([$'Verde Valley Virus'.D20]=0;&quot;&quot;;[$'Verde Valley Virus'.D20])">
            <text:p/>
          </table:table-cell>
          <table:table-cell table:style-name="ce4" table:formula="of:=IF([$'Verde Valley Virus'.E20]=0;&quot;&quot;;[$'Verde Valley Virus'.E20])">
            <text:p/>
          </table:table-cell>
          <table:table-cell table:style-name="ce4" table:formula="of:=IF([$'Verde Valley Virus'.F20]=0;&quot;&quot;;[$'Verde Valley Virus'.F20])">
            <text:p/>
          </table:table-cell>
          <table:table-cell table:style-name="ce4" table:formula="of:=IF([$'Verde Valley Virus'.G20]=0;&quot;&quot;;[$'Verde Valley Virus'.G20])">
            <text:p/>
          </table:table-cell>
          <table:table-cell table:style-name="ce4" table:formula="of:=IF([$'Verde Valley Virus'.H20]=0;&quot;&quot;;[$'Verde Valley Virus'.H20])">
            <text:p/>
          </table:table-cell>
          <table:table-cell table:style-name="ce4" table:formula="of:=IF([$'Verde Valley Virus'.I20]=0;&quot;&quot;;[$'Verde Valley Virus'.I20])">
            <text:p/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>
            <text:p/>
          </table:table-cell>
          <table:table-cell table:style-name="ce4" table:formula="of:=IF([$'Verde Valley Virus'.B21]=0;&quot;&quot;;[$'Verde Valley Virus'.B21])">
            <text:p/>
          </table:table-cell>
          <table:table-cell table:style-name="ce4" table:formula="of:=IF([$'Verde Valley Virus'.C21]=0;&quot;&quot;;[$'Verde Valley Virus'.C21])">
            <text:p/>
          </table:table-cell>
          <table:table-cell table:style-name="ce4" table:formula="of:=IF([$'Verde Valley Virus'.D21]=0;&quot;&quot;;[$'Verde Valley Virus'.D21])">
            <text:p/>
          </table:table-cell>
          <table:table-cell table:style-name="ce4" table:formula="of:=IF([$'Verde Valley Virus'.E21]=0;&quot;&quot;;[$'Verde Valley Virus'.E21])">
            <text:p/>
          </table:table-cell>
          <table:table-cell table:style-name="ce4" table:formula="of:=IF([$'Verde Valley Virus'.F21]=0;&quot;&quot;;[$'Verde Valley Virus'.F21])">
            <text:p/>
          </table:table-cell>
          <table:table-cell table:style-name="ce4" table:formula="of:=IF([$'Verde Valley Virus'.G21]=0;&quot;&quot;;[$'Verde Valley Virus'.G21])">
            <text:p/>
          </table:table-cell>
          <table:table-cell table:style-name="ce4" table:formula="of:=IF([$'Verde Valley Virus'.H21]=0;&quot;&quot;;[$'Verde Valley Virus'.H21])">
            <text:p/>
          </table:table-cell>
          <table:table-cell table:style-name="ce4" table:formula="of:=IF([$'Verde Valley Virus'.I21]=0;&quot;&quot;;[$'Verde Valley Virus'.I21])">
            <text:p/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>
            <text:p/>
          </table:table-cell>
          <table:table-cell table:style-name="ce4" table:formula="of:=IF([$'Verde Valley Virus'.B22]=0;&quot;&quot;;[$'Verde Valley Virus'.B22])">
            <text:p/>
          </table:table-cell>
          <table:table-cell table:style-name="ce4" table:formula="of:=IF([$'Verde Valley Virus'.C22]=0;&quot;&quot;;[$'Verde Valley Virus'.C22])">
            <text:p/>
          </table:table-cell>
          <table:table-cell table:style-name="ce4" table:formula="of:=IF([$'Verde Valley Virus'.D22]=0;&quot;&quot;;[$'Verde Valley Virus'.D22])">
            <text:p/>
          </table:table-cell>
          <table:table-cell table:style-name="ce4" table:formula="of:=IF([$'Verde Valley Virus'.E22]=0;&quot;&quot;;[$'Verde Valley Virus'.E22])">
            <text:p/>
          </table:table-cell>
          <table:table-cell table:style-name="ce4" table:formula="of:=IF([$'Verde Valley Virus'.F22]=0;&quot;&quot;;[$'Verde Valley Virus'.F22])">
            <text:p/>
          </table:table-cell>
          <table:table-cell table:style-name="ce4" table:formula="of:=IF([$'Verde Valley Virus'.G22]=0;&quot;&quot;;[$'Verde Valley Virus'.G22])">
            <text:p/>
          </table:table-cell>
          <table:table-cell table:style-name="ce4" table:formula="of:=IF([$'Verde Valley Virus'.H22]=0;&quot;&quot;;[$'Verde Valley Virus'.H22])">
            <text:p/>
          </table:table-cell>
          <table:table-cell table:style-name="ce4" table:formula="of:=IF([$'Verde Valley Virus'.I22]=0;&quot;&quot;;[$'Verde Valley Virus'.I22])">
            <text:p/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>
            <text:p/>
          </table:table-cell>
          <table:table-cell table:style-name="ce4" table:formula="of:=IF([$'Verde Valley Virus'.B23]=0;&quot;&quot;;[$'Verde Valley Virus'.B23])">
            <text:p/>
          </table:table-cell>
          <table:table-cell table:style-name="ce4" table:formula="of:=IF([$'Verde Valley Virus'.C23]=0;&quot;&quot;;[$'Verde Valley Virus'.C23])">
            <text:p/>
          </table:table-cell>
          <table:table-cell table:style-name="ce4" table:formula="of:=IF([$'Verde Valley Virus'.D23]=0;&quot;&quot;;[$'Verde Valley Virus'.D23])">
            <text:p/>
          </table:table-cell>
          <table:table-cell table:style-name="ce4" table:formula="of:=IF([$'Verde Valley Virus'.E23]=0;&quot;&quot;;[$'Verde Valley Virus'.E23])">
            <text:p/>
          </table:table-cell>
          <table:table-cell table:style-name="ce4" table:formula="of:=IF([$'Verde Valley Virus'.F23]=0;&quot;&quot;;[$'Verde Valley Virus'.F23])">
            <text:p/>
          </table:table-cell>
          <table:table-cell table:style-name="ce4" table:formula="of:=IF([$'Verde Valley Virus'.G23]=0;&quot;&quot;;[$'Verde Valley Virus'.G23])">
            <text:p/>
          </table:table-cell>
          <table:table-cell table:style-name="ce4" table:formula="of:=IF([$'Verde Valley Virus'.H23]=0;&quot;&quot;;[$'Verde Valley Virus'.H23])">
            <text:p/>
          </table:table-cell>
          <table:table-cell table:style-name="ce4" table:formula="of:=IF([$'Verde Valley Virus'.I23]=0;&quot;&quot;;[$'Verde Valley Virus'.I23])">
            <text:p/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>
            <text:p/>
          </table:table-cell>
          <table:table-cell table:style-name="ce4" table:formula="of:=IF([$'Verde Valley Virus'.B24]=0;&quot;&quot;;[$'Verde Valley Virus'.B24])">
            <text:p/>
          </table:table-cell>
          <table:table-cell table:style-name="ce4" table:formula="of:=IF([$'Verde Valley Virus'.C24]=0;&quot;&quot;;[$'Verde Valley Virus'.C24])">
            <text:p/>
          </table:table-cell>
          <table:table-cell table:style-name="ce4" table:formula="of:=IF([$'Verde Valley Virus'.D24]=0;&quot;&quot;;[$'Verde Valley Virus'.D24])">
            <text:p/>
          </table:table-cell>
          <table:table-cell table:style-name="ce4" table:formula="of:=IF([$'Verde Valley Virus'.E24]=0;&quot;&quot;;[$'Verde Valley Virus'.E24])">
            <text:p/>
          </table:table-cell>
          <table:table-cell table:style-name="ce4" table:formula="of:=IF([$'Verde Valley Virus'.F24]=0;&quot;&quot;;[$'Verde Valley Virus'.F24])">
            <text:p/>
          </table:table-cell>
          <table:table-cell table:style-name="ce4" table:formula="of:=IF([$'Verde Valley Virus'.G24]=0;&quot;&quot;;[$'Verde Valley Virus'.G24])">
            <text:p/>
          </table:table-cell>
          <table:table-cell table:style-name="ce4" table:formula="of:=IF([$'Verde Valley Virus'.H24]=0;&quot;&quot;;[$'Verde Valley Virus'.H24])">
            <text:p/>
          </table:table-cell>
          <table:table-cell table:style-name="ce4" table:formula="of:=IF([$'Verde Valley Virus'.I24]=0;&quot;&quot;;[$'Verde Valley Virus'.I24])">
            <text:p/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>
            <text:p/>
          </table:table-cell>
          <table:table-cell table:style-name="ce4" table:formula="of:=IF([$'Verde Valley Virus'.B25]=0;&quot;&quot;;[$'Verde Valley Virus'.B25])">
            <text:p/>
          </table:table-cell>
          <table:table-cell table:style-name="ce4" table:formula="of:=IF([$'Verde Valley Virus'.C25]=0;&quot;&quot;;[$'Verde Valley Virus'.C25])">
            <text:p/>
          </table:table-cell>
          <table:table-cell table:style-name="ce4" table:formula="of:=IF([$'Verde Valley Virus'.D25]=0;&quot;&quot;;[$'Verde Valley Virus'.D25])">
            <text:p/>
          </table:table-cell>
          <table:table-cell table:style-name="ce4" table:formula="of:=IF([$'Verde Valley Virus'.E25]=0;&quot;&quot;;[$'Verde Valley Virus'.E25])">
            <text:p/>
          </table:table-cell>
          <table:table-cell table:style-name="ce4" table:formula="of:=IF([$'Verde Valley Virus'.F25]=0;&quot;&quot;;[$'Verde Valley Virus'.F25])">
            <text:p/>
          </table:table-cell>
          <table:table-cell table:style-name="ce4" table:formula="of:=IF([$'Verde Valley Virus'.G25]=0;&quot;&quot;;[$'Verde Valley Virus'.G25])">
            <text:p/>
          </table:table-cell>
          <table:table-cell table:style-name="ce4" table:formula="of:=IF([$'Verde Valley Virus'.H25]=0;&quot;&quot;;[$'Verde Valley Virus'.H25])">
            <text:p/>
          </table:table-cell>
          <table:table-cell table:style-name="ce4" table:formula="of:=IF([$'Verde Valley Virus'.I25]=0;&quot;&quot;;[$'Verde Valley Virus'.I25])">
            <text:p/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>
            <text:p/>
          </table:table-cell>
          <table:table-cell table:style-name="ce4" table:formula="of:=IF([$'Verde Valley Virus'.B26]=0;&quot;&quot;;[$'Verde Valley Virus'.B26])">
            <text:p/>
          </table:table-cell>
          <table:table-cell table:style-name="ce4" table:formula="of:=IF([$'Verde Valley Virus'.C26]=0;&quot;&quot;;[$'Verde Valley Virus'.C26])">
            <text:p/>
          </table:table-cell>
          <table:table-cell table:style-name="ce4" table:formula="of:=IF([$'Verde Valley Virus'.D26]=0;&quot;&quot;;[$'Verde Valley Virus'.D26])">
            <text:p/>
          </table:table-cell>
          <table:table-cell table:style-name="ce4" table:formula="of:=IF([$'Verde Valley Virus'.E26]=0;&quot;&quot;;[$'Verde Valley Virus'.E26])">
            <text:p/>
          </table:table-cell>
          <table:table-cell table:style-name="ce4" table:formula="of:=IF([$'Verde Valley Virus'.F26]=0;&quot;&quot;;[$'Verde Valley Virus'.F26])">
            <text:p/>
          </table:table-cell>
          <table:table-cell table:style-name="ce4" table:formula="of:=IF([$'Verde Valley Virus'.G26]=0;&quot;&quot;;[$'Verde Valley Virus'.G26])">
            <text:p/>
          </table:table-cell>
          <table:table-cell table:style-name="ce4" table:formula="of:=IF([$'Verde Valley Virus'.H26]=0;&quot;&quot;;[$'Verde Valley Virus'.H26])">
            <text:p/>
          </table:table-cell>
          <table:table-cell table:style-name="ce4" table:formula="of:=IF([$'Verde Valley Virus'.I26]=0;&quot;&quot;;[$'Verde Valley Virus'.I26])">
            <text:p/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>
            <text:p/>
          </table:table-cell>
          <table:table-cell table:style-name="ce4" table:formula="of:=IF([$'Verde Valley Virus'.B27]=0;&quot;&quot;;[$'Verde Valley Virus'.B27])">
            <text:p/>
          </table:table-cell>
          <table:table-cell table:style-name="ce4" table:formula="of:=IF([$'Verde Valley Virus'.C27]=0;&quot;&quot;;[$'Verde Valley Virus'.C27])">
            <text:p/>
          </table:table-cell>
          <table:table-cell table:style-name="ce4" table:formula="of:=IF([$'Verde Valley Virus'.D27]=0;&quot;&quot;;[$'Verde Valley Virus'.D27])">
            <text:p/>
          </table:table-cell>
          <table:table-cell table:style-name="ce4" table:formula="of:=IF([$'Verde Valley Virus'.E27]=0;&quot;&quot;;[$'Verde Valley Virus'.E27])">
            <text:p/>
          </table:table-cell>
          <table:table-cell table:style-name="ce4" table:formula="of:=IF([$'Verde Valley Virus'.F27]=0;&quot;&quot;;[$'Verde Valley Virus'.F27])">
            <text:p/>
          </table:table-cell>
          <table:table-cell table:style-name="ce4" table:formula="of:=IF([$'Verde Valley Virus'.G27]=0;&quot;&quot;;[$'Verde Valley Virus'.G27])">
            <text:p/>
          </table:table-cell>
          <table:table-cell table:style-name="ce4" table:formula="of:=IF([$'Verde Valley Virus'.H27]=0;&quot;&quot;;[$'Verde Valley Virus'.H27])">
            <text:p/>
          </table:table-cell>
          <table:table-cell table:style-name="ce4" table:formula="of:=IF([$'Verde Valley Virus'.I27]=0;&quot;&quot;;[$'Verde Valley Virus'.I27])">
            <text:p/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>
            <text:p/>
          </table:table-cell>
          <table:table-cell table:style-name="ce4" table:formula="of:=IF([$'Verde Valley Virus'.B28]=0;&quot;&quot;;[$'Verde Valley Virus'.B28])">
            <text:p/>
          </table:table-cell>
          <table:table-cell table:style-name="ce4" table:formula="of:=IF([$'Verde Valley Virus'.C28]=0;&quot;&quot;;[$'Verde Valley Virus'.C28])">
            <text:p/>
          </table:table-cell>
          <table:table-cell table:style-name="ce4" table:formula="of:=IF([$'Verde Valley Virus'.D28]=0;&quot;&quot;;[$'Verde Valley Virus'.D28])">
            <text:p/>
          </table:table-cell>
          <table:table-cell table:style-name="ce4" table:formula="of:=IF([$'Verde Valley Virus'.E28]=0;&quot;&quot;;[$'Verde Valley Virus'.E28])">
            <text:p/>
          </table:table-cell>
          <table:table-cell table:style-name="ce4" table:formula="of:=IF([$'Verde Valley Virus'.F28]=0;&quot;&quot;;[$'Verde Valley Virus'.F28])">
            <text:p/>
          </table:table-cell>
          <table:table-cell table:style-name="ce4" table:formula="of:=IF([$'Verde Valley Virus'.G28]=0;&quot;&quot;;[$'Verde Valley Virus'.G28])">
            <text:p/>
          </table:table-cell>
          <table:table-cell table:style-name="ce4" table:formula="of:=IF([$'Verde Valley Virus'.H28]=0;&quot;&quot;;[$'Verde Valley Virus'.H28])">
            <text:p/>
          </table:table-cell>
          <table:table-cell table:style-name="ce4" table:formula="of:=IF([$'Verde Valley Virus'.I28]=0;&quot;&quot;;[$'Verde Valley Virus'.I28])">
            <text:p/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>
            <text:p/>
          </table:table-cell>
          <table:table-cell table:style-name="ce4" table:formula="of:=IF([$'Verde Valley Virus'.B29]=0;&quot;&quot;;[$'Verde Valley Virus'.B29])">
            <text:p/>
          </table:table-cell>
          <table:table-cell table:style-name="ce4" table:formula="of:=IF([$'Verde Valley Virus'.C29]=0;&quot;&quot;;[$'Verde Valley Virus'.C29])">
            <text:p/>
          </table:table-cell>
          <table:table-cell table:style-name="ce4" table:formula="of:=IF([$'Verde Valley Virus'.D29]=0;&quot;&quot;;[$'Verde Valley Virus'.D29])">
            <text:p/>
          </table:table-cell>
          <table:table-cell table:style-name="ce4" table:formula="of:=IF([$'Verde Valley Virus'.E29]=0;&quot;&quot;;[$'Verde Valley Virus'.E29])">
            <text:p/>
          </table:table-cell>
          <table:table-cell table:style-name="ce4" table:formula="of:=IF([$'Verde Valley Virus'.F29]=0;&quot;&quot;;[$'Verde Valley Virus'.F29])">
            <text:p/>
          </table:table-cell>
          <table:table-cell table:style-name="ce4" table:formula="of:=IF([$'Verde Valley Virus'.G29]=0;&quot;&quot;;[$'Verde Valley Virus'.G29])">
            <text:p/>
          </table:table-cell>
          <table:table-cell table:style-name="ce4" table:formula="of:=IF([$'Verde Valley Virus'.H29]=0;&quot;&quot;;[$'Verde Valley Virus'.H29])">
            <text:p/>
          </table:table-cell>
          <table:table-cell table:style-name="ce4" table:formula="of:=IF([$'Verde Valley Virus'.I29]=0;&quot;&quot;;[$'Verde Valley Virus'.I29])">
            <text:p/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>
            <text:p/>
          </table:table-cell>
          <table:table-cell table:style-name="ce4" table:formula="of:=IF([$'Verde Valley Virus'.B30]=0;&quot;&quot;;[$'Verde Valley Virus'.B30])">
            <text:p/>
          </table:table-cell>
          <table:table-cell table:style-name="ce4" table:formula="of:=IF([$'Verde Valley Virus'.C30]=0;&quot;&quot;;[$'Verde Valley Virus'.C30])">
            <text:p/>
          </table:table-cell>
          <table:table-cell table:style-name="ce4" table:formula="of:=IF([$'Verde Valley Virus'.D30]=0;&quot;&quot;;[$'Verde Valley Virus'.D30])">
            <text:p/>
          </table:table-cell>
          <table:table-cell table:style-name="ce4" table:formula="of:=IF([$'Verde Valley Virus'.E30]=0;&quot;&quot;;[$'Verde Valley Virus'.E30])">
            <text:p/>
          </table:table-cell>
          <table:table-cell table:style-name="ce4" table:formula="of:=IF([$'Verde Valley Virus'.F30]=0;&quot;&quot;;[$'Verde Valley Virus'.F30])">
            <text:p/>
          </table:table-cell>
          <table:table-cell table:style-name="ce4" table:formula="of:=IF([$'Verde Valley Virus'.G30]=0;&quot;&quot;;[$'Verde Valley Virus'.G30])">
            <text:p/>
          </table:table-cell>
          <table:table-cell table:style-name="ce4" table:formula="of:=IF([$'Verde Valley Virus'.H30]=0;&quot;&quot;;[$'Verde Valley Virus'.H30])">
            <text:p/>
          </table:table-cell>
          <table:table-cell table:style-name="ce4" table:formula="of:=IF([$'Verde Valley Virus'.I30]=0;&quot;&quot;;[$'Verde Valley Virus'.I30])">
            <text:p/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>
            <text:p/>
          </table:table-cell>
          <table:table-cell table:style-name="ce4" table:formula="of:=IF([$'Verde Valley Virus'.B31]=0;&quot;&quot;;[$'Verde Valley Virus'.B31])">
            <text:p/>
          </table:table-cell>
          <table:table-cell table:style-name="ce4" table:formula="of:=IF([$'Verde Valley Virus'.C31]=0;&quot;&quot;;[$'Verde Valley Virus'.C31])">
            <text:p/>
          </table:table-cell>
          <table:table-cell table:style-name="ce4" table:formula="of:=IF([$'Verde Valley Virus'.D31]=0;&quot;&quot;;[$'Verde Valley Virus'.D31])">
            <text:p/>
          </table:table-cell>
          <table:table-cell table:style-name="ce4" table:formula="of:=IF([$'Verde Valley Virus'.E31]=0;&quot;&quot;;[$'Verde Valley Virus'.E31])">
            <text:p/>
          </table:table-cell>
          <table:table-cell table:style-name="ce4" table:formula="of:=IF([$'Verde Valley Virus'.F31]=0;&quot;&quot;;[$'Verde Valley Virus'.F31])">
            <text:p/>
          </table:table-cell>
          <table:table-cell table:style-name="ce4" table:formula="of:=IF([$'Verde Valley Virus'.G31]=0;&quot;&quot;;[$'Verde Valley Virus'.G31])">
            <text:p/>
          </table:table-cell>
          <table:table-cell table:style-name="ce4" table:formula="of:=IF([$'Verde Valley Virus'.H31]=0;&quot;&quot;;[$'Verde Valley Virus'.H31])">
            <text:p/>
          </table:table-cell>
          <table:table-cell table:style-name="ce4" table:formula="of:=IF([$'Verde Valley Virus'.I31]=0;&quot;&quot;;[$'Verde Valley Virus'.I31])">
            <text:p/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>
            <text:p/>
          </table:table-cell>
          <table:table-cell table:style-name="ce4" table:formula="of:=IF([$'Verde Valley Virus'.B32]=0;&quot;&quot;;[$'Verde Valley Virus'.B32])">
            <text:p/>
          </table:table-cell>
          <table:table-cell table:style-name="ce4" table:formula="of:=IF([$'Verde Valley Virus'.C32]=0;&quot;&quot;;[$'Verde Valley Virus'.C32])">
            <text:p/>
          </table:table-cell>
          <table:table-cell table:style-name="ce4" table:formula="of:=IF([$'Verde Valley Virus'.D32]=0;&quot;&quot;;[$'Verde Valley Virus'.D32])">
            <text:p/>
          </table:table-cell>
          <table:table-cell table:style-name="ce4" table:formula="of:=IF([$'Verde Valley Virus'.E32]=0;&quot;&quot;;[$'Verde Valley Virus'.E32])">
            <text:p/>
          </table:table-cell>
          <table:table-cell table:style-name="ce4" table:formula="of:=IF([$'Verde Valley Virus'.F32]=0;&quot;&quot;;[$'Verde Valley Virus'.F32])">
            <text:p/>
          </table:table-cell>
          <table:table-cell table:style-name="ce4" table:formula="of:=IF([$'Verde Valley Virus'.G32]=0;&quot;&quot;;[$'Verde Valley Virus'.G32])">
            <text:p/>
          </table:table-cell>
          <table:table-cell table:style-name="ce4" table:formula="of:=IF([$'Verde Valley Virus'.H32]=0;&quot;&quot;;[$'Verde Valley Virus'.H32])">
            <text:p/>
          </table:table-cell>
          <table:table-cell table:style-name="ce4" table:formula="of:=IF([$'Verde Valley Virus'.I32]=0;&quot;&quot;;[$'Verde Valley Virus'.I32])">
            <text:p/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>
            <text:p/>
          </table:table-cell>
          <table:table-cell table:style-name="ce4" table:formula="of:=IF([$'Verde Valley Virus'.B33]=0;&quot;&quot;;[$'Verde Valley Virus'.B33])">
            <text:p/>
          </table:table-cell>
          <table:table-cell table:style-name="ce4" table:formula="of:=IF([$'Verde Valley Virus'.C33]=0;&quot;&quot;;[$'Verde Valley Virus'.C33])">
            <text:p/>
          </table:table-cell>
          <table:table-cell table:style-name="ce4" table:formula="of:=IF([$'Verde Valley Virus'.D33]=0;&quot;&quot;;[$'Verde Valley Virus'.D33])">
            <text:p/>
          </table:table-cell>
          <table:table-cell table:style-name="ce4" table:formula="of:=IF([$'Verde Valley Virus'.E33]=0;&quot;&quot;;[$'Verde Valley Virus'.E33])">
            <text:p/>
          </table:table-cell>
          <table:table-cell table:style-name="ce4" table:formula="of:=IF([$'Verde Valley Virus'.F33]=0;&quot;&quot;;[$'Verde Valley Virus'.F33])">
            <text:p/>
          </table:table-cell>
          <table:table-cell table:style-name="ce4" table:formula="of:=IF([$'Verde Valley Virus'.G33]=0;&quot;&quot;;[$'Verde Valley Virus'.G33])">
            <text:p/>
          </table:table-cell>
          <table:table-cell table:style-name="ce4" table:formula="of:=IF([$'Verde Valley Virus'.H33]=0;&quot;&quot;;[$'Verde Valley Virus'.H33])">
            <text:p/>
          </table:table-cell>
          <table:table-cell table:style-name="ce4" table:formula="of:=IF([$'Verde Valley Virus'.I33]=0;&quot;&quot;;[$'Verde Valley Virus'.I33])">
            <text:p/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>
            <text:p/>
          </table:table-cell>
          <table:table-cell table:style-name="ce4" table:formula="of:=IF([$'Verde Valley Virus'.B34]=0;&quot;&quot;;[$'Verde Valley Virus'.B34])">
            <text:p/>
          </table:table-cell>
          <table:table-cell table:style-name="ce4" table:formula="of:=IF([$'Verde Valley Virus'.C34]=0;&quot;&quot;;[$'Verde Valley Virus'.C34])">
            <text:p/>
          </table:table-cell>
          <table:table-cell table:style-name="ce4" table:formula="of:=IF([$'Verde Valley Virus'.D34]=0;&quot;&quot;;[$'Verde Valley Virus'.D34])">
            <text:p/>
          </table:table-cell>
          <table:table-cell table:style-name="ce4" table:formula="of:=IF([$'Verde Valley Virus'.E34]=0;&quot;&quot;;[$'Verde Valley Virus'.E34])">
            <text:p/>
          </table:table-cell>
          <table:table-cell table:style-name="ce4" table:formula="of:=IF([$'Verde Valley Virus'.F34]=0;&quot;&quot;;[$'Verde Valley Virus'.F34])">
            <text:p/>
          </table:table-cell>
          <table:table-cell table:style-name="ce4" table:formula="of:=IF([$'Verde Valley Virus'.G34]=0;&quot;&quot;;[$'Verde Valley Virus'.G34])">
            <text:p/>
          </table:table-cell>
          <table:table-cell table:style-name="ce4" table:formula="of:=IF([$'Verde Valley Virus'.H34]=0;&quot;&quot;;[$'Verde Valley Virus'.H34])">
            <text:p/>
          </table:table-cell>
          <table:table-cell table:style-name="ce4" table:formula="of:=IF([$'Verde Valley Virus'.I34]=0;&quot;&quot;;[$'Verde Valley Virus'.I34])">
            <text:p/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>
            <text:p/>
          </table:table-cell>
          <table:table-cell table:style-name="ce4" table:formula="of:=IF([$'Verde Valley Virus'.B35]=0;&quot;&quot;;[$'Verde Valley Virus'.B35])">
            <text:p/>
          </table:table-cell>
          <table:table-cell table:style-name="ce4" table:formula="of:=IF([$'Verde Valley Virus'.C35]=0;&quot;&quot;;[$'Verde Valley Virus'.C35])">
            <text:p/>
          </table:table-cell>
          <table:table-cell table:style-name="ce4" table:formula="of:=IF([$'Verde Valley Virus'.D35]=0;&quot;&quot;;[$'Verde Valley Virus'.D35])">
            <text:p/>
          </table:table-cell>
          <table:table-cell table:style-name="ce4" table:formula="of:=IF([$'Verde Valley Virus'.E35]=0;&quot;&quot;;[$'Verde Valley Virus'.E35])">
            <text:p/>
          </table:table-cell>
          <table:table-cell table:style-name="ce4" table:formula="of:=IF([$'Verde Valley Virus'.F35]=0;&quot;&quot;;[$'Verde Valley Virus'.F35])">
            <text:p/>
          </table:table-cell>
          <table:table-cell table:style-name="ce4" table:formula="of:=IF([$'Verde Valley Virus'.G35]=0;&quot;&quot;;[$'Verde Valley Virus'.G35])">
            <text:p/>
          </table:table-cell>
          <table:table-cell table:style-name="ce4" table:formula="of:=IF([$'Verde Valley Virus'.H35]=0;&quot;&quot;;[$'Verde Valley Virus'.H35])">
            <text:p/>
          </table:table-cell>
          <table:table-cell table:style-name="ce4" table:formula="of:=IF([$'Verde Valley Virus'.I35]=0;&quot;&quot;;[$'Verde Valley Virus'.I35])">
            <text:p/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>
            <text:p/>
          </table:table-cell>
          <table:table-cell table:style-name="ce4" table:formula="of:=IF([$'Verde Valley Virus'.B36]=0;&quot;&quot;;[$'Verde Valley Virus'.B36])">
            <text:p/>
          </table:table-cell>
          <table:table-cell table:style-name="ce4" table:formula="of:=IF([$'Verde Valley Virus'.C36]=0;&quot;&quot;;[$'Verde Valley Virus'.C36])">
            <text:p/>
          </table:table-cell>
          <table:table-cell table:style-name="ce4" table:formula="of:=IF([$'Verde Valley Virus'.D36]=0;&quot;&quot;;[$'Verde Valley Virus'.D36])">
            <text:p/>
          </table:table-cell>
          <table:table-cell table:style-name="ce4" table:formula="of:=IF([$'Verde Valley Virus'.E36]=0;&quot;&quot;;[$'Verde Valley Virus'.E36])">
            <text:p/>
          </table:table-cell>
          <table:table-cell table:style-name="ce4" table:formula="of:=IF([$'Verde Valley Virus'.F36]=0;&quot;&quot;;[$'Verde Valley Virus'.F36])">
            <text:p/>
          </table:table-cell>
          <table:table-cell table:style-name="ce4" table:formula="of:=IF([$'Verde Valley Virus'.G36]=0;&quot;&quot;;[$'Verde Valley Virus'.G36])">
            <text:p/>
          </table:table-cell>
          <table:table-cell table:style-name="ce4" table:formula="of:=IF([$'Verde Valley Virus'.H36]=0;&quot;&quot;;[$'Verde Valley Virus'.H36])">
            <text:p/>
          </table:table-cell>
          <table:table-cell table:style-name="ce4" table:formula="of:=IF([$'Verde Valley Virus'.I36]=0;&quot;&quot;;[$'Verde Valley Virus'.I36])">
            <text:p/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>
            <text:p/>
          </table:table-cell>
          <table:table-cell table:style-name="ce4" table:formula="of:=IF([$'Verde Valley Virus'.B37]=0;&quot;&quot;;[$'Verde Valley Virus'.B37])">
            <text:p/>
          </table:table-cell>
          <table:table-cell table:style-name="ce4" table:formula="of:=IF([$'Verde Valley Virus'.C37]=0;&quot;&quot;;[$'Verde Valley Virus'.C37])">
            <text:p/>
          </table:table-cell>
          <table:table-cell table:style-name="ce4" table:formula="of:=IF([$'Verde Valley Virus'.D37]=0;&quot;&quot;;[$'Verde Valley Virus'.D37])">
            <text:p/>
          </table:table-cell>
          <table:table-cell table:style-name="ce4" table:formula="of:=IF([$'Verde Valley Virus'.E37]=0;&quot;&quot;;[$'Verde Valley Virus'.E37])">
            <text:p/>
          </table:table-cell>
          <table:table-cell table:style-name="ce4" table:formula="of:=IF([$'Verde Valley Virus'.F37]=0;&quot;&quot;;[$'Verde Valley Virus'.F37])">
            <text:p/>
          </table:table-cell>
          <table:table-cell table:style-name="ce4" table:formula="of:=IF([$'Verde Valley Virus'.G37]=0;&quot;&quot;;[$'Verde Valley Virus'.G37])">
            <text:p/>
          </table:table-cell>
          <table:table-cell table:style-name="ce4" table:formula="of:=IF([$'Verde Valley Virus'.H37]=0;&quot;&quot;;[$'Verde Valley Virus'.H37])">
            <text:p/>
          </table:table-cell>
          <table:table-cell table:style-name="ce4" table:formula="of:=IF([$'Verde Valley Virus'.I37]=0;&quot;&quot;;[$'Verde Valley Virus'.I37])">
            <text:p/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>
            <text:p/>
          </table:table-cell>
          <table:table-cell table:style-name="ce4" table:formula="of:=IF([$'Verde Valley Virus'.B38]=0;&quot;&quot;;[$'Verde Valley Virus'.B38])">
            <text:p/>
          </table:table-cell>
          <table:table-cell table:style-name="ce4" table:formula="of:=IF([$'Verde Valley Virus'.C38]=0;&quot;&quot;;[$'Verde Valley Virus'.C38])">
            <text:p/>
          </table:table-cell>
          <table:table-cell table:style-name="ce4" table:formula="of:=IF([$'Verde Valley Virus'.D38]=0;&quot;&quot;;[$'Verde Valley Virus'.D38])">
            <text:p/>
          </table:table-cell>
          <table:table-cell table:style-name="ce4" table:formula="of:=IF([$'Verde Valley Virus'.E38]=0;&quot;&quot;;[$'Verde Valley Virus'.E38])">
            <text:p/>
          </table:table-cell>
          <table:table-cell table:style-name="ce4" table:formula="of:=IF([$'Verde Valley Virus'.F38]=0;&quot;&quot;;[$'Verde Valley Virus'.F38])">
            <text:p/>
          </table:table-cell>
          <table:table-cell table:style-name="ce4" table:formula="of:=IF([$'Verde Valley Virus'.G38]=0;&quot;&quot;;[$'Verde Valley Virus'.G38])">
            <text:p/>
          </table:table-cell>
          <table:table-cell table:style-name="ce4" table:formula="of:=IF([$'Verde Valley Virus'.H38]=0;&quot;&quot;;[$'Verde Valley Virus'.H38])">
            <text:p/>
          </table:table-cell>
          <table:table-cell table:style-name="ce4" table:formula="of:=IF([$'Verde Valley Virus'.I38]=0;&quot;&quot;;[$'Verde Valley Virus'.I38])">
            <text:p/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>
            <text:p/>
          </table:table-cell>
          <table:table-cell table:style-name="ce4" table:formula="of:=IF([$'Verde Valley Virus'.B39]=0;&quot;&quot;;[$'Verde Valley Virus'.B39])">
            <text:p/>
          </table:table-cell>
          <table:table-cell table:style-name="ce4" table:formula="of:=IF([$'Verde Valley Virus'.C39]=0;&quot;&quot;;[$'Verde Valley Virus'.C39])">
            <text:p/>
          </table:table-cell>
          <table:table-cell table:style-name="ce4" table:formula="of:=IF([$'Verde Valley Virus'.D39]=0;&quot;&quot;;[$'Verde Valley Virus'.D39])">
            <text:p/>
          </table:table-cell>
          <table:table-cell table:style-name="ce4" table:formula="of:=IF([$'Verde Valley Virus'.E39]=0;&quot;&quot;;[$'Verde Valley Virus'.E39])">
            <text:p/>
          </table:table-cell>
          <table:table-cell table:style-name="ce4" table:formula="of:=IF([$'Verde Valley Virus'.F39]=0;&quot;&quot;;[$'Verde Valley Virus'.F39])">
            <text:p/>
          </table:table-cell>
          <table:table-cell table:style-name="ce4" table:formula="of:=IF([$'Verde Valley Virus'.G39]=0;&quot;&quot;;[$'Verde Valley Virus'.G39])">
            <text:p/>
          </table:table-cell>
          <table:table-cell table:style-name="ce4" table:formula="of:=IF([$'Verde Valley Virus'.H39]=0;&quot;&quot;;[$'Verde Valley Virus'.H39])">
            <text:p/>
          </table:table-cell>
          <table:table-cell table:style-name="ce4" table:formula="of:=IF([$'Verde Valley Virus'.I39]=0;&quot;&quot;;[$'Verde Valley Virus'.I39])">
            <text:p/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>
            <text:p/>
          </table:table-cell>
          <table:table-cell table:style-name="ce4" table:formula="of:=IF([$'Verde Valley Virus'.B40]=0;&quot;&quot;;[$'Verde Valley Virus'.B40])">
            <text:p/>
          </table:table-cell>
          <table:table-cell table:style-name="ce4" table:formula="of:=IF([$'Verde Valley Virus'.C40]=0;&quot;&quot;;[$'Verde Valley Virus'.C40])">
            <text:p/>
          </table:table-cell>
          <table:table-cell table:style-name="ce4" table:formula="of:=IF([$'Verde Valley Virus'.D40]=0;&quot;&quot;;[$'Verde Valley Virus'.D40])">
            <text:p/>
          </table:table-cell>
          <table:table-cell table:style-name="ce4" table:formula="of:=IF([$'Verde Valley Virus'.E40]=0;&quot;&quot;;[$'Verde Valley Virus'.E40])">
            <text:p/>
          </table:table-cell>
          <table:table-cell table:style-name="ce4" table:formula="of:=IF([$'Verde Valley Virus'.F40]=0;&quot;&quot;;[$'Verde Valley Virus'.F40])">
            <text:p/>
          </table:table-cell>
          <table:table-cell table:style-name="ce4" table:formula="of:=IF([$'Verde Valley Virus'.G40]=0;&quot;&quot;;[$'Verde Valley Virus'.G40])">
            <text:p/>
          </table:table-cell>
          <table:table-cell table:style-name="ce4" table:formula="of:=IF([$'Verde Valley Virus'.H40]=0;&quot;&quot;;[$'Verde Valley Virus'.H40])">
            <text:p/>
          </table:table-cell>
          <table:table-cell table:style-name="ce4" table:formula="of:=IF([$'Verde Valley Virus'.I40]=0;&quot;&quot;;[$'Verde Valley Virus'.I40])">
            <text:p/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>
            <text:p/>
          </table:table-cell>
          <table:table-cell table:style-name="ce4" table:formula="of:=IF([$'Verde Valley Virus'.B41]=0;&quot;&quot;;[$'Verde Valley Virus'.B41])">
            <text:p/>
          </table:table-cell>
          <table:table-cell table:style-name="ce4" table:formula="of:=IF([$'Verde Valley Virus'.C41]=0;&quot;&quot;;[$'Verde Valley Virus'.C41])">
            <text:p/>
          </table:table-cell>
          <table:table-cell table:style-name="ce4" table:formula="of:=IF([$'Verde Valley Virus'.D41]=0;&quot;&quot;;[$'Verde Valley Virus'.D41])">
            <text:p/>
          </table:table-cell>
          <table:table-cell table:style-name="ce4" table:formula="of:=IF([$'Verde Valley Virus'.E41]=0;&quot;&quot;;[$'Verde Valley Virus'.E41])">
            <text:p/>
          </table:table-cell>
          <table:table-cell table:style-name="ce4" table:formula="of:=IF([$'Verde Valley Virus'.F41]=0;&quot;&quot;;[$'Verde Valley Virus'.F41])">
            <text:p/>
          </table:table-cell>
          <table:table-cell table:style-name="ce4" table:formula="of:=IF([$'Verde Valley Virus'.G41]=0;&quot;&quot;;[$'Verde Valley Virus'.G41])">
            <text:p/>
          </table:table-cell>
          <table:table-cell table:style-name="ce4" table:formula="of:=IF([$'Verde Valley Virus'.H41]=0;&quot;&quot;;[$'Verde Valley Virus'.H41])">
            <text:p/>
          </table:table-cell>
          <table:table-cell table:style-name="ce4" table:formula="of:=IF([$'Verde Valley Virus'.I41]=0;&quot;&quot;;[$'Verde Valley Virus'.I41])">
            <text:p/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>
            <text:p/>
          </table:table-cell>
          <table:table-cell table:style-name="ce4" table:formula="of:=IF([$'Verde Valley Virus'.B42]=0;&quot;&quot;;[$'Verde Valley Virus'.B42])">
            <text:p/>
          </table:table-cell>
          <table:table-cell table:style-name="ce4" table:formula="of:=IF([$'Verde Valley Virus'.C42]=0;&quot;&quot;;[$'Verde Valley Virus'.C42])">
            <text:p/>
          </table:table-cell>
          <table:table-cell table:style-name="ce4" table:formula="of:=IF([$'Verde Valley Virus'.D42]=0;&quot;&quot;;[$'Verde Valley Virus'.D42])">
            <text:p/>
          </table:table-cell>
          <table:table-cell table:style-name="ce4" table:formula="of:=IF([$'Verde Valley Virus'.E42]=0;&quot;&quot;;[$'Verde Valley Virus'.E42])">
            <text:p/>
          </table:table-cell>
          <table:table-cell table:style-name="ce4" table:formula="of:=IF([$'Verde Valley Virus'.F42]=0;&quot;&quot;;[$'Verde Valley Virus'.F42])">
            <text:p/>
          </table:table-cell>
          <table:table-cell table:style-name="ce4" table:formula="of:=IF([$'Verde Valley Virus'.G42]=0;&quot;&quot;;[$'Verde Valley Virus'.G42])">
            <text:p/>
          </table:table-cell>
          <table:table-cell table:style-name="ce4" table:formula="of:=IF([$'Verde Valley Virus'.H42]=0;&quot;&quot;;[$'Verde Valley Virus'.H42])">
            <text:p/>
          </table:table-cell>
          <table:table-cell table:style-name="ce4" table:formula="of:=IF([$'Verde Valley Virus'.I42]=0;&quot;&quot;;[$'Verde Valley Virus'.I42])">
            <text:p/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>
            <text:p/>
          </table:table-cell>
          <table:table-cell table:style-name="ce4" table:formula="of:=IF([$'Verde Valley Virus'.B43]=0;&quot;&quot;;[$'Verde Valley Virus'.B43])">
            <text:p/>
          </table:table-cell>
          <table:table-cell table:style-name="ce4" table:formula="of:=IF([$'Verde Valley Virus'.C43]=0;&quot;&quot;;[$'Verde Valley Virus'.C43])">
            <text:p/>
          </table:table-cell>
          <table:table-cell table:style-name="ce4" table:formula="of:=IF([$'Verde Valley Virus'.D43]=0;&quot;&quot;;[$'Verde Valley Virus'.D43])">
            <text:p/>
          </table:table-cell>
          <table:table-cell table:style-name="ce4" table:formula="of:=IF([$'Verde Valley Virus'.E43]=0;&quot;&quot;;[$'Verde Valley Virus'.E43])">
            <text:p/>
          </table:table-cell>
          <table:table-cell table:style-name="ce4" table:formula="of:=IF([$'Verde Valley Virus'.F43]=0;&quot;&quot;;[$'Verde Valley Virus'.F43])">
            <text:p/>
          </table:table-cell>
          <table:table-cell table:style-name="ce4" table:formula="of:=IF([$'Verde Valley Virus'.G43]=0;&quot;&quot;;[$'Verde Valley Virus'.G43])">
            <text:p/>
          </table:table-cell>
          <table:table-cell table:style-name="ce4" table:formula="of:=IF([$'Verde Valley Virus'.H43]=0;&quot;&quot;;[$'Verde Valley Virus'.H43])">
            <text:p/>
          </table:table-cell>
          <table:table-cell table:style-name="ce4" table:formula="of:=IF([$'Verde Valley Virus'.I43]=0;&quot;&quot;;[$'Verde Valley Virus'.I43])">
            <text:p/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>
            <text:p/>
          </table:table-cell>
          <table:table-cell table:style-name="ce4" table:formula="of:=IF([$'Verde Valley Virus'.B44]=0;&quot;&quot;;[$'Verde Valley Virus'.B44])">
            <text:p/>
          </table:table-cell>
          <table:table-cell table:style-name="ce4" table:formula="of:=IF([$'Verde Valley Virus'.C44]=0;&quot;&quot;;[$'Verde Valley Virus'.C44])">
            <text:p/>
          </table:table-cell>
          <table:table-cell table:style-name="ce4" table:formula="of:=IF([$'Verde Valley Virus'.D44]=0;&quot;&quot;;[$'Verde Valley Virus'.D44])">
            <text:p/>
          </table:table-cell>
          <table:table-cell table:style-name="ce4" table:formula="of:=IF([$'Verde Valley Virus'.E44]=0;&quot;&quot;;[$'Verde Valley Virus'.E44])">
            <text:p/>
          </table:table-cell>
          <table:table-cell table:style-name="ce4" table:formula="of:=IF([$'Verde Valley Virus'.F44]=0;&quot;&quot;;[$'Verde Valley Virus'.F44])">
            <text:p/>
          </table:table-cell>
          <table:table-cell table:style-name="ce4" table:formula="of:=IF([$'Verde Valley Virus'.G44]=0;&quot;&quot;;[$'Verde Valley Virus'.G44])">
            <text:p/>
          </table:table-cell>
          <table:table-cell table:style-name="ce4" table:formula="of:=IF([$'Verde Valley Virus'.H44]=0;&quot;&quot;;[$'Verde Valley Virus'.H44])">
            <text:p/>
          </table:table-cell>
          <table:table-cell table:style-name="ce4" table:formula="of:=IF([$'Verde Valley Virus'.I44]=0;&quot;&quot;;[$'Verde Valley Virus'.I44])">
            <text:p/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>
            <text:p/>
          </table:table-cell>
          <table:table-cell table:style-name="ce4" table:formula="of:=IF([$'Verde Valley Virus'.B45]=0;&quot;&quot;;[$'Verde Valley Virus'.B45])">
            <text:p/>
          </table:table-cell>
          <table:table-cell table:style-name="ce4" table:formula="of:=IF([$'Verde Valley Virus'.C45]=0;&quot;&quot;;[$'Verde Valley Virus'.C45])">
            <text:p/>
          </table:table-cell>
          <table:table-cell table:style-name="ce4" table:formula="of:=IF([$'Verde Valley Virus'.D45]=0;&quot;&quot;;[$'Verde Valley Virus'.D45])">
            <text:p/>
          </table:table-cell>
          <table:table-cell table:style-name="ce4" table:formula="of:=IF([$'Verde Valley Virus'.E45]=0;&quot;&quot;;[$'Verde Valley Virus'.E45])">
            <text:p/>
          </table:table-cell>
          <table:table-cell table:style-name="ce4" table:formula="of:=IF([$'Verde Valley Virus'.F45]=0;&quot;&quot;;[$'Verde Valley Virus'.F45])">
            <text:p/>
          </table:table-cell>
          <table:table-cell table:style-name="ce4" table:formula="of:=IF([$'Verde Valley Virus'.G45]=0;&quot;&quot;;[$'Verde Valley Virus'.G45])">
            <text:p/>
          </table:table-cell>
          <table:table-cell table:style-name="ce4" table:formula="of:=IF([$'Verde Valley Virus'.H45]=0;&quot;&quot;;[$'Verde Valley Virus'.H45])">
            <text:p/>
          </table:table-cell>
          <table:table-cell table:style-name="ce4" table:formula="of:=IF([$'Verde Valley Virus'.I45]=0;&quot;&quot;;[$'Verde Valley Virus'.I45])">
            <text:p/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>
            <text:p/>
          </table:table-cell>
          <table:table-cell table:style-name="ce4" table:formula="of:=IF([$'Verde Valley Virus'.B46]=0;&quot;&quot;;[$'Verde Valley Virus'.B46])">
            <text:p/>
          </table:table-cell>
          <table:table-cell table:style-name="ce4" table:formula="of:=IF([$'Verde Valley Virus'.C46]=0;&quot;&quot;;[$'Verde Valley Virus'.C46])">
            <text:p/>
          </table:table-cell>
          <table:table-cell table:style-name="ce4" table:formula="of:=IF([$'Verde Valley Virus'.D46]=0;&quot;&quot;;[$'Verde Valley Virus'.D46])">
            <text:p/>
          </table:table-cell>
          <table:table-cell table:style-name="ce4" table:formula="of:=IF([$'Verde Valley Virus'.E46]=0;&quot;&quot;;[$'Verde Valley Virus'.E46])">
            <text:p/>
          </table:table-cell>
          <table:table-cell table:style-name="ce4" table:formula="of:=IF([$'Verde Valley Virus'.F46]=0;&quot;&quot;;[$'Verde Valley Virus'.F46])">
            <text:p/>
          </table:table-cell>
          <table:table-cell table:style-name="ce4" table:formula="of:=IF([$'Verde Valley Virus'.G46]=0;&quot;&quot;;[$'Verde Valley Virus'.G46])">
            <text:p/>
          </table:table-cell>
          <table:table-cell table:style-name="ce4" table:formula="of:=IF([$'Verde Valley Virus'.H46]=0;&quot;&quot;;[$'Verde Valley Virus'.H46])">
            <text:p/>
          </table:table-cell>
          <table:table-cell table:style-name="ce4" table:formula="of:=IF([$'Verde Valley Virus'.I46]=0;&quot;&quot;;[$'Verde Valley Virus'.I46])">
            <text:p/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>
            <text:p/>
          </table:table-cell>
          <table:table-cell table:style-name="ce4" table:formula="of:=IF([$'Verde Valley Virus'.B47]=0;&quot;&quot;;[$'Verde Valley Virus'.B47])">
            <text:p/>
          </table:table-cell>
          <table:table-cell table:style-name="ce4" table:formula="of:=IF([$'Verde Valley Virus'.C47]=0;&quot;&quot;;[$'Verde Valley Virus'.C47])">
            <text:p/>
          </table:table-cell>
          <table:table-cell table:style-name="ce4" table:formula="of:=IF([$'Verde Valley Virus'.D47]=0;&quot;&quot;;[$'Verde Valley Virus'.D47])">
            <text:p/>
          </table:table-cell>
          <table:table-cell table:style-name="ce4" table:formula="of:=IF([$'Verde Valley Virus'.E47]=0;&quot;&quot;;[$'Verde Valley Virus'.E47])">
            <text:p/>
          </table:table-cell>
          <table:table-cell table:style-name="ce4" table:formula="of:=IF([$'Verde Valley Virus'.F47]=0;&quot;&quot;;[$'Verde Valley Virus'.F47])">
            <text:p/>
          </table:table-cell>
          <table:table-cell table:style-name="ce4" table:formula="of:=IF([$'Verde Valley Virus'.G47]=0;&quot;&quot;;[$'Verde Valley Virus'.G47])">
            <text:p/>
          </table:table-cell>
          <table:table-cell table:style-name="ce4" table:formula="of:=IF([$'Verde Valley Virus'.H47]=0;&quot;&quot;;[$'Verde Valley Virus'.H47])">
            <text:p/>
          </table:table-cell>
          <table:table-cell table:style-name="ce4" table:formula="of:=IF([$'Verde Valley Virus'.I47]=0;&quot;&quot;;[$'Verde Valley Virus'.I47])">
            <text:p/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>
            <text:p/>
          </table:table-cell>
          <table:table-cell table:style-name="ce4" table:formula="of:=IF([$'Verde Valley Virus'.B48]=0;&quot;&quot;;[$'Verde Valley Virus'.B48])">
            <text:p/>
          </table:table-cell>
          <table:table-cell table:style-name="ce4" table:formula="of:=IF([$'Verde Valley Virus'.C48]=0;&quot;&quot;;[$'Verde Valley Virus'.C48])">
            <text:p/>
          </table:table-cell>
          <table:table-cell table:style-name="ce4" table:formula="of:=IF([$'Verde Valley Virus'.D48]=0;&quot;&quot;;[$'Verde Valley Virus'.D48])">
            <text:p/>
          </table:table-cell>
          <table:table-cell table:style-name="ce4" table:formula="of:=IF([$'Verde Valley Virus'.E48]=0;&quot;&quot;;[$'Verde Valley Virus'.E48])">
            <text:p/>
          </table:table-cell>
          <table:table-cell table:style-name="ce4" table:formula="of:=IF([$'Verde Valley Virus'.F48]=0;&quot;&quot;;[$'Verde Valley Virus'.F48])">
            <text:p/>
          </table:table-cell>
          <table:table-cell table:style-name="ce4" table:formula="of:=IF([$'Verde Valley Virus'.G48]=0;&quot;&quot;;[$'Verde Valley Virus'.G48])">
            <text:p/>
          </table:table-cell>
          <table:table-cell table:style-name="ce4" table:formula="of:=IF([$'Verde Valley Virus'.H48]=0;&quot;&quot;;[$'Verde Valley Virus'.H48])">
            <text:p/>
          </table:table-cell>
          <table:table-cell table:style-name="ce4" table:formula="of:=IF([$'Verde Valley Virus'.I48]=0;&quot;&quot;;[$'Verde Valley Virus'.I48])">
            <text:p/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>
            <text:p/>
          </table:table-cell>
          <table:table-cell table:style-name="ce4" table:formula="of:=IF([$'Verde Valley Virus'.B49]=0;&quot;&quot;;[$'Verde Valley Virus'.B49])">
            <text:p/>
          </table:table-cell>
          <table:table-cell table:style-name="ce4" table:formula="of:=IF([$'Verde Valley Virus'.C49]=0;&quot;&quot;;[$'Verde Valley Virus'.C49])">
            <text:p/>
          </table:table-cell>
          <table:table-cell table:style-name="ce4" table:formula="of:=IF([$'Verde Valley Virus'.D49]=0;&quot;&quot;;[$'Verde Valley Virus'.D49])">
            <text:p/>
          </table:table-cell>
          <table:table-cell table:style-name="ce4" table:formula="of:=IF([$'Verde Valley Virus'.E49]=0;&quot;&quot;;[$'Verde Valley Virus'.E49])">
            <text:p/>
          </table:table-cell>
          <table:table-cell table:style-name="ce4" table:formula="of:=IF([$'Verde Valley Virus'.F49]=0;&quot;&quot;;[$'Verde Valley Virus'.F49])">
            <text:p/>
          </table:table-cell>
          <table:table-cell table:style-name="ce4" table:formula="of:=IF([$'Verde Valley Virus'.G49]=0;&quot;&quot;;[$'Verde Valley Virus'.G49])">
            <text:p/>
          </table:table-cell>
          <table:table-cell table:style-name="ce4" table:formula="of:=IF([$'Verde Valley Virus'.H49]=0;&quot;&quot;;[$'Verde Valley Virus'.H49])">
            <text:p/>
          </table:table-cell>
          <table:table-cell table:style-name="ce4" table:formula="of:=IF([$'Verde Valley Virus'.I49]=0;&quot;&quot;;[$'Verde Valley Virus'.I49])">
            <text:p/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>
            <text:p/>
          </table:table-cell>
          <table:table-cell table:style-name="ce4" table:formula="of:=IF([$'Verde Valley Virus'.B50]=0;&quot;&quot;;[$'Verde Valley Virus'.B50])">
            <text:p/>
          </table:table-cell>
          <table:table-cell table:style-name="ce4" table:formula="of:=IF([$'Verde Valley Virus'.C50]=0;&quot;&quot;;[$'Verde Valley Virus'.C50])">
            <text:p/>
          </table:table-cell>
          <table:table-cell table:style-name="ce4" table:formula="of:=IF([$'Verde Valley Virus'.D50]=0;&quot;&quot;;[$'Verde Valley Virus'.D50])">
            <text:p/>
          </table:table-cell>
          <table:table-cell table:style-name="ce4" table:formula="of:=IF([$'Verde Valley Virus'.E50]=0;&quot;&quot;;[$'Verde Valley Virus'.E50])">
            <text:p/>
          </table:table-cell>
          <table:table-cell table:style-name="ce4" table:formula="of:=IF([$'Verde Valley Virus'.F50]=0;&quot;&quot;;[$'Verde Valley Virus'.F50])">
            <text:p/>
          </table:table-cell>
          <table:table-cell table:style-name="ce4" table:formula="of:=IF([$'Verde Valley Virus'.G50]=0;&quot;&quot;;[$'Verde Valley Virus'.G50])">
            <text:p/>
          </table:table-cell>
          <table:table-cell table:style-name="ce4" table:formula="of:=IF([$'Verde Valley Virus'.H50]=0;&quot;&quot;;[$'Verde Valley Virus'.H50])">
            <text:p/>
          </table:table-cell>
          <table:table-cell table:style-name="ce4" table:formula="of:=IF([$'Verde Valley Virus'.I50]=0;&quot;&quot;;[$'Verde Valley Virus'.I50])">
            <text:p/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27" table:number-columns-repeated="1020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J2]=0;&quot;&quot;;[$'Verde Valley Virus'.J2])" office:value-type="float" office:value="14" calcext:value-type="float">
            <text:p>14</text:p>
          </table:table-cell>
          <table:table-cell table:formula="of:=IF([$'Verde Valley Virus'.K2]=0;&quot;&quot;;[$'Verde Valley Virus'.K2])" office:value-type="float" office:value="14" calcext:value-type="float">
            <text:p>14</text:p>
          </table:table-cell>
          <table:table-cell table:formula="of:=IF([$'Verde Valley Virus'.L2]=0;&quot;&quot;;[$'Verde Valley Virus'.L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J3]=0;&quot;&quot;;[$'Verde Valley Virus'.J3])" office:value-type="float" office:value="21" calcext:value-type="float">
            <text:p>21</text:p>
          </table:table-cell>
          <table:table-cell table:formula="of:=IF([$'Verde Valley Virus'.K3]=0;&quot;&quot;;[$'Verde Valley Virus'.K3])" office:value-type="float" office:value="18" calcext:value-type="float">
            <text:p>18</text:p>
          </table:table-cell>
          <table:table-cell table:formula="of:=IF([$'Verde Valley Virus'.L3]=0;&quot;&quot;;[$'Verde Valley Virus'.L3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J4]=0;&quot;&quot;;[$'Verde Valley Virus'.J4])" office:value-type="float" office:value="27" calcext:value-type="float">
            <text:p>27</text:p>
          </table:table-cell>
          <table:table-cell table:formula="of:=IF([$'Verde Valley Virus'.K4]=0;&quot;&quot;;[$'Verde Valley Virus'.K4])" office:value-type="float" office:value="18" calcext:value-type="float">
            <text:p>18</text:p>
          </table:table-cell>
          <table:table-cell table:formula="of:=IF([$'Verde Valley Virus'.L4]=0;&quot;&quot;;[$'Verde Valley Virus'.L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J5]=0;&quot;&quot;;[$'Verde Valley Virus'.J5])" office:value-type="float" office:value="32" calcext:value-type="float">
            <text:p>32</text:p>
          </table:table-cell>
          <table:table-cell table:formula="of:=IF([$'Verde Valley Virus'.K5]=0;&quot;&quot;;[$'Verde Valley Virus'.K5])" office:value-type="float" office:value="19" calcext:value-type="float">
            <text:p>19</text:p>
          </table:table-cell>
          <table:table-cell table:formula="of:=IF([$'Verde Valley Virus'.L5]=0;&quot;&quot;;[$'Verde Valley Virus'.L5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J6]=0;&quot;&quot;;[$'Verde Valley Virus'.J6])" office:value-type="float" office:value="36" calcext:value-type="float">
            <text:p>36</text:p>
          </table:table-cell>
          <table:table-cell table:formula="of:=IF([$'Verde Valley Virus'.K6]=0;&quot;&quot;;[$'Verde Valley Virus'.K6])" office:value-type="float" office:value="21" calcext:value-type="float">
            <text:p>21</text:p>
          </table:table-cell>
          <table:table-cell table:formula="of:=IF([$'Verde Valley Virus'.L6]=0;&quot;&quot;;[$'Verde Valley Virus'.L6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J7]=0;&quot;&quot;;[$'Verde Valley Virus'.J7])" office:value-type="float" office:value="33" calcext:value-type="float">
            <text:p>33</text:p>
          </table:table-cell>
          <table:table-cell table:formula="of:=IF([$'Verde Valley Virus'.K7]=0;&quot;&quot;;[$'Verde Valley Virus'.K7])" office:value-type="float" office:value="18" calcext:value-type="float">
            <text:p>18</text:p>
          </table:table-cell>
          <table:table-cell table:formula="of:=IF([$'Verde Valley Virus'.L7]=0;&quot;&quot;;[$'Verde Valley Virus'.L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J8]=0;&quot;&quot;;[$'Verde Valley Virus'.J8])" office:value-type="float" office:value="28" calcext:value-type="float">
            <text:p>28</text:p>
          </table:table-cell>
          <table:table-cell table:formula="of:=IF([$'Verde Valley Virus'.K8]=0;&quot;&quot;;[$'Verde Valley Virus'.K8])" office:value-type="float" office:value="15" calcext:value-type="float">
            <text:p>15</text:p>
          </table:table-cell>
          <table:table-cell table:formula="of:=IF([$'Verde Valley Virus'.L8]=0;&quot;&quot;;[$'Verde Valley Virus'.L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J9]=0;&quot;&quot;;[$'Verde Valley Virus'.J9])" office:value-type="float" office:value="30" calcext:value-type="float">
            <text:p>30</text:p>
          </table:table-cell>
          <table:table-cell table:formula="of:=IF([$'Verde Valley Virus'.K9]=0;&quot;&quot;;[$'Verde Valley Virus'.K9])" office:value-type="float" office:value="16" calcext:value-type="float">
            <text:p>16</text:p>
          </table:table-cell>
          <table:table-cell table:formula="of:=IF([$'Verde Valley Virus'.L9]=0;&quot;&quot;;[$'Verde Valley Virus'.L9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J10]=0;&quot;&quot;;[$'Verde Valley Virus'.J10])" office:value-type="float" office:value="29" calcext:value-type="float">
            <text:p>29</text:p>
          </table:table-cell>
          <table:table-cell table:formula="of:=IF([$'Verde Valley Virus'.K10]=0;&quot;&quot;;[$'Verde Valley Virus'.K10])" office:value-type="float" office:value="15" calcext:value-type="float">
            <text:p>15</text:p>
          </table:table-cell>
          <table:table-cell table:formula="of:=IF([$'Verde Valley Virus'.L10]=0;&quot;&quot;;[$'Verde Valley Virus'.L10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J11]=0;&quot;&quot;;[$'Verde Valley Virus'.J11])" office:value-type="float" office:value="26" calcext:value-type="float">
            <text:p>26</text:p>
          </table:table-cell>
          <table:table-cell table:style-name="ce4" table:formula="of:=IF([$'Verde Valley Virus'.K11]=0;&quot;&quot;;[$'Verde Valley Virus'.K11])" office:value-type="float" office:value="13" calcext:value-type="float">
            <text:p>13</text:p>
          </table:table-cell>
          <table:table-cell table:style-name="ce4" table:formula="of:=IF([$'Verde Valley Virus'.L11]=0;&quot;&quot;;[$'Verde Valley Virus'.L11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J12]=0;&quot;&quot;;[$'Verde Valley Virus'.J12])" office:value-type="float" office:value="25" calcext:value-type="float">
            <text:p>25</text:p>
          </table:table-cell>
          <table:table-cell table:formula="of:=IF([$'Verde Valley Virus'.K12]=0;&quot;&quot;;[$'Verde Valley Virus'.K12])" office:value-type="float" office:value="13" calcext:value-type="float">
            <text:p>13</text:p>
          </table:table-cell>
          <table:table-cell table:formula="of:=IF([$'Verde Valley Virus'.L12]=0;&quot;&quot;;[$'Verde Valley Virus'.L1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J13]=0;&quot;&quot;;[$'Verde Valley Virus'.J13])" office:value-type="float" office:value="23" calcext:value-type="float">
            <text:p>23</text:p>
          </table:table-cell>
          <table:table-cell table:style-name="ce4" table:formula="of:=IF([$'Verde Valley Virus'.K13]=0;&quot;&quot;;[$'Verde Valley Virus'.K13])" office:value-type="float" office:value="11" calcext:value-type="float">
            <text:p>11</text:p>
          </table:table-cell>
          <table:table-cell table:style-name="ce4" table:formula="of:=IF([$'Verde Valley Virus'.L13]=0;&quot;&quot;;[$'Verde Valley Virus'.L13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J14]=0;&quot;&quot;;[$'Verde Valley Virus'.J14])" office:value-type="float" office:value="21" calcext:value-type="float">
            <text:p>21</text:p>
          </table:table-cell>
          <table:table-cell table:formula="of:=IF([$'Verde Valley Virus'.K14]=0;&quot;&quot;;[$'Verde Valley Virus'.K14])" office:value-type="float" office:value="11" calcext:value-type="float">
            <text:p>11</text:p>
          </table:table-cell>
          <table:table-cell table:formula="of:=IF([$'Verde Valley Virus'.L14]=0;&quot;&quot;;[$'Verde Valley Virus'.L14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IF([$'Verde Valley Virus'.J15]=0;&quot;&quot;;[$'Verde Valley Virus'.J15])" office:value-type="float" office:value="20" calcext:value-type="float">
            <text:p>20</text:p>
          </table:table-cell>
          <table:table-cell table:formula="of:=IF([$'Verde Valley Virus'.K15]=0;&quot;&quot;;[$'Verde Valley Virus'.K15])" office:value-type="float" office:value="11" calcext:value-type="float">
            <text:p>11</text:p>
          </table:table-cell>
          <table:table-cell table:formula="of:=IF([$'Verde Valley Virus'.L15]=0;&quot;&quot;;[$'Verde Valley Virus'.L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IF([$'Verde Valley Virus'.J16]=0;&quot;&quot;;[$'Verde Valley Virus'.J16])" office:value-type="float" office:value="20" calcext:value-type="float">
            <text:p>20</text:p>
          </table:table-cell>
          <table:table-cell table:formula="of:=IF([$'Verde Valley Virus'.K16]=0;&quot;&quot;;[$'Verde Valley Virus'.K16])" office:value-type="float" office:value="8" calcext:value-type="float">
            <text:p>8</text:p>
          </table:table-cell>
          <table:table-cell table:formula="of:=IF([$'Verde Valley Virus'.L16]=0;&quot;&quot;;[$'Verde Valley Virus'.L16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IF([$'Verde Valley Virus'.J17]=0;&quot;&quot;;[$'Verde Valley Virus'.J17])" office:value-type="float" office:value="23" calcext:value-type="float">
            <text:p>23</text:p>
          </table:table-cell>
          <table:table-cell table:formula="of:=IF([$'Verde Valley Virus'.K17]=0;&quot;&quot;;[$'Verde Valley Virus'.K17])" office:value-type="float" office:value="9" calcext:value-type="float">
            <text:p>9</text:p>
          </table:table-cell>
          <table:table-cell table:formula="of:=IF([$'Verde Valley Virus'.L17]=0;&quot;&quot;;[$'Verde Valley Virus'.L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IF([$'Verde Valley Virus'.J18]=0;&quot;&quot;;[$'Verde Valley Virus'.J18])" office:value-type="float" office:value="24" calcext:value-type="float">
            <text:p>24</text:p>
          </table:table-cell>
          <table:table-cell table:formula="of:=IF([$'Verde Valley Virus'.K18]=0;&quot;&quot;;[$'Verde Valley Virus'.K18])" office:value-type="float" office:value="9" calcext:value-type="float">
            <text:p>9</text:p>
          </table:table-cell>
          <table:table-cell table:formula="of:=IF([$'Verde Valley Virus'.L18]=0;&quot;&quot;;[$'Verde Valley Virus'.L1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J19]=0;&quot;&quot;;[$'Verde Valley Virus'.J19])">
            <text:p/>
          </table:table-cell>
          <table:table-cell table:formula="of:=IF([$'Verde Valley Virus'.K19]=0;&quot;&quot;;[$'Verde Valley Virus'.K19])">
            <text:p/>
          </table:table-cell>
          <table:table-cell table:formula="of:=IF([$'Verde Valley Virus'.L19]=0;&quot;&quot;;[$'Verde Valley Virus'.L1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J20]=0;&quot;&quot;;[$'Verde Valley Virus'.J20])">
            <text:p/>
          </table:table-cell>
          <table:table-cell table:formula="of:=IF([$'Verde Valley Virus'.K20]=0;&quot;&quot;;[$'Verde Valley Virus'.K20])">
            <text:p/>
          </table:table-cell>
          <table:table-cell table:formula="of:=IF([$'Verde Valley Virus'.L20]=0;&quot;&quot;;[$'Verde Valley Virus'.L2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J21]=0;&quot;&quot;;[$'Verde Valley Virus'.J21])">
            <text:p/>
          </table:table-cell>
          <table:table-cell table:formula="of:=IF([$'Verde Valley Virus'.K21]=0;&quot;&quot;;[$'Verde Valley Virus'.K21])">
            <text:p/>
          </table:table-cell>
          <table:table-cell table:formula="of:=IF([$'Verde Valley Virus'.L21]=0;&quot;&quot;;[$'Verde Valley Virus'.L2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J22]=0;&quot;&quot;;[$'Verde Valley Virus'.J22])">
            <text:p/>
          </table:table-cell>
          <table:table-cell table:formula="of:=IF([$'Verde Valley Virus'.K22]=0;&quot;&quot;;[$'Verde Valley Virus'.K22])">
            <text:p/>
          </table:table-cell>
          <table:table-cell table:formula="of:=IF([$'Verde Valley Virus'.L22]=0;&quot;&quot;;[$'Verde Valley Virus'.L2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J23]=0;&quot;&quot;;[$'Verde Valley Virus'.J23])">
            <text:p/>
          </table:table-cell>
          <table:table-cell table:formula="of:=IF([$'Verde Valley Virus'.K23]=0;&quot;&quot;;[$'Verde Valley Virus'.K23])">
            <text:p/>
          </table:table-cell>
          <table:table-cell table:formula="of:=IF([$'Verde Valley Virus'.L23]=0;&quot;&quot;;[$'Verde Valley Virus'.L2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J24]=0;&quot;&quot;;[$'Verde Valley Virus'.J24])">
            <text:p/>
          </table:table-cell>
          <table:table-cell table:formula="of:=IF([$'Verde Valley Virus'.K24]=0;&quot;&quot;;[$'Verde Valley Virus'.K24])">
            <text:p/>
          </table:table-cell>
          <table:table-cell table:formula="of:=IF([$'Verde Valley Virus'.L24]=0;&quot;&quot;;[$'Verde Valley Virus'.L2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J25]=0;&quot;&quot;;[$'Verde Valley Virus'.J25])">
            <text:p/>
          </table:table-cell>
          <table:table-cell table:formula="of:=IF([$'Verde Valley Virus'.K25]=0;&quot;&quot;;[$'Verde Valley Virus'.K25])">
            <text:p/>
          </table:table-cell>
          <table:table-cell table:formula="of:=IF([$'Verde Valley Virus'.L25]=0;&quot;&quot;;[$'Verde Valley Virus'.L2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J26]=0;&quot;&quot;;[$'Verde Valley Virus'.J26])">
            <text:p/>
          </table:table-cell>
          <table:table-cell table:formula="of:=IF([$'Verde Valley Virus'.K26]=0;&quot;&quot;;[$'Verde Valley Virus'.K26])">
            <text:p/>
          </table:table-cell>
          <table:table-cell table:formula="of:=IF([$'Verde Valley Virus'.L26]=0;&quot;&quot;;[$'Verde Valley Virus'.L2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J27]=0;&quot;&quot;;[$'Verde Valley Virus'.J27])">
            <text:p/>
          </table:table-cell>
          <table:table-cell table:formula="of:=IF([$'Verde Valley Virus'.K27]=0;&quot;&quot;;[$'Verde Valley Virus'.K27])">
            <text:p/>
          </table:table-cell>
          <table:table-cell table:formula="of:=IF([$'Verde Valley Virus'.L27]=0;&quot;&quot;;[$'Verde Valley Virus'.L2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J28]=0;&quot;&quot;;[$'Verde Valley Virus'.J28])">
            <text:p/>
          </table:table-cell>
          <table:table-cell table:formula="of:=IF([$'Verde Valley Virus'.K28]=0;&quot;&quot;;[$'Verde Valley Virus'.K28])">
            <text:p/>
          </table:table-cell>
          <table:table-cell table:formula="of:=IF([$'Verde Valley Virus'.L28]=0;&quot;&quot;;[$'Verde Valley Virus'.L2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J29]=0;&quot;&quot;;[$'Verde Valley Virus'.J29])">
            <text:p/>
          </table:table-cell>
          <table:table-cell table:formula="of:=IF([$'Verde Valley Virus'.K29]=0;&quot;&quot;;[$'Verde Valley Virus'.K29])">
            <text:p/>
          </table:table-cell>
          <table:table-cell table:formula="of:=IF([$'Verde Valley Virus'.L29]=0;&quot;&quot;;[$'Verde Valley Virus'.L2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J30]=0;&quot;&quot;;[$'Verde Valley Virus'.J30])">
            <text:p/>
          </table:table-cell>
          <table:table-cell table:formula="of:=IF([$'Verde Valley Virus'.K30]=0;&quot;&quot;;[$'Verde Valley Virus'.K30])">
            <text:p/>
          </table:table-cell>
          <table:table-cell table:formula="of:=IF([$'Verde Valley Virus'.L30]=0;&quot;&quot;;[$'Verde Valley Virus'.L3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J31]=0;&quot;&quot;;[$'Verde Valley Virus'.J31])">
            <text:p/>
          </table:table-cell>
          <table:table-cell table:formula="of:=IF([$'Verde Valley Virus'.K31]=0;&quot;&quot;;[$'Verde Valley Virus'.K31])">
            <text:p/>
          </table:table-cell>
          <table:table-cell table:formula="of:=IF([$'Verde Valley Virus'.L31]=0;&quot;&quot;;[$'Verde Valley Virus'.L3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J32]=0;&quot;&quot;;[$'Verde Valley Virus'.J32])">
            <text:p/>
          </table:table-cell>
          <table:table-cell table:formula="of:=IF([$'Verde Valley Virus'.K32]=0;&quot;&quot;;[$'Verde Valley Virus'.K32])">
            <text:p/>
          </table:table-cell>
          <table:table-cell table:formula="of:=IF([$'Verde Valley Virus'.L32]=0;&quot;&quot;;[$'Verde Valley Virus'.L3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J33]=0;&quot;&quot;;[$'Verde Valley Virus'.J33])">
            <text:p/>
          </table:table-cell>
          <table:table-cell table:formula="of:=IF([$'Verde Valley Virus'.K33]=0;&quot;&quot;;[$'Verde Valley Virus'.K33])">
            <text:p/>
          </table:table-cell>
          <table:table-cell table:formula="of:=IF([$'Verde Valley Virus'.L33]=0;&quot;&quot;;[$'Verde Valley Virus'.L3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J34]=0;&quot;&quot;;[$'Verde Valley Virus'.J34])">
            <text:p/>
          </table:table-cell>
          <table:table-cell table:formula="of:=IF([$'Verde Valley Virus'.K34]=0;&quot;&quot;;[$'Verde Valley Virus'.K34])">
            <text:p/>
          </table:table-cell>
          <table:table-cell table:formula="of:=IF([$'Verde Valley Virus'.L34]=0;&quot;&quot;;[$'Verde Valley Virus'.L3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J35]=0;&quot;&quot;;[$'Verde Valley Virus'.J35])">
            <text:p/>
          </table:table-cell>
          <table:table-cell table:formula="of:=IF([$'Verde Valley Virus'.K35]=0;&quot;&quot;;[$'Verde Valley Virus'.K35])">
            <text:p/>
          </table:table-cell>
          <table:table-cell table:formula="of:=IF([$'Verde Valley Virus'.L35]=0;&quot;&quot;;[$'Verde Valley Virus'.L3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J36]=0;&quot;&quot;;[$'Verde Valley Virus'.J36])">
            <text:p/>
          </table:table-cell>
          <table:table-cell table:formula="of:=IF([$'Verde Valley Virus'.K36]=0;&quot;&quot;;[$'Verde Valley Virus'.K36])">
            <text:p/>
          </table:table-cell>
          <table:table-cell table:formula="of:=IF([$'Verde Valley Virus'.L36]=0;&quot;&quot;;[$'Verde Valley Virus'.L3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J37]=0;&quot;&quot;;[$'Verde Valley Virus'.J37])">
            <text:p/>
          </table:table-cell>
          <table:table-cell table:formula="of:=IF([$'Verde Valley Virus'.K37]=0;&quot;&quot;;[$'Verde Valley Virus'.K37])">
            <text:p/>
          </table:table-cell>
          <table:table-cell table:formula="of:=IF([$'Verde Valley Virus'.L37]=0;&quot;&quot;;[$'Verde Valley Virus'.L3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J38]=0;&quot;&quot;;[$'Verde Valley Virus'.J38])">
            <text:p/>
          </table:table-cell>
          <table:table-cell table:formula="of:=IF([$'Verde Valley Virus'.K38]=0;&quot;&quot;;[$'Verde Valley Virus'.K38])">
            <text:p/>
          </table:table-cell>
          <table:table-cell table:formula="of:=IF([$'Verde Valley Virus'.L38]=0;&quot;&quot;;[$'Verde Valley Virus'.L3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J39]=0;&quot;&quot;;[$'Verde Valley Virus'.J39])">
            <text:p/>
          </table:table-cell>
          <table:table-cell table:formula="of:=IF([$'Verde Valley Virus'.K39]=0;&quot;&quot;;[$'Verde Valley Virus'.K39])">
            <text:p/>
          </table:table-cell>
          <table:table-cell table:formula="of:=IF([$'Verde Valley Virus'.L39]=0;&quot;&quot;;[$'Verde Valley Virus'.L3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J40]=0;&quot;&quot;;[$'Verde Valley Virus'.J40])">
            <text:p/>
          </table:table-cell>
          <table:table-cell table:formula="of:=IF([$'Verde Valley Virus'.K40]=0;&quot;&quot;;[$'Verde Valley Virus'.K40])">
            <text:p/>
          </table:table-cell>
          <table:table-cell table:formula="of:=IF([$'Verde Valley Virus'.L40]=0;&quot;&quot;;[$'Verde Valley Virus'.L40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J41]=0;&quot;&quot;;[$'Verde Valley Virus'.J41])">
            <text:p/>
          </table:table-cell>
          <table:table-cell table:formula="of:=IF([$'Verde Valley Virus'.K41]=0;&quot;&quot;;[$'Verde Valley Virus'.K41])">
            <text:p/>
          </table:table-cell>
          <table:table-cell table:formula="of:=IF([$'Verde Valley Virus'.L41]=0;&quot;&quot;;[$'Verde Valley Virus'.L41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J42]=0;&quot;&quot;;[$'Verde Valley Virus'.J42])">
            <text:p/>
          </table:table-cell>
          <table:table-cell table:formula="of:=IF([$'Verde Valley Virus'.K42]=0;&quot;&quot;;[$'Verde Valley Virus'.K42])">
            <text:p/>
          </table:table-cell>
          <table:table-cell table:formula="of:=IF([$'Verde Valley Virus'.L42]=0;&quot;&quot;;[$'Verde Valley Virus'.L42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J43]=0;&quot;&quot;;[$'Verde Valley Virus'.J43])">
            <text:p/>
          </table:table-cell>
          <table:table-cell table:formula="of:=IF([$'Verde Valley Virus'.K43]=0;&quot;&quot;;[$'Verde Valley Virus'.K43])">
            <text:p/>
          </table:table-cell>
          <table:table-cell table:formula="of:=IF([$'Verde Valley Virus'.L43]=0;&quot;&quot;;[$'Verde Valley Virus'.L43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J44]=0;&quot;&quot;;[$'Verde Valley Virus'.J44])">
            <text:p/>
          </table:table-cell>
          <table:table-cell table:formula="of:=IF([$'Verde Valley Virus'.K44]=0;&quot;&quot;;[$'Verde Valley Virus'.K44])">
            <text:p/>
          </table:table-cell>
          <table:table-cell table:formula="of:=IF([$'Verde Valley Virus'.L44]=0;&quot;&quot;;[$'Verde Valley Virus'.L44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J45]=0;&quot;&quot;;[$'Verde Valley Virus'.J45])">
            <text:p/>
          </table:table-cell>
          <table:table-cell table:formula="of:=IF([$'Verde Valley Virus'.K45]=0;&quot;&quot;;[$'Verde Valley Virus'.K45])">
            <text:p/>
          </table:table-cell>
          <table:table-cell table:formula="of:=IF([$'Verde Valley Virus'.L45]=0;&quot;&quot;;[$'Verde Valley Virus'.L45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J46]=0;&quot;&quot;;[$'Verde Valley Virus'.J46])">
            <text:p/>
          </table:table-cell>
          <table:table-cell table:formula="of:=IF([$'Verde Valley Virus'.K46]=0;&quot;&quot;;[$'Verde Valley Virus'.K46])">
            <text:p/>
          </table:table-cell>
          <table:table-cell table:formula="of:=IF([$'Verde Valley Virus'.L46]=0;&quot;&quot;;[$'Verde Valley Virus'.L46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J47]=0;&quot;&quot;;[$'Verde Valley Virus'.J47])">
            <text:p/>
          </table:table-cell>
          <table:table-cell table:formula="of:=IF([$'Verde Valley Virus'.K47]=0;&quot;&quot;;[$'Verde Valley Virus'.K47])">
            <text:p/>
          </table:table-cell>
          <table:table-cell table:formula="of:=IF([$'Verde Valley Virus'.L47]=0;&quot;&quot;;[$'Verde Valley Virus'.L47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J48]=0;&quot;&quot;;[$'Verde Valley Virus'.J48])">
            <text:p/>
          </table:table-cell>
          <table:table-cell table:formula="of:=IF([$'Verde Valley Virus'.K48]=0;&quot;&quot;;[$'Verde Valley Virus'.K48])">
            <text:p/>
          </table:table-cell>
          <table:table-cell table:formula="of:=IF([$'Verde Valley Virus'.L48]=0;&quot;&quot;;[$'Verde Valley Virus'.L48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J49]=0;&quot;&quot;;[$'Verde Valley Virus'.J49])">
            <text:p/>
          </table:table-cell>
          <table:table-cell table:formula="of:=IF([$'Verde Valley Virus'.K49]=0;&quot;&quot;;[$'Verde Valley Virus'.K49])">
            <text:p/>
          </table:table-cell>
          <table:table-cell table:formula="of:=IF([$'Verde Valley Virus'.L49]=0;&quot;&quot;;[$'Verde Valley Virus'.L49])">
            <text:p/>
          </table:table-cell>
          <table:table-cell table:number-columns-repeated="1020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J50]=0;&quot;&quot;;[$'Verde Valley Virus'.J50])">
            <text:p/>
          </table:table-cell>
          <table:table-cell table:formula="of:=IF([$'Verde Valley Virus'.K50]=0;&quot;&quot;;[$'Verde Valley Virus'.K50])">
            <text:p/>
          </table:table-cell>
          <table:table-cell table:formula="of:=IF([$'Verde Valley Virus'.L50]=0;&quot;&quot;;[$'Verde Valley Virus'.L50])">
            <text:p/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8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3" table:default-cell-style-name="ce2"/>
        <table:table-column table:style-name="co26" table:default-cell-style-name="ce2"/>
        <table:table-column table:style-name="co14" table:default-cell-style-name="ce2"/>
        <table:table-column table:style-name="co12" table:default-cell-style-name="ce2"/>
        <table:table-column table:style-name="co27" table:number-columns-repeated="1004" table:default-cell-style-name="ce2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Other Quad-Cities" calcext:value-type="string">
            <text:p>Other Quad-Cities</text:p>
          </table:table-cell>
          <table:table-cell table:formula="of:=[$'Verde Valley Virus'.AD1]" office:value-type="string" office:string-value="Other Verde Valley" calcext:value-type="string">
            <text:p>Other Verde Valley</text:p>
          </table:table-cell>
          <table:table-cell table:formula="of:=[$'Verde Valley Virus'.AE1]" office:value-type="string" office:string-value="Unknown" calcext:value-type="string">
            <text:p>Unknown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IF([$'Verde Valley Virus'.M2]=0;&quot;&quot;;[$'Verde Valley Virus'.M2])">
            <text:p/>
          </table:table-cell>
          <table:table-cell table:formula="of:=IF([$'Verde Valley Virus'.N2]=0;&quot;&quot;;[$'Verde Valley Virus'.N2])">
            <text:p/>
          </table:table-cell>
          <table:table-cell table:formula="of:=IF([$'Verde Valley Virus'.O2]=0;&quot;&quot;;[$'Verde Valley Virus'.O2])" office:value-type="float" office:value="7" calcext:value-type="float">
            <text:p>7</text:p>
          </table:table-cell>
          <table:table-cell table:formula="of:=IF([$'Verde Valley Virus'.P2]=0;&quot;&quot;;[$'Verde Valley Virus'.P2])" office:value-type="float" office:value="44" calcext:value-type="float">
            <text:p>44</text:p>
          </table:table-cell>
          <table:table-cell table:formula="of:=IF([$'Verde Valley Virus'.Q2]=0;&quot;&quot;;[$'Verde Valley Virus'.Q2])" office:value-type="float" office:value="21" calcext:value-type="float">
            <text:p>21</text:p>
          </table:table-cell>
          <table:table-cell table:formula="of:=IF([$'Verde Valley Virus'.R2]=0;&quot;&quot;;[$'Verde Valley Virus'.R2])" office:value-type="float" office:value="12" calcext:value-type="float">
            <text:p>12</text:p>
          </table:table-cell>
          <table:table-cell table:formula="of:=IF([$'Verde Valley Virus'.S2]=0;&quot;&quot;;[$'Verde Valley Virus'.S2])">
            <text:p/>
          </table:table-cell>
          <table:table-cell table:formula="of:=IF([$'Verde Valley Virus'.T2]=0;&quot;&quot;;[$'Verde Valley Virus'.T2])" office:value-type="float" office:value="10" calcext:value-type="float">
            <text:p>10</text:p>
          </table:table-cell>
          <table:table-cell table:formula="of:=IF([$'Verde Valley Virus'.U2]=0;&quot;&quot;;[$'Verde Valley Virus'.U2])" office:value-type="float" office:value="87" calcext:value-type="float">
            <text:p>87</text:p>
          </table:table-cell>
          <table:table-cell table:formula="of:=IF([$'Verde Valley Virus'.V2]=0;&quot;&quot;;[$'Verde Valley Virus'.V2])" office:value-type="float" office:value="22" calcext:value-type="float">
            <text:p>22</text:p>
          </table:table-cell>
          <table:table-cell table:formula="of:=IF([$'Verde Valley Virus'.W2]=0;&quot;&quot;;[$'Verde Valley Virus'.W2])" office:value-type="float" office:value="19" calcext:value-type="float">
            <text:p>19</text:p>
          </table:table-cell>
          <table:table-cell table:formula="of:=IF([$'Verde Valley Virus'.X2]=0;&quot;&quot;;[$'Verde Valley Virus'.X2])" office:value-type="float" office:value="9" calcext:value-type="float">
            <text:p>9</text:p>
          </table:table-cell>
          <table:table-cell table:formula="of:=IF([$'Verde Valley Virus'.Y2]=0;&quot;&quot;;[$'Verde Valley Virus'.Y2])" office:value-type="float" office:value="109" calcext:value-type="float">
            <text:p>109</text:p>
          </table:table-cell>
          <table:table-cell table:formula="of:=IF([$'Verde Valley Virus'.Z2]=0;&quot;&quot;;[$'Verde Valley Virus'.Z2])" office:value-type="float" office:value="85" calcext:value-type="float">
            <text:p>85</text:p>
          </table:table-cell>
          <table:table-cell table:formula="of:=IF([$'Verde Valley Virus'.AA2]=0;&quot;&quot;;[$'Verde Valley Virus'.AA2])" office:value-type="float" office:value="11" calcext:value-type="float">
            <text:p>11</text:p>
          </table:table-cell>
          <table:table-cell table:formula="of:=IF([$'Verde Valley Virus'.AB2]=0;&quot;&quot;;[$'Verde Valley Virus'.AB2])" office:value-type="float" office:value="44" calcext:value-type="float">
            <text:p>44</text:p>
          </table:table-cell>
          <table:table-cell table:formula="of:=IF([$'Verde Valley Virus'.AC2]=0;&quot;&quot;;[$'Verde Valley Virus'.AC2])" office:value-type="float" office:value="9" calcext:value-type="float">
            <text:p>9</text:p>
          </table:table-cell>
          <table:table-cell table:formula="of:=IF([$'Verde Valley Virus'.AD2]=0;&quot;&quot;;[$'Verde Valley Virus'.AD2])">
            <text:p/>
          </table:table-cell>
          <table:table-cell table:formula="of:=IF([$'Verde Valley Virus'.AE2]=0;&quot;&quot;;[$'Verde Valley Virus'.AE2])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IF([$'Verde Valley Virus'.M3]=0;&quot;&quot;;[$'Verde Valley Virus'.M3])">
            <text:p/>
          </table:table-cell>
          <table:table-cell table:formula="of:=IF([$'Verde Valley Virus'.N3]=0;&quot;&quot;;[$'Verde Valley Virus'.N3])">
            <text:p/>
          </table:table-cell>
          <table:table-cell table:formula="of:=IF([$'Verde Valley Virus'.O3]=0;&quot;&quot;;[$'Verde Valley Virus'.O3])" office:value-type="float" office:value="6" calcext:value-type="float">
            <text:p>6</text:p>
          </table:table-cell>
          <table:table-cell table:formula="of:=IF([$'Verde Valley Virus'.P3]=0;&quot;&quot;;[$'Verde Valley Virus'.P3])" office:value-type="float" office:value="49" calcext:value-type="float">
            <text:p>49</text:p>
          </table:table-cell>
          <table:table-cell table:formula="of:=IF([$'Verde Valley Virus'.Q3]=0;&quot;&quot;;[$'Verde Valley Virus'.Q3])" office:value-type="float" office:value="36" calcext:value-type="float">
            <text:p>36</text:p>
          </table:table-cell>
          <table:table-cell table:formula="of:=IF([$'Verde Valley Virus'.R3]=0;&quot;&quot;;[$'Verde Valley Virus'.R3])" office:value-type="float" office:value="13" calcext:value-type="float">
            <text:p>13</text:p>
          </table:table-cell>
          <table:table-cell table:formula="of:=IF([$'Verde Valley Virus'.S3]=0;&quot;&quot;;[$'Verde Valley Virus'.S3])">
            <text:p/>
          </table:table-cell>
          <table:table-cell table:formula="of:=IF([$'Verde Valley Virus'.T3]=0;&quot;&quot;;[$'Verde Valley Virus'.T3])" office:value-type="float" office:value="12" calcext:value-type="float">
            <text:p>12</text:p>
          </table:table-cell>
          <table:table-cell table:formula="of:=IF([$'Verde Valley Virus'.U3]=0;&quot;&quot;;[$'Verde Valley Virus'.U3])" office:value-type="float" office:value="100" calcext:value-type="float">
            <text:p>100</text:p>
          </table:table-cell>
          <table:table-cell table:formula="of:=IF([$'Verde Valley Virus'.V3]=0;&quot;&quot;;[$'Verde Valley Virus'.V3])" office:value-type="float" office:value="25" calcext:value-type="float">
            <text:p>25</text:p>
          </table:table-cell>
          <table:table-cell table:formula="of:=IF([$'Verde Valley Virus'.W3]=0;&quot;&quot;;[$'Verde Valley Virus'.W3])" office:value-type="float" office:value="23" calcext:value-type="float">
            <text:p>23</text:p>
          </table:table-cell>
          <table:table-cell table:formula="of:=IF([$'Verde Valley Virus'.X3]=0;&quot;&quot;;[$'Verde Valley Virus'.X3])" office:value-type="float" office:value="11" calcext:value-type="float">
            <text:p>11</text:p>
          </table:table-cell>
          <table:table-cell table:formula="of:=IF([$'Verde Valley Virus'.Y3]=0;&quot;&quot;;[$'Verde Valley Virus'.Y3])" office:value-type="float" office:value="178" calcext:value-type="float">
            <text:p>178</text:p>
          </table:table-cell>
          <table:table-cell table:formula="of:=IF([$'Verde Valley Virus'.Z3]=0;&quot;&quot;;[$'Verde Valley Virus'.Z3])" office:value-type="float" office:value="108" calcext:value-type="float">
            <text:p>108</text:p>
          </table:table-cell>
          <table:table-cell table:formula="of:=IF([$'Verde Valley Virus'.AA3]=0;&quot;&quot;;[$'Verde Valley Virus'.AA3])" office:value-type="float" office:value="11" calcext:value-type="float">
            <text:p>11</text:p>
          </table:table-cell>
          <table:table-cell table:formula="of:=IF([$'Verde Valley Virus'.AB3]=0;&quot;&quot;;[$'Verde Valley Virus'.AB3])" office:value-type="float" office:value="47" calcext:value-type="float">
            <text:p>47</text:p>
          </table:table-cell>
          <table:table-cell table:formula="of:=IF([$'Verde Valley Virus'.AC3]=0;&quot;&quot;;[$'Verde Valley Virus'.AC3])" office:value-type="float" office:value="10" calcext:value-type="float">
            <text:p>10</text:p>
          </table:table-cell>
          <table:table-cell table:formula="of:=IF([$'Verde Valley Virus'.AD3]=0;&quot;&quot;;[$'Verde Valley Virus'.AD3])">
            <text:p/>
          </table:table-cell>
          <table:table-cell table:formula="of:=IF([$'Verde Valley Virus'.AE3]=0;&quot;&quot;;[$'Verde Valley Virus'.AE3])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IF([$'Verde Valley Virus'.M4]=0;&quot;&quot;;[$'Verde Valley Virus'.M4])">
            <text:p/>
          </table:table-cell>
          <table:table-cell table:formula="of:=IF([$'Verde Valley Virus'.N4]=0;&quot;&quot;;[$'Verde Valley Virus'.N4])">
            <text:p/>
          </table:table-cell>
          <table:table-cell table:formula="of:=IF([$'Verde Valley Virus'.O4]=0;&quot;&quot;;[$'Verde Valley Virus'.O4])" office:value-type="float" office:value="8" calcext:value-type="float">
            <text:p>8</text:p>
          </table:table-cell>
          <table:table-cell table:formula="of:=IF([$'Verde Valley Virus'.P4]=0;&quot;&quot;;[$'Verde Valley Virus'.P4])" office:value-type="float" office:value="52" calcext:value-type="float">
            <text:p>52</text:p>
          </table:table-cell>
          <table:table-cell table:formula="of:=IF([$'Verde Valley Virus'.Q4]=0;&quot;&quot;;[$'Verde Valley Virus'.Q4])" office:value-type="float" office:value="35" calcext:value-type="float">
            <text:p>35</text:p>
          </table:table-cell>
          <table:table-cell table:formula="of:=IF([$'Verde Valley Virus'.R4]=0;&quot;&quot;;[$'Verde Valley Virus'.R4])" office:value-type="float" office:value="13" calcext:value-type="float">
            <text:p>13</text:p>
          </table:table-cell>
          <table:table-cell table:formula="of:=IF([$'Verde Valley Virus'.S4]=0;&quot;&quot;;[$'Verde Valley Virus'.S4])">
            <text:p/>
          </table:table-cell>
          <table:table-cell table:formula="of:=IF([$'Verde Valley Virus'.T4]=0;&quot;&quot;;[$'Verde Valley Virus'.T4])" office:value-type="float" office:value="12" calcext:value-type="float">
            <text:p>12</text:p>
          </table:table-cell>
          <table:table-cell table:formula="of:=IF([$'Verde Valley Virus'.U4]=0;&quot;&quot;;[$'Verde Valley Virus'.U4])" office:value-type="float" office:value="104" calcext:value-type="float">
            <text:p>104</text:p>
          </table:table-cell>
          <table:table-cell table:formula="of:=IF([$'Verde Valley Virus'.V4]=0;&quot;&quot;;[$'Verde Valley Virus'.V4])" office:value-type="float" office:value="25" calcext:value-type="float">
            <text:p>25</text:p>
          </table:table-cell>
          <table:table-cell table:formula="of:=IF([$'Verde Valley Virus'.W4]=0;&quot;&quot;;[$'Verde Valley Virus'.W4])" office:value-type="float" office:value="24" calcext:value-type="float">
            <text:p>24</text:p>
          </table:table-cell>
          <table:table-cell table:formula="of:=IF([$'Verde Valley Virus'.X4]=0;&quot;&quot;;[$'Verde Valley Virus'.X4])" office:value-type="float" office:value="11" calcext:value-type="float">
            <text:p>11</text:p>
          </table:table-cell>
          <table:table-cell table:formula="of:=IF([$'Verde Valley Virus'.Y4]=0;&quot;&quot;;[$'Verde Valley Virus'.Y4])" office:value-type="float" office:value="182" calcext:value-type="float">
            <text:p>182</text:p>
          </table:table-cell>
          <table:table-cell table:formula="of:=IF([$'Verde Valley Virus'.Z4]=0;&quot;&quot;;[$'Verde Valley Virus'.Z4])" office:value-type="float" office:value="117" calcext:value-type="float">
            <text:p>117</text:p>
          </table:table-cell>
          <table:table-cell table:formula="of:=IF([$'Verde Valley Virus'.AA4]=0;&quot;&quot;;[$'Verde Valley Virus'.AA4])" office:value-type="float" office:value="11" calcext:value-type="float">
            <text:p>11</text:p>
          </table:table-cell>
          <table:table-cell table:formula="of:=IF([$'Verde Valley Virus'.AB4]=0;&quot;&quot;;[$'Verde Valley Virus'.AB4])" office:value-type="float" office:value="49" calcext:value-type="float">
            <text:p>49</text:p>
          </table:table-cell>
          <table:table-cell table:formula="of:=IF([$'Verde Valley Virus'.AC4]=0;&quot;&quot;;[$'Verde Valley Virus'.AC4])" office:value-type="float" office:value="10" calcext:value-type="float">
            <text:p>10</text:p>
          </table:table-cell>
          <table:table-cell table:formula="of:=IF([$'Verde Valley Virus'.AD4]=0;&quot;&quot;;[$'Verde Valley Virus'.AD4])" office:value-type="float" office:value="1" calcext:value-type="float">
            <text:p>1</text:p>
          </table:table-cell>
          <table:table-cell table:formula="of:=IF([$'Verde Valley Virus'.AE4]=0;&quot;&quot;;[$'Verde Valley Virus'.AE4]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IF([$'Verde Valley Virus'.M5]=0;&quot;&quot;;[$'Verde Valley Virus'.M5])">
            <text:p/>
          </table:table-cell>
          <table:table-cell table:formula="of:=IF([$'Verde Valley Virus'.N5]=0;&quot;&quot;;[$'Verde Valley Virus'.N5])">
            <text:p/>
          </table:table-cell>
          <table:table-cell table:formula="of:=IF([$'Verde Valley Virus'.O5]=0;&quot;&quot;;[$'Verde Valley Virus'.O5])" office:value-type="float" office:value="11" calcext:value-type="float">
            <text:p>11</text:p>
          </table:table-cell>
          <table:table-cell table:formula="of:=IF([$'Verde Valley Virus'.P5]=0;&quot;&quot;;[$'Verde Valley Virus'.P5])" office:value-type="float" office:value="53" calcext:value-type="float">
            <text:p>53</text:p>
          </table:table-cell>
          <table:table-cell table:formula="of:=IF([$'Verde Valley Virus'.Q5]=0;&quot;&quot;;[$'Verde Valley Virus'.Q5])" office:value-type="float" office:value="32" calcext:value-type="float">
            <text:p>32</text:p>
          </table:table-cell>
          <table:table-cell table:formula="of:=IF([$'Verde Valley Virus'.R5]=0;&quot;&quot;;[$'Verde Valley Virus'.R5])" office:value-type="float" office:value="21" calcext:value-type="float">
            <text:p>21</text:p>
          </table:table-cell>
          <table:table-cell table:formula="of:=IF([$'Verde Valley Virus'.S5]=0;&quot;&quot;;[$'Verde Valley Virus'.S5])">
            <text:p/>
          </table:table-cell>
          <table:table-cell table:formula="of:=IF([$'Verde Valley Virus'.T5]=0;&quot;&quot;;[$'Verde Valley Virus'.T5])" office:value-type="float" office:value="14" calcext:value-type="float">
            <text:p>14</text:p>
          </table:table-cell>
          <table:table-cell table:formula="of:=IF([$'Verde Valley Virus'.U5]=0;&quot;&quot;;[$'Verde Valley Virus'.U5])" office:value-type="float" office:value="112" calcext:value-type="float">
            <text:p>112</text:p>
          </table:table-cell>
          <table:table-cell table:formula="of:=IF([$'Verde Valley Virus'.V5]=0;&quot;&quot;;[$'Verde Valley Virus'.V5])" office:value-type="float" office:value="28" calcext:value-type="float">
            <text:p>28</text:p>
          </table:table-cell>
          <table:table-cell table:formula="of:=IF([$'Verde Valley Virus'.W5]=0;&quot;&quot;;[$'Verde Valley Virus'.W5])" office:value-type="float" office:value="29" calcext:value-type="float">
            <text:p>29</text:p>
          </table:table-cell>
          <table:table-cell table:formula="of:=IF([$'Verde Valley Virus'.X5]=0;&quot;&quot;;[$'Verde Valley Virus'.X5])" office:value-type="float" office:value="14" calcext:value-type="float">
            <text:p>14</text:p>
          </table:table-cell>
          <table:table-cell table:formula="of:=IF([$'Verde Valley Virus'.Y5]=0;&quot;&quot;;[$'Verde Valley Virus'.Y5])" office:value-type="float" office:value="183" calcext:value-type="float">
            <text:p>183</text:p>
          </table:table-cell>
          <table:table-cell table:formula="of:=IF([$'Verde Valley Virus'.Z5]=0;&quot;&quot;;[$'Verde Valley Virus'.Z5])" office:value-type="float" office:value="129" calcext:value-type="float">
            <text:p>129</text:p>
          </table:table-cell>
          <table:table-cell table:formula="of:=IF([$'Verde Valley Virus'.AA5]=0;&quot;&quot;;[$'Verde Valley Virus'.AA5])" office:value-type="float" office:value="12" calcext:value-type="float">
            <text:p>12</text:p>
          </table:table-cell>
          <table:table-cell table:formula="of:=IF([$'Verde Valley Virus'.AB5]=0;&quot;&quot;;[$'Verde Valley Virus'.AB5])" office:value-type="float" office:value="56" calcext:value-type="float">
            <text:p>56</text:p>
          </table:table-cell>
          <table:table-cell table:formula="of:=IF([$'Verde Valley Virus'.AC5]=0;&quot;&quot;;[$'Verde Valley Virus'.AC5])" office:value-type="float" office:value="11" calcext:value-type="float">
            <text:p>11</text:p>
          </table:table-cell>
          <table:table-cell table:formula="of:=IF([$'Verde Valley Virus'.AD5]=0;&quot;&quot;;[$'Verde Valley Virus'.AD5])" office:value-type="float" office:value="1" calcext:value-type="float">
            <text:p>1</text:p>
          </table:table-cell>
          <table:table-cell table:formula="of:=IF([$'Verde Valley Virus'.AE5]=0;&quot;&quot;;[$'Verde Valley Virus'.AE5])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IF([$'Verde Valley Virus'.M6]=0;&quot;&quot;;[$'Verde Valley Virus'.M6])">
            <text:p/>
          </table:table-cell>
          <table:table-cell table:formula="of:=IF([$'Verde Valley Virus'.N6]=0;&quot;&quot;;[$'Verde Valley Virus'.N6])" office:value-type="float" office:value="5" calcext:value-type="float">
            <text:p>5</text:p>
          </table:table-cell>
          <table:table-cell table:formula="of:=IF([$'Verde Valley Virus'.O6]=0;&quot;&quot;;[$'Verde Valley Virus'.O6])" office:value-type="float" office:value="11" calcext:value-type="float">
            <text:p>11</text:p>
          </table:table-cell>
          <table:table-cell table:formula="of:=IF([$'Verde Valley Virus'.P6]=0;&quot;&quot;;[$'Verde Valley Virus'.P6])" office:value-type="float" office:value="63" calcext:value-type="float">
            <text:p>63</text:p>
          </table:table-cell>
          <table:table-cell table:formula="of:=IF([$'Verde Valley Virus'.Q6]=0;&quot;&quot;;[$'Verde Valley Virus'.Q6])" office:value-type="float" office:value="39" calcext:value-type="float">
            <text:p>39</text:p>
          </table:table-cell>
          <table:table-cell table:formula="of:=IF([$'Verde Valley Virus'.R6]=0;&quot;&quot;;[$'Verde Valley Virus'.R6])" office:value-type="float" office:value="25" calcext:value-type="float">
            <text:p>25</text:p>
          </table:table-cell>
          <table:table-cell table:formula="of:=IF([$'Verde Valley Virus'.S6]=0;&quot;&quot;;[$'Verde Valley Virus'.S6])">
            <text:p/>
          </table:table-cell>
          <table:table-cell table:formula="of:=IF([$'Verde Valley Virus'.T6]=0;&quot;&quot;;[$'Verde Valley Virus'.T6])" office:value-type="float" office:value="14" calcext:value-type="float">
            <text:p>14</text:p>
          </table:table-cell>
          <table:table-cell table:formula="of:=IF([$'Verde Valley Virus'.U6]=0;&quot;&quot;;[$'Verde Valley Virus'.U6])" office:value-type="float" office:value="120" calcext:value-type="float">
            <text:p>120</text:p>
          </table:table-cell>
          <table:table-cell table:formula="of:=IF([$'Verde Valley Virus'.V6]=0;&quot;&quot;;[$'Verde Valley Virus'.V6])" office:value-type="float" office:value="37" calcext:value-type="float">
            <text:p>37</text:p>
          </table:table-cell>
          <table:table-cell table:formula="of:=IF([$'Verde Valley Virus'.W6]=0;&quot;&quot;;[$'Verde Valley Virus'.W6])" office:value-type="float" office:value="26" calcext:value-type="float">
            <text:p>26</text:p>
          </table:table-cell>
          <table:table-cell table:formula="of:=IF([$'Verde Valley Virus'.X6]=0;&quot;&quot;;[$'Verde Valley Virus'.X6])" office:value-type="float" office:value="15" calcext:value-type="float">
            <text:p>15</text:p>
          </table:table-cell>
          <table:table-cell table:formula="of:=IF([$'Verde Valley Virus'.Y6]=0;&quot;&quot;;[$'Verde Valley Virus'.Y6])" office:value-type="float" office:value="213" calcext:value-type="float">
            <text:p>213</text:p>
          </table:table-cell>
          <table:table-cell table:formula="of:=IF([$'Verde Valley Virus'.Z6]=0;&quot;&quot;;[$'Verde Valley Virus'.Z6])" office:value-type="float" office:value="187" calcext:value-type="float">
            <text:p>187</text:p>
          </table:table-cell>
          <table:table-cell table:formula="of:=IF([$'Verde Valley Virus'.AA6]=0;&quot;&quot;;[$'Verde Valley Virus'.AA6])" office:value-type="float" office:value="14" calcext:value-type="float">
            <text:p>14</text:p>
          </table:table-cell>
          <table:table-cell table:formula="of:=IF([$'Verde Valley Virus'.AB6]=0;&quot;&quot;;[$'Verde Valley Virus'.AB6])" office:value-type="float" office:value="57" calcext:value-type="float">
            <text:p>57</text:p>
          </table:table-cell>
          <table:table-cell table:formula="of:=IF([$'Verde Valley Virus'.AC6]=0;&quot;&quot;;[$'Verde Valley Virus'.AC6])" office:value-type="float" office:value="8" calcext:value-type="float">
            <text:p>8</text:p>
          </table:table-cell>
          <table:table-cell table:formula="of:=IF([$'Verde Valley Virus'.AD6]=0;&quot;&quot;;[$'Verde Valley Virus'.AD6])" office:value-type="float" office:value="1" calcext:value-type="float">
            <text:p>1</text:p>
          </table:table-cell>
          <table:table-cell table:formula="of:=IF([$'Verde Valley Virus'.AE6]=0;&quot;&quot;;[$'Verde Valley Virus'.AE6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IF([$'Verde Valley Virus'.M7]=0;&quot;&quot;;[$'Verde Valley Virus'.M7])">
            <text:p/>
          </table:table-cell>
          <table:table-cell table:formula="of:=IF([$'Verde Valley Virus'.N7]=0;&quot;&quot;;[$'Verde Valley Virus'.N7])" office:value-type="float" office:value="5" calcext:value-type="float">
            <text:p>5</text:p>
          </table:table-cell>
          <table:table-cell table:formula="of:=IF([$'Verde Valley Virus'.O7]=0;&quot;&quot;;[$'Verde Valley Virus'.O7])" office:value-type="float" office:value="12" calcext:value-type="float">
            <text:p>12</text:p>
          </table:table-cell>
          <table:table-cell table:formula="of:=IF([$'Verde Valley Virus'.P7]=0;&quot;&quot;;[$'Verde Valley Virus'.P7])" office:value-type="float" office:value="62" calcext:value-type="float">
            <text:p>62</text:p>
          </table:table-cell>
          <table:table-cell table:formula="of:=IF([$'Verde Valley Virus'.Q7]=0;&quot;&quot;;[$'Verde Valley Virus'.Q7])" office:value-type="float" office:value="42" calcext:value-type="float">
            <text:p>42</text:p>
          </table:table-cell>
          <table:table-cell table:formula="of:=IF([$'Verde Valley Virus'.R7]=0;&quot;&quot;;[$'Verde Valley Virus'.R7])" office:value-type="float" office:value="26" calcext:value-type="float">
            <text:p>26</text:p>
          </table:table-cell>
          <table:table-cell table:formula="of:=IF([$'Verde Valley Virus'.S7]=0;&quot;&quot;;[$'Verde Valley Virus'.S7])">
            <text:p/>
          </table:table-cell>
          <table:table-cell table:formula="of:=IF([$'Verde Valley Virus'.T7]=0;&quot;&quot;;[$'Verde Valley Virus'.T7])" office:value-type="float" office:value="13" calcext:value-type="float">
            <text:p>13</text:p>
          </table:table-cell>
          <table:table-cell table:formula="of:=IF([$'Verde Valley Virus'.U7]=0;&quot;&quot;;[$'Verde Valley Virus'.U7])" office:value-type="float" office:value="121" calcext:value-type="float">
            <text:p>121</text:p>
          </table:table-cell>
          <table:table-cell table:formula="of:=IF([$'Verde Valley Virus'.V7]=0;&quot;&quot;;[$'Verde Valley Virus'.V7])" office:value-type="float" office:value="40" calcext:value-type="float">
            <text:p>40</text:p>
          </table:table-cell>
          <table:table-cell table:formula="of:=IF([$'Verde Valley Virus'.W7]=0;&quot;&quot;;[$'Verde Valley Virus'.W7])" office:value-type="float" office:value="25" calcext:value-type="float">
            <text:p>25</text:p>
          </table:table-cell>
          <table:table-cell table:formula="of:=IF([$'Verde Valley Virus'.X7]=0;&quot;&quot;;[$'Verde Valley Virus'.X7])" office:value-type="float" office:value="15" calcext:value-type="float">
            <text:p>15</text:p>
          </table:table-cell>
          <table:table-cell table:formula="of:=IF([$'Verde Valley Virus'.Y7]=0;&quot;&quot;;[$'Verde Valley Virus'.Y7])" office:value-type="float" office:value="220" calcext:value-type="float">
            <text:p>220</text:p>
          </table:table-cell>
          <table:table-cell table:formula="of:=IF([$'Verde Valley Virus'.Z7]=0;&quot;&quot;;[$'Verde Valley Virus'.Z7])" office:value-type="float" office:value="193" calcext:value-type="float">
            <text:p>193</text:p>
          </table:table-cell>
          <table:table-cell table:formula="of:=IF([$'Verde Valley Virus'.AA7]=0;&quot;&quot;;[$'Verde Valley Virus'.AA7])" office:value-type="float" office:value="14" calcext:value-type="float">
            <text:p>14</text:p>
          </table:table-cell>
          <table:table-cell table:formula="of:=IF([$'Verde Valley Virus'.AB7]=0;&quot;&quot;;[$'Verde Valley Virus'.AB7])" office:value-type="float" office:value="59" calcext:value-type="float">
            <text:p>59</text:p>
          </table:table-cell>
          <table:table-cell table:formula="of:=IF([$'Verde Valley Virus'.AC7]=0;&quot;&quot;;[$'Verde Valley Virus'.AC7])" office:value-type="float" office:value="10" calcext:value-type="float">
            <text:p>10</text:p>
          </table:table-cell>
          <table:table-cell table:formula="of:=IF([$'Verde Valley Virus'.AD7]=0;&quot;&quot;;[$'Verde Valley Virus'.AD7])" office:value-type="float" office:value="1" calcext:value-type="float">
            <text:p>1</text:p>
          </table:table-cell>
          <table:table-cell table:formula="of:=IF([$'Verde Valley Virus'.AE7]=0;&quot;&quot;;[$'Verde Valley Virus'.AE7])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IF([$'Verde Valley Virus'.M8]=0;&quot;&quot;;[$'Verde Valley Virus'.M8])">
            <text:p/>
          </table:table-cell>
          <table:table-cell table:formula="of:=IF([$'Verde Valley Virus'.N8]=0;&quot;&quot;;[$'Verde Valley Virus'.N8])" office:value-type="float" office:value="5" calcext:value-type="float">
            <text:p>5</text:p>
          </table:table-cell>
          <table:table-cell table:formula="of:=IF([$'Verde Valley Virus'.O8]=0;&quot;&quot;;[$'Verde Valley Virus'.O8])" office:value-type="float" office:value="12" calcext:value-type="float">
            <text:p>12</text:p>
          </table:table-cell>
          <table:table-cell table:formula="of:=IF([$'Verde Valley Virus'.P8]=0;&quot;&quot;;[$'Verde Valley Virus'.P8])" office:value-type="float" office:value="66" calcext:value-type="float">
            <text:p>66</text:p>
          </table:table-cell>
          <table:table-cell table:formula="of:=IF([$'Verde Valley Virus'.Q8]=0;&quot;&quot;;[$'Verde Valley Virus'.Q8])" office:value-type="float" office:value="43" calcext:value-type="float">
            <text:p>43</text:p>
          </table:table-cell>
          <table:table-cell table:formula="of:=IF([$'Verde Valley Virus'.R8]=0;&quot;&quot;;[$'Verde Valley Virus'.R8])" office:value-type="float" office:value="28" calcext:value-type="float">
            <text:p>28</text:p>
          </table:table-cell>
          <table:table-cell table:formula="of:=IF([$'Verde Valley Virus'.S8]=0;&quot;&quot;;[$'Verde Valley Virus'.S8])">
            <text:p/>
          </table:table-cell>
          <table:table-cell table:formula="of:=IF([$'Verde Valley Virus'.T8]=0;&quot;&quot;;[$'Verde Valley Virus'.T8])" office:value-type="float" office:value="17" calcext:value-type="float">
            <text:p>17</text:p>
          </table:table-cell>
          <table:table-cell table:formula="of:=IF([$'Verde Valley Virus'.U8]=0;&quot;&quot;;[$'Verde Valley Virus'.U8])" office:value-type="float" office:value="130" calcext:value-type="float">
            <text:p>130</text:p>
          </table:table-cell>
          <table:table-cell table:formula="of:=IF([$'Verde Valley Virus'.V8]=0;&quot;&quot;;[$'Verde Valley Virus'.V8])" office:value-type="float" office:value="44" calcext:value-type="float">
            <text:p>44</text:p>
          </table:table-cell>
          <table:table-cell table:formula="of:=IF([$'Verde Valley Virus'.W8]=0;&quot;&quot;;[$'Verde Valley Virus'.W8])" office:value-type="float" office:value="26" calcext:value-type="float">
            <text:p>26</text:p>
          </table:table-cell>
          <table:table-cell table:formula="of:=IF([$'Verde Valley Virus'.X8]=0;&quot;&quot;;[$'Verde Valley Virus'.X8])" office:value-type="float" office:value="15" calcext:value-type="float">
            <text:p>15</text:p>
          </table:table-cell>
          <table:table-cell table:formula="of:=IF([$'Verde Valley Virus'.Y8]=0;&quot;&quot;;[$'Verde Valley Virus'.Y8])" office:value-type="float" office:value="231" calcext:value-type="float">
            <text:p>231</text:p>
          </table:table-cell>
          <table:table-cell table:formula="of:=IF([$'Verde Valley Virus'.Z8]=0;&quot;&quot;;[$'Verde Valley Virus'.Z8])" office:value-type="float" office:value="197" calcext:value-type="float">
            <text:p>197</text:p>
          </table:table-cell>
          <table:table-cell table:formula="of:=IF([$'Verde Valley Virus'.AA8]=0;&quot;&quot;;[$'Verde Valley Virus'.AA8])" office:value-type="float" office:value="14" calcext:value-type="float">
            <text:p>14</text:p>
          </table:table-cell>
          <table:table-cell table:formula="of:=IF([$'Verde Valley Virus'.AB8]=0;&quot;&quot;;[$'Verde Valley Virus'.AB8])" office:value-type="float" office:value="62" calcext:value-type="float">
            <text:p>62</text:p>
          </table:table-cell>
          <table:table-cell table:formula="of:=IF([$'Verde Valley Virus'.AC8]=0;&quot;&quot;;[$'Verde Valley Virus'.AC8])" office:value-type="float" office:value="10" calcext:value-type="float">
            <text:p>10</text:p>
          </table:table-cell>
          <table:table-cell table:formula="of:=IF([$'Verde Valley Virus'.AD8]=0;&quot;&quot;;[$'Verde Valley Virus'.AD8])" office:value-type="float" office:value="1" calcext:value-type="float">
            <text:p>1</text:p>
          </table:table-cell>
          <table:table-cell table:formula="of:=IF([$'Verde Valley Virus'.AE8]=0;&quot;&quot;;[$'Verde Valley Virus'.AE8]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IF([$'Verde Valley Virus'.M9]=0;&quot;&quot;;[$'Verde Valley Virus'.M9])">
            <text:p/>
          </table:table-cell>
          <table:table-cell table:formula="of:=IF([$'Verde Valley Virus'.N9]=0;&quot;&quot;;[$'Verde Valley Virus'.N9])" office:value-type="float" office:value="5" calcext:value-type="float">
            <text:p>5</text:p>
          </table:table-cell>
          <table:table-cell table:formula="of:=IF([$'Verde Valley Virus'.O9]=0;&quot;&quot;;[$'Verde Valley Virus'.O9])" office:value-type="float" office:value="12" calcext:value-type="float">
            <text:p>12</text:p>
          </table:table-cell>
          <table:table-cell table:formula="of:=IF([$'Verde Valley Virus'.P9]=0;&quot;&quot;;[$'Verde Valley Virus'.P9])" office:value-type="float" office:value="66" calcext:value-type="float">
            <text:p>66</text:p>
          </table:table-cell>
          <table:table-cell table:formula="of:=IF([$'Verde Valley Virus'.Q9]=0;&quot;&quot;;[$'Verde Valley Virus'.Q9])" office:value-type="float" office:value="43" calcext:value-type="float">
            <text:p>43</text:p>
          </table:table-cell>
          <table:table-cell table:formula="of:=IF([$'Verde Valley Virus'.R9]=0;&quot;&quot;;[$'Verde Valley Virus'.R9])" office:value-type="float" office:value="28" calcext:value-type="float">
            <text:p>28</text:p>
          </table:table-cell>
          <table:table-cell table:formula="of:=IF([$'Verde Valley Virus'.S9]=0;&quot;&quot;;[$'Verde Valley Virus'.S9])">
            <text:p/>
          </table:table-cell>
          <table:table-cell table:formula="of:=IF([$'Verde Valley Virus'.T9]=0;&quot;&quot;;[$'Verde Valley Virus'.T9])" office:value-type="float" office:value="17" calcext:value-type="float">
            <text:p>17</text:p>
          </table:table-cell>
          <table:table-cell table:formula="of:=IF([$'Verde Valley Virus'.U9]=0;&quot;&quot;;[$'Verde Valley Virus'.U9])" office:value-type="float" office:value="133" calcext:value-type="float">
            <text:p>133</text:p>
          </table:table-cell>
          <table:table-cell table:formula="of:=IF([$'Verde Valley Virus'.V9]=0;&quot;&quot;;[$'Verde Valley Virus'.V9])" office:value-type="float" office:value="44" calcext:value-type="float">
            <text:p>44</text:p>
          </table:table-cell>
          <table:table-cell table:formula="of:=IF([$'Verde Valley Virus'.W9]=0;&quot;&quot;;[$'Verde Valley Virus'.W9])" office:value-type="float" office:value="26" calcext:value-type="float">
            <text:p>26</text:p>
          </table:table-cell>
          <table:table-cell table:formula="of:=IF([$'Verde Valley Virus'.X9]=0;&quot;&quot;;[$'Verde Valley Virus'.X9])" office:value-type="float" office:value="15" calcext:value-type="float">
            <text:p>15</text:p>
          </table:table-cell>
          <table:table-cell table:formula="of:=IF([$'Verde Valley Virus'.Y9]=0;&quot;&quot;;[$'Verde Valley Virus'.Y9])" office:value-type="float" office:value="237" calcext:value-type="float">
            <text:p>237</text:p>
          </table:table-cell>
          <table:table-cell table:formula="of:=IF([$'Verde Valley Virus'.Z9]=0;&quot;&quot;;[$'Verde Valley Virus'.Z9])" office:value-type="float" office:value="202" calcext:value-type="float">
            <text:p>202</text:p>
          </table:table-cell>
          <table:table-cell table:formula="of:=IF([$'Verde Valley Virus'.AA9]=0;&quot;&quot;;[$'Verde Valley Virus'.AA9])" office:value-type="float" office:value="14" calcext:value-type="float">
            <text:p>14</text:p>
          </table:table-cell>
          <table:table-cell table:formula="of:=IF([$'Verde Valley Virus'.AB9]=0;&quot;&quot;;[$'Verde Valley Virus'.AB9])" office:value-type="float" office:value="61" calcext:value-type="float">
            <text:p>61</text:p>
          </table:table-cell>
          <table:table-cell table:formula="of:=IF([$'Verde Valley Virus'.AC9]=0;&quot;&quot;;[$'Verde Valley Virus'.AC9])" office:value-type="float" office:value="13" calcext:value-type="float">
            <text:p>13</text:p>
          </table:table-cell>
          <table:table-cell table:formula="of:=IF([$'Verde Valley Virus'.AD9]=0;&quot;&quot;;[$'Verde Valley Virus'.AD9])" office:value-type="float" office:value="1" calcext:value-type="float">
            <text:p>1</text:p>
          </table:table-cell>
          <table:table-cell table:formula="of:=IF([$'Verde Valley Virus'.AE9]=0;&quot;&quot;;[$'Verde Valley Virus'.AE9])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IF([$'Verde Valley Virus'.M10]=0;&quot;&quot;;[$'Verde Valley Virus'.M10])">
            <text:p/>
          </table:table-cell>
          <table:table-cell table:formula="of:=IF([$'Verde Valley Virus'.N10]=0;&quot;&quot;;[$'Verde Valley Virus'.N10])" office:value-type="float" office:value="5" calcext:value-type="float">
            <text:p>5</text:p>
          </table:table-cell>
          <table:table-cell table:formula="of:=IF([$'Verde Valley Virus'.O10]=0;&quot;&quot;;[$'Verde Valley Virus'.O10])" office:value-type="float" office:value="12" calcext:value-type="float">
            <text:p>12</text:p>
          </table:table-cell>
          <table:table-cell table:formula="of:=IF([$'Verde Valley Virus'.P10]=0;&quot;&quot;;[$'Verde Valley Virus'.P10])" office:value-type="float" office:value="67" calcext:value-type="float">
            <text:p>67</text:p>
          </table:table-cell>
          <table:table-cell table:formula="of:=IF([$'Verde Valley Virus'.Q10]=0;&quot;&quot;;[$'Verde Valley Virus'.Q10])" office:value-type="float" office:value="44" calcext:value-type="float">
            <text:p>44</text:p>
          </table:table-cell>
          <table:table-cell table:formula="of:=IF([$'Verde Valley Virus'.R10]=0;&quot;&quot;;[$'Verde Valley Virus'.R10])" office:value-type="float" office:value="28" calcext:value-type="float">
            <text:p>28</text:p>
          </table:table-cell>
          <table:table-cell table:formula="of:=IF([$'Verde Valley Virus'.S10]=0;&quot;&quot;;[$'Verde Valley Virus'.S10])">
            <text:p/>
          </table:table-cell>
          <table:table-cell table:formula="of:=IF([$'Verde Valley Virus'.T10]=0;&quot;&quot;;[$'Verde Valley Virus'.T10])" office:value-type="float" office:value="17" calcext:value-type="float">
            <text:p>17</text:p>
          </table:table-cell>
          <table:table-cell table:formula="of:=IF([$'Verde Valley Virus'.U10]=0;&quot;&quot;;[$'Verde Valley Virus'.U10])" office:value-type="float" office:value="135" calcext:value-type="float">
            <text:p>135</text:p>
          </table:table-cell>
          <table:table-cell table:formula="of:=IF([$'Verde Valley Virus'.V10]=0;&quot;&quot;;[$'Verde Valley Virus'.V10])" office:value-type="float" office:value="45" calcext:value-type="float">
            <text:p>45</text:p>
          </table:table-cell>
          <table:table-cell table:formula="of:=IF([$'Verde Valley Virus'.W10]=0;&quot;&quot;;[$'Verde Valley Virus'.W10])" office:value-type="float" office:value="28" calcext:value-type="float">
            <text:p>28</text:p>
          </table:table-cell>
          <table:table-cell table:formula="of:=IF([$'Verde Valley Virus'.X10]=0;&quot;&quot;;[$'Verde Valley Virus'.X10])" office:value-type="float" office:value="16" calcext:value-type="float">
            <text:p>16</text:p>
          </table:table-cell>
          <table:table-cell table:formula="of:=IF([$'Verde Valley Virus'.Y10]=0;&quot;&quot;;[$'Verde Valley Virus'.Y10])" office:value-type="float" office:value="244" calcext:value-type="float">
            <text:p>244</text:p>
          </table:table-cell>
          <table:table-cell table:formula="of:=IF([$'Verde Valley Virus'.Z10]=0;&quot;&quot;;[$'Verde Valley Virus'.Z10])" office:value-type="float" office:value="203" calcext:value-type="float">
            <text:p>203</text:p>
          </table:table-cell>
          <table:table-cell table:formula="of:=IF([$'Verde Valley Virus'.AA10]=0;&quot;&quot;;[$'Verde Valley Virus'.AA10])" office:value-type="float" office:value="14" calcext:value-type="float">
            <text:p>14</text:p>
          </table:table-cell>
          <table:table-cell table:formula="of:=IF([$'Verde Valley Virus'.AB10]=0;&quot;&quot;;[$'Verde Valley Virus'.AB10])" office:value-type="float" office:value="61" calcext:value-type="float">
            <text:p>61</text:p>
          </table:table-cell>
          <table:table-cell table:formula="of:=IF([$'Verde Valley Virus'.AC10]=0;&quot;&quot;;[$'Verde Valley Virus'.AC10])" office:value-type="float" office:value="13" calcext:value-type="float">
            <text:p>13</text:p>
          </table:table-cell>
          <table:table-cell table:formula="of:=IF([$'Verde Valley Virus'.AD10]=0;&quot;&quot;;[$'Verde Valley Virus'.AD10])" office:value-type="float" office:value="1" calcext:value-type="float">
            <text:p>1</text:p>
          </table:table-cell>
          <table:table-cell table:formula="of:=IF([$'Verde Valley Virus'.AE10]=0;&quot;&quot;;[$'Verde Valley Virus'.AE10])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M11]=0;&quot;&quot;;[$'Verde Valley Virus'.M11])">
            <text:p/>
          </table:table-cell>
          <table:table-cell table:style-name="ce4" table:formula="of:=IF([$'Verde Valley Virus'.N11]=0;&quot;&quot;;[$'Verde Valley Virus'.N11])" office:value-type="float" office:value="6" calcext:value-type="float">
            <text:p>6</text:p>
          </table:table-cell>
          <table:table-cell table:style-name="ce4" table:formula="of:=IF([$'Verde Valley Virus'.O11]=0;&quot;&quot;;[$'Verde Valley Virus'.O11])" office:value-type="float" office:value="14" calcext:value-type="float">
            <text:p>14</text:p>
          </table:table-cell>
          <table:table-cell table:style-name="ce4" table:formula="of:=IF([$'Verde Valley Virus'.P11]=0;&quot;&quot;;[$'Verde Valley Virus'.P11])" office:value-type="float" office:value="71" calcext:value-type="float">
            <text:p>71</text:p>
          </table:table-cell>
          <table:table-cell table:style-name="ce4" table:formula="of:=IF([$'Verde Valley Virus'.Q11]=0;&quot;&quot;;[$'Verde Valley Virus'.Q11])" office:value-type="float" office:value="48" calcext:value-type="float">
            <text:p>48</text:p>
          </table:table-cell>
          <table:table-cell table:style-name="ce4" table:formula="of:=IF([$'Verde Valley Virus'.R11]=0;&quot;&quot;;[$'Verde Valley Virus'.R11])" office:value-type="float" office:value="29" calcext:value-type="float">
            <text:p>29</text:p>
          </table:table-cell>
          <table:table-cell table:style-name="ce4" table:formula="of:=IF([$'Verde Valley Virus'.S11]=0;&quot;&quot;;[$'Verde Valley Virus'.S11])" office:value-type="float" office:value="5" calcext:value-type="float">
            <text:p>5</text:p>
          </table:table-cell>
          <table:table-cell table:style-name="ce4" table:formula="of:=IF([$'Verde Valley Virus'.T11]=0;&quot;&quot;;[$'Verde Valley Virus'.T11])" office:value-type="float" office:value="18" calcext:value-type="float">
            <text:p>18</text:p>
          </table:table-cell>
          <table:table-cell table:style-name="ce4" table:formula="of:=IF([$'Verde Valley Virus'.U11]=0;&quot;&quot;;[$'Verde Valley Virus'.U11])" office:value-type="float" office:value="155" calcext:value-type="float">
            <text:p>155</text:p>
          </table:table-cell>
          <table:table-cell table:style-name="ce4" table:formula="of:=IF([$'Verde Valley Virus'.V11]=0;&quot;&quot;;[$'Verde Valley Virus'.V11])" office:value-type="float" office:value="51" calcext:value-type="float">
            <text:p>51</text:p>
          </table:table-cell>
          <table:table-cell table:style-name="ce4" table:formula="of:=IF([$'Verde Valley Virus'.W11]=0;&quot;&quot;;[$'Verde Valley Virus'.W11])" office:value-type="float" office:value="31" calcext:value-type="float">
            <text:p>31</text:p>
          </table:table-cell>
          <table:table-cell table:style-name="ce4" table:formula="of:=IF([$'Verde Valley Virus'.X11]=0;&quot;&quot;;[$'Verde Valley Virus'.X11])" office:value-type="float" office:value="17" calcext:value-type="float">
            <text:p>17</text:p>
          </table:table-cell>
          <table:table-cell table:style-name="ce4" table:formula="of:=IF([$'Verde Valley Virus'.Y11]=0;&quot;&quot;;[$'Verde Valley Virus'.Y11])" office:value-type="float" office:value="260" calcext:value-type="float">
            <text:p>260</text:p>
          </table:table-cell>
          <table:table-cell table:style-name="ce4" table:formula="of:=IF([$'Verde Valley Virus'.Z11]=0;&quot;&quot;;[$'Verde Valley Virus'.Z11])" office:value-type="float" office:value="232" calcext:value-type="float">
            <text:p>232</text:p>
          </table:table-cell>
          <table:table-cell table:style-name="ce4" table:formula="of:=IF([$'Verde Valley Virus'.AA11]=0;&quot;&quot;;[$'Verde Valley Virus'.AA11])" office:value-type="float" office:value="17" calcext:value-type="float">
            <text:p>17</text:p>
          </table:table-cell>
          <table:table-cell table:style-name="ce4" table:formula="of:=IF([$'Verde Valley Virus'.AB11]=0;&quot;&quot;;[$'Verde Valley Virus'.AB11])" office:value-type="float" office:value="68" calcext:value-type="float">
            <text:p>68</text:p>
          </table:table-cell>
          <table:table-cell table:style-name="ce4" table:formula="of:=IF([$'Verde Valley Virus'.AC11]=0;&quot;&quot;;[$'Verde Valley Virus'.AC11])" office:value-type="float" office:value="12" calcext:value-type="float">
            <text:p>12</text:p>
          </table:table-cell>
          <table:table-cell table:style-name="ce4" table:formula="of:=IF([$'Verde Valley Virus'.AD11]=0;&quot;&quot;;[$'Verde Valley Virus'.AD11])" office:value-type="float" office:value="1" calcext:value-type="float">
            <text:p>1</text:p>
          </table:table-cell>
          <table:table-cell table:style-name="ce4" table:formula="of:=IF([$'Verde Valley Virus'.AE11]=0;&quot;&quot;;[$'Verde Valley Virus'.AE11])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IF([$'Verde Valley Virus'.M12]=0;&quot;&quot;;[$'Verde Valley Virus'.M12])">
            <text:p/>
          </table:table-cell>
          <table:table-cell table:formula="of:=IF([$'Verde Valley Virus'.N12]=0;&quot;&quot;;[$'Verde Valley Virus'.N12])" office:value-type="float" office:value="7" calcext:value-type="float">
            <text:p>7</text:p>
          </table:table-cell>
          <table:table-cell table:formula="of:=IF([$'Verde Valley Virus'.O12]=0;&quot;&quot;;[$'Verde Valley Virus'.O12])" office:value-type="float" office:value="15" calcext:value-type="float">
            <text:p>15</text:p>
          </table:table-cell>
          <table:table-cell table:formula="of:=IF([$'Verde Valley Virus'.P12]=0;&quot;&quot;;[$'Verde Valley Virus'.P12])" office:value-type="float" office:value="75" calcext:value-type="float">
            <text:p>75</text:p>
          </table:table-cell>
          <table:table-cell table:formula="of:=IF([$'Verde Valley Virus'.Q12]=0;&quot;&quot;;[$'Verde Valley Virus'.Q12])" office:value-type="float" office:value="51" calcext:value-type="float">
            <text:p>51</text:p>
          </table:table-cell>
          <table:table-cell table:formula="of:=IF([$'Verde Valley Virus'.R12]=0;&quot;&quot;;[$'Verde Valley Virus'.R12])" office:value-type="float" office:value="30" calcext:value-type="float">
            <text:p>30</text:p>
          </table:table-cell>
          <table:table-cell table:style-name="ce4" table:formula="of:=IF([$'Verde Valley Virus'.S12]=0;&quot;&quot;;[$'Verde Valley Virus'.S12])" office:value-type="float" office:value="5" calcext:value-type="float">
            <text:p>5</text:p>
          </table:table-cell>
          <table:table-cell table:formula="of:=IF([$'Verde Valley Virus'.T12]=0;&quot;&quot;;[$'Verde Valley Virus'.T12])" office:value-type="float" office:value="19" calcext:value-type="float">
            <text:p>19</text:p>
          </table:table-cell>
          <table:table-cell table:formula="of:=IF([$'Verde Valley Virus'.U12]=0;&quot;&quot;;[$'Verde Valley Virus'.U12])" office:value-type="float" office:value="165" calcext:value-type="float">
            <text:p>165</text:p>
          </table:table-cell>
          <table:table-cell table:formula="of:=IF([$'Verde Valley Virus'.V12]=0;&quot;&quot;;[$'Verde Valley Virus'.V12])" office:value-type="float" office:value="54" calcext:value-type="float">
            <text:p>54</text:p>
          </table:table-cell>
          <table:table-cell table:formula="of:=IF([$'Verde Valley Virus'.W12]=0;&quot;&quot;;[$'Verde Valley Virus'.W12])" office:value-type="float" office:value="30" calcext:value-type="float">
            <text:p>30</text:p>
          </table:table-cell>
          <table:table-cell table:formula="of:=IF([$'Verde Valley Virus'.X12]=0;&quot;&quot;;[$'Verde Valley Virus'.X12])" office:value-type="float" office:value="19" calcext:value-type="float">
            <text:p>19</text:p>
          </table:table-cell>
          <table:table-cell table:formula="of:=IF([$'Verde Valley Virus'.Y12]=0;&quot;&quot;;[$'Verde Valley Virus'.Y12])" office:value-type="float" office:value="263" calcext:value-type="float">
            <text:p>263</text:p>
          </table:table-cell>
          <table:table-cell table:formula="of:=IF([$'Verde Valley Virus'.Z12]=0;&quot;&quot;;[$'Verde Valley Virus'.Z12])" office:value-type="float" office:value="233" calcext:value-type="float">
            <text:p>233</text:p>
          </table:table-cell>
          <table:table-cell table:formula="of:=IF([$'Verde Valley Virus'.AA12]=0;&quot;&quot;;[$'Verde Valley Virus'.AA12])" office:value-type="float" office:value="17" calcext:value-type="float">
            <text:p>17</text:p>
          </table:table-cell>
          <table:table-cell table:formula="of:=IF([$'Verde Valley Virus'.AB12]=0;&quot;&quot;;[$'Verde Valley Virus'.AB12])" office:value-type="float" office:value="69" calcext:value-type="float">
            <text:p>69</text:p>
          </table:table-cell>
          <table:table-cell table:formula="of:=IF([$'Verde Valley Virus'.AC12]=0;&quot;&quot;;[$'Verde Valley Virus'.AC12])" office:value-type="float" office:value="14" calcext:value-type="float">
            <text:p>14</text:p>
          </table:table-cell>
          <table:table-cell table:formula="of:=IF([$'Verde Valley Virus'.AD12]=0;&quot;&quot;;[$'Verde Valley Virus'.AD12])" office:value-type="float" office:value="1" calcext:value-type="float">
            <text:p>1</text:p>
          </table:table-cell>
          <table:table-cell table:formula="of:=IF([$'Verde Valley Virus'.AE12]=0;&quot;&quot;;[$'Verde Valley Virus'.AE12])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M13]=0;&quot;&quot;;[$'Verde Valley Virus'.M13])">
            <text:p/>
          </table:table-cell>
          <table:table-cell table:style-name="ce4" table:formula="of:=IF([$'Verde Valley Virus'.N13]=0;&quot;&quot;;[$'Verde Valley Virus'.N13])" office:value-type="float" office:value="7" calcext:value-type="float">
            <text:p>7</text:p>
          </table:table-cell>
          <table:table-cell table:style-name="ce4" table:formula="of:=IF([$'Verde Valley Virus'.O13]=0;&quot;&quot;;[$'Verde Valley Virus'.O13])" office:value-type="float" office:value="15" calcext:value-type="float">
            <text:p>15</text:p>
          </table:table-cell>
          <table:table-cell table:style-name="ce4" table:formula="of:=IF([$'Verde Valley Virus'.P13]=0;&quot;&quot;;[$'Verde Valley Virus'.P13])" office:value-type="float" office:value="77" calcext:value-type="float">
            <text:p>77</text:p>
          </table:table-cell>
          <table:table-cell table:style-name="ce4" table:formula="of:=IF([$'Verde Valley Virus'.Q13]=0;&quot;&quot;;[$'Verde Valley Virus'.Q13])" office:value-type="float" office:value="53" calcext:value-type="float">
            <text:p>53</text:p>
          </table:table-cell>
          <table:table-cell table:style-name="ce4" table:formula="of:=IF([$'Verde Valley Virus'.R13]=0;&quot;&quot;;[$'Verde Valley Virus'.R13])" office:value-type="float" office:value="33" calcext:value-type="float">
            <text:p>33</text:p>
          </table:table-cell>
          <table:table-cell table:style-name="ce4" table:formula="of:=IF([$'Verde Valley Virus'.S13]=0;&quot;&quot;;[$'Verde Valley Virus'.S13])" office:value-type="float" office:value="7" calcext:value-type="float">
            <text:p>7</text:p>
          </table:table-cell>
          <table:table-cell table:style-name="ce4" table:formula="of:=IF([$'Verde Valley Virus'.T13]=0;&quot;&quot;;[$'Verde Valley Virus'.T13])" office:value-type="float" office:value="19" calcext:value-type="float">
            <text:p>19</text:p>
          </table:table-cell>
          <table:table-cell table:style-name="ce4" table:formula="of:=IF([$'Verde Valley Virus'.U13]=0;&quot;&quot;;[$'Verde Valley Virus'.U13])" office:value-type="float" office:value="169" calcext:value-type="float">
            <text:p>169</text:p>
          </table:table-cell>
          <table:table-cell table:style-name="ce4" table:formula="of:=IF([$'Verde Valley Virus'.V13]=0;&quot;&quot;;[$'Verde Valley Virus'.V13])" office:value-type="float" office:value="58" calcext:value-type="float">
            <text:p>58</text:p>
          </table:table-cell>
          <table:table-cell table:style-name="ce4" table:formula="of:=IF([$'Verde Valley Virus'.W13]=0;&quot;&quot;;[$'Verde Valley Virus'.W13])" office:value-type="float" office:value="31" calcext:value-type="float">
            <text:p>31</text:p>
          </table:table-cell>
          <table:table-cell table:style-name="ce4" table:formula="of:=IF([$'Verde Valley Virus'.X13]=0;&quot;&quot;;[$'Verde Valley Virus'.X13])" office:value-type="float" office:value="24" calcext:value-type="float">
            <text:p>24</text:p>
          </table:table-cell>
          <table:table-cell table:style-name="ce4" table:formula="of:=IF([$'Verde Valley Virus'.Y13]=0;&quot;&quot;;[$'Verde Valley Virus'.Y13])" office:value-type="float" office:value="272" calcext:value-type="float">
            <text:p>272</text:p>
          </table:table-cell>
          <table:table-cell table:style-name="ce4" table:formula="of:=IF([$'Verde Valley Virus'.Z13]=0;&quot;&quot;;[$'Verde Valley Virus'.Z13])" office:value-type="float" office:value="237" calcext:value-type="float">
            <text:p>237</text:p>
          </table:table-cell>
          <table:table-cell table:style-name="ce4" table:formula="of:=IF([$'Verde Valley Virus'.AA13]=0;&quot;&quot;;[$'Verde Valley Virus'.AA13])" office:value-type="float" office:value="18" calcext:value-type="float">
            <text:p>18</text:p>
          </table:table-cell>
          <table:table-cell table:style-name="ce4" table:formula="of:=IF([$'Verde Valley Virus'.AB13]=0;&quot;&quot;;[$'Verde Valley Virus'.AB13])" office:value-type="float" office:value="72" calcext:value-type="float">
            <text:p>72</text:p>
          </table:table-cell>
          <table:table-cell table:style-name="ce4" table:formula="of:=IF([$'Verde Valley Virus'.AC13]=0;&quot;&quot;;[$'Verde Valley Virus'.AC13])" office:value-type="float" office:value="14" calcext:value-type="float">
            <text:p>14</text:p>
          </table:table-cell>
          <table:table-cell table:style-name="ce4" table:formula="of:=IF([$'Verde Valley Virus'.AD13]=0;&quot;&quot;;[$'Verde Valley Virus'.AD13])" office:value-type="float" office:value="1" calcext:value-type="float">
            <text:p>1</text:p>
          </table:table-cell>
          <table:table-cell table:style-name="ce4" table:formula="of:=IF([$'Verde Valley Virus'.AE13]=0;&quot;&quot;;[$'Verde Valley Virus'.AE13])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IF([$'Verde Valley Virus'.M14]=0;&quot;&quot;;[$'Verde Valley Virus'.M14])">
            <text:p/>
          </table:table-cell>
          <table:table-cell table:formula="of:=IF([$'Verde Valley Virus'.N14]=0;&quot;&quot;;[$'Verde Valley Virus'.N14])" office:value-type="float" office:value="7" calcext:value-type="float">
            <text:p>7</text:p>
          </table:table-cell>
          <table:table-cell table:formula="of:=IF([$'Verde Valley Virus'.O14]=0;&quot;&quot;;[$'Verde Valley Virus'.O14])" office:value-type="float" office:value="15" calcext:value-type="float">
            <text:p>15</text:p>
          </table:table-cell>
          <table:table-cell table:formula="of:=IF([$'Verde Valley Virus'.P14]=0;&quot;&quot;;[$'Verde Valley Virus'.P14])" office:value-type="float" office:value="81" calcext:value-type="float">
            <text:p>81</text:p>
          </table:table-cell>
          <table:table-cell table:formula="of:=IF([$'Verde Valley Virus'.Q14]=0;&quot;&quot;;[$'Verde Valley Virus'.Q14])" office:value-type="float" office:value="57" calcext:value-type="float">
            <text:p>57</text:p>
          </table:table-cell>
          <table:table-cell table:formula="of:=IF([$'Verde Valley Virus'.R14]=0;&quot;&quot;;[$'Verde Valley Virus'.R14])" office:value-type="float" office:value="33" calcext:value-type="float">
            <text:p>33</text:p>
          </table:table-cell>
          <table:table-cell table:style-name="ce4" table:formula="of:=IF([$'Verde Valley Virus'.S14]=0;&quot;&quot;;[$'Verde Valley Virus'.S14])" office:value-type="float" office:value="7" calcext:value-type="float">
            <text:p>7</text:p>
          </table:table-cell>
          <table:table-cell table:formula="of:=IF([$'Verde Valley Virus'.T14]=0;&quot;&quot;;[$'Verde Valley Virus'.T14])" office:value-type="float" office:value="21" calcext:value-type="float">
            <text:p>21</text:p>
          </table:table-cell>
          <table:table-cell table:formula="of:=IF([$'Verde Valley Virus'.U14]=0;&quot;&quot;;[$'Verde Valley Virus'.U14])" office:value-type="float" office:value="171" calcext:value-type="float">
            <text:p>171</text:p>
          </table:table-cell>
          <table:table-cell table:formula="of:=IF([$'Verde Valley Virus'.V14]=0;&quot;&quot;;[$'Verde Valley Virus'.V14])" office:value-type="float" office:value="58" calcext:value-type="float">
            <text:p>58</text:p>
          </table:table-cell>
          <table:table-cell table:formula="of:=IF([$'Verde Valley Virus'.W14]=0;&quot;&quot;;[$'Verde Valley Virus'.W14])" office:value-type="float" office:value="33" calcext:value-type="float">
            <text:p>33</text:p>
          </table:table-cell>
          <table:table-cell table:formula="of:=IF([$'Verde Valley Virus'.X14]=0;&quot;&quot;;[$'Verde Valley Virus'.X14])" office:value-type="float" office:value="26" calcext:value-type="float">
            <text:p>26</text:p>
          </table:table-cell>
          <table:table-cell table:formula="of:=IF([$'Verde Valley Virus'.Y14]=0;&quot;&quot;;[$'Verde Valley Virus'.Y14])" office:value-type="float" office:value="279" calcext:value-type="float">
            <text:p>279</text:p>
          </table:table-cell>
          <table:table-cell table:formula="of:=IF([$'Verde Valley Virus'.Z14]=0;&quot;&quot;;[$'Verde Valley Virus'.Z14])" office:value-type="float" office:value="247" calcext:value-type="float">
            <text:p>247</text:p>
          </table:table-cell>
          <table:table-cell table:formula="of:=IF([$'Verde Valley Virus'.AA14]=0;&quot;&quot;;[$'Verde Valley Virus'.AA14])" office:value-type="float" office:value="18" calcext:value-type="float">
            <text:p>18</text:p>
          </table:table-cell>
          <table:table-cell table:formula="of:=IF([$'Verde Valley Virus'.AB14]=0;&quot;&quot;;[$'Verde Valley Virus'.AB14])" office:value-type="float" office:value="74" calcext:value-type="float">
            <text:p>74</text:p>
          </table:table-cell>
          <table:table-cell table:formula="of:=IF([$'Verde Valley Virus'.AC14]=0;&quot;&quot;;[$'Verde Valley Virus'.AC14])" office:value-type="float" office:value="17" calcext:value-type="float">
            <text:p>17</text:p>
          </table:table-cell>
          <table:table-cell table:formula="of:=IF([$'Verde Valley Virus'.AD14]=0;&quot;&quot;;[$'Verde Valley Virus'.AD14])" office:value-type="float" office:value="1" calcext:value-type="float">
            <text:p>1</text:p>
          </table:table-cell>
          <table:table-cell table:formula="of:=IF([$'Verde Valley Virus'.AE14]=0;&quot;&quot;;[$'Verde Valley Virus'.AE14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IF([$'Verde Valley Virus'.M15]=0;&quot;&quot;;[$'Verde Valley Virus'.M15])">
            <text:p/>
          </table:table-cell>
          <table:table-cell table:formula="of:=IF([$'Verde Valley Virus'.N15]=0;&quot;&quot;;[$'Verde Valley Virus'.N15])" office:value-type="float" office:value="7" calcext:value-type="float">
            <text:p>7</text:p>
          </table:table-cell>
          <table:table-cell table:formula="of:=IF([$'Verde Valley Virus'.O15]=0;&quot;&quot;;[$'Verde Valley Virus'.O15])" office:value-type="float" office:value="15" calcext:value-type="float">
            <text:p>15</text:p>
          </table:table-cell>
          <table:table-cell table:formula="of:=IF([$'Verde Valley Virus'.P15]=0;&quot;&quot;;[$'Verde Valley Virus'.P15])" office:value-type="float" office:value="88" calcext:value-type="float">
            <text:p>88</text:p>
          </table:table-cell>
          <table:table-cell table:formula="of:=IF([$'Verde Valley Virus'.Q15]=0;&quot;&quot;;[$'Verde Valley Virus'.Q15])" office:value-type="float" office:value="58" calcext:value-type="float">
            <text:p>58</text:p>
          </table:table-cell>
          <table:table-cell table:formula="of:=IF([$'Verde Valley Virus'.R15]=0;&quot;&quot;;[$'Verde Valley Virus'.R15])" office:value-type="float" office:value="35" calcext:value-type="float">
            <text:p>35</text:p>
          </table:table-cell>
          <table:table-cell table:style-name="ce4" table:formula="of:=IF([$'Verde Valley Virus'.S15]=0;&quot;&quot;;[$'Verde Valley Virus'.S15])" office:value-type="float" office:value="7" calcext:value-type="float">
            <text:p>7</text:p>
          </table:table-cell>
          <table:table-cell table:formula="of:=IF([$'Verde Valley Virus'.T15]=0;&quot;&quot;;[$'Verde Valley Virus'.T15])" office:value-type="float" office:value="21" calcext:value-type="float">
            <text:p>21</text:p>
          </table:table-cell>
          <table:table-cell table:formula="of:=IF([$'Verde Valley Virus'.U15]=0;&quot;&quot;;[$'Verde Valley Virus'.U15])" office:value-type="float" office:value="179" calcext:value-type="float">
            <text:p>179</text:p>
          </table:table-cell>
          <table:table-cell table:formula="of:=IF([$'Verde Valley Virus'.V15]=0;&quot;&quot;;[$'Verde Valley Virus'.V15])" office:value-type="float" office:value="58" calcext:value-type="float">
            <text:p>58</text:p>
          </table:table-cell>
          <table:table-cell table:formula="of:=IF([$'Verde Valley Virus'.W15]=0;&quot;&quot;;[$'Verde Valley Virus'.W15])" office:value-type="float" office:value="38" calcext:value-type="float">
            <text:p>38</text:p>
          </table:table-cell>
          <table:table-cell table:formula="of:=IF([$'Verde Valley Virus'.X15]=0;&quot;&quot;;[$'Verde Valley Virus'.X15])" office:value-type="float" office:value="28" calcext:value-type="float">
            <text:p>28</text:p>
          </table:table-cell>
          <table:table-cell table:formula="of:=IF([$'Verde Valley Virus'.Y15]=0;&quot;&quot;;[$'Verde Valley Virus'.Y15])" office:value-type="float" office:value="287" calcext:value-type="float">
            <text:p>287</text:p>
          </table:table-cell>
          <table:table-cell table:formula="of:=IF([$'Verde Valley Virus'.Z15]=0;&quot;&quot;;[$'Verde Valley Virus'.Z15])" office:value-type="float" office:value="261" calcext:value-type="float">
            <text:p>261</text:p>
          </table:table-cell>
          <table:table-cell table:formula="of:=IF([$'Verde Valley Virus'.AA15]=0;&quot;&quot;;[$'Verde Valley Virus'.AA15])" office:value-type="float" office:value="18" calcext:value-type="float">
            <text:p>18</text:p>
          </table:table-cell>
          <table:table-cell table:formula="of:=IF([$'Verde Valley Virus'.AB15]=0;&quot;&quot;;[$'Verde Valley Virus'.AB15])" office:value-type="float" office:value="74" calcext:value-type="float">
            <text:p>74</text:p>
          </table:table-cell>
          <table:table-cell table:formula="of:=IF([$'Verde Valley Virus'.AC15]=0;&quot;&quot;;[$'Verde Valley Virus'.AC15])" office:value-type="float" office:value="17" calcext:value-type="float">
            <text:p>17</text:p>
          </table:table-cell>
          <table:table-cell table:formula="of:=IF([$'Verde Valley Virus'.AD15]=0;&quot;&quot;;[$'Verde Valley Virus'.AD15])" office:value-type="float" office:value="1" calcext:value-type="float">
            <text:p>1</text:p>
          </table:table-cell>
          <table:table-cell table:formula="of:=IF([$'Verde Valley Virus'.AE15]=0;&quot;&quot;;[$'Verde Valley Virus'.AE15])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IF([$'Verde Valley Virus'.M16]=0;&quot;&quot;;[$'Verde Valley Virus'.M16])" office:value-type="float" office:value="5" calcext:value-type="float">
            <text:p>5</text:p>
          </table:table-cell>
          <table:table-cell table:formula="of:=IF([$'Verde Valley Virus'.N16]=0;&quot;&quot;;[$'Verde Valley Virus'.N16])" office:value-type="float" office:value="6" calcext:value-type="float">
            <text:p>6</text:p>
          </table:table-cell>
          <table:table-cell table:formula="of:=IF([$'Verde Valley Virus'.O16]=0;&quot;&quot;;[$'Verde Valley Virus'.O16])" office:value-type="float" office:value="15" calcext:value-type="float">
            <text:p>15</text:p>
          </table:table-cell>
          <table:table-cell table:formula="of:=IF([$'Verde Valley Virus'.P16]=0;&quot;&quot;;[$'Verde Valley Virus'.P16])" office:value-type="float" office:value="93" calcext:value-type="float">
            <text:p>93</text:p>
          </table:table-cell>
          <table:table-cell table:formula="of:=IF([$'Verde Valley Virus'.Q16]=0;&quot;&quot;;[$'Verde Valley Virus'.Q16])" office:value-type="float" office:value="64" calcext:value-type="float">
            <text:p>64</text:p>
          </table:table-cell>
          <table:table-cell table:formula="of:=IF([$'Verde Valley Virus'.R16]=0;&quot;&quot;;[$'Verde Valley Virus'.R16])" office:value-type="float" office:value="40" calcext:value-type="float">
            <text:p>40</text:p>
          </table:table-cell>
          <table:table-cell table:style-name="ce4" table:formula="of:=IF([$'Verde Valley Virus'.S16]=0;&quot;&quot;;[$'Verde Valley Virus'.S16])" office:value-type="float" office:value="7" calcext:value-type="float">
            <text:p>7</text:p>
          </table:table-cell>
          <table:table-cell table:formula="of:=IF([$'Verde Valley Virus'.T16]=0;&quot;&quot;;[$'Verde Valley Virus'.T16])" office:value-type="float" office:value="23" calcext:value-type="float">
            <text:p>23</text:p>
          </table:table-cell>
          <table:table-cell table:formula="of:=IF([$'Verde Valley Virus'.U16]=0;&quot;&quot;;[$'Verde Valley Virus'.U16])" office:value-type="float" office:value="183" calcext:value-type="float">
            <text:p>183</text:p>
          </table:table-cell>
          <table:table-cell table:formula="of:=IF([$'Verde Valley Virus'.V16]=0;&quot;&quot;;[$'Verde Valley Virus'.V16])" office:value-type="float" office:value="69" calcext:value-type="float">
            <text:p>69</text:p>
          </table:table-cell>
          <table:table-cell table:formula="of:=IF([$'Verde Valley Virus'.W16]=0;&quot;&quot;;[$'Verde Valley Virus'.W16])" office:value-type="float" office:value="40" calcext:value-type="float">
            <text:p>40</text:p>
          </table:table-cell>
          <table:table-cell table:formula="of:=IF([$'Verde Valley Virus'.X16]=0;&quot;&quot;;[$'Verde Valley Virus'.X16])" office:value-type="float" office:value="30" calcext:value-type="float">
            <text:p>30</text:p>
          </table:table-cell>
          <table:table-cell table:formula="of:=IF([$'Verde Valley Virus'.Y16]=0;&quot;&quot;;[$'Verde Valley Virus'.Y16])" office:value-type="float" office:value="304" calcext:value-type="float">
            <text:p>304</text:p>
          </table:table-cell>
          <table:table-cell table:formula="of:=IF([$'Verde Valley Virus'.Z16]=0;&quot;&quot;;[$'Verde Valley Virus'.Z16])" office:value-type="float" office:value="289" calcext:value-type="float">
            <text:p>289</text:p>
          </table:table-cell>
          <table:table-cell table:formula="of:=IF([$'Verde Valley Virus'.AA16]=0;&quot;&quot;;[$'Verde Valley Virus'.AA16])" office:value-type="float" office:value="23" calcext:value-type="float">
            <text:p>23</text:p>
          </table:table-cell>
          <table:table-cell table:formula="of:=IF([$'Verde Valley Virus'.AB16]=0;&quot;&quot;;[$'Verde Valley Virus'.AB16])" office:value-type="float" office:value="78" calcext:value-type="float">
            <text:p>78</text:p>
          </table:table-cell>
          <table:table-cell table:formula="of:=IF([$'Verde Valley Virus'.AC16]=0;&quot;&quot;;[$'Verde Valley Virus'.AC16])" office:value-type="float" office:value="14" calcext:value-type="float">
            <text:p>14</text:p>
          </table:table-cell>
          <table:table-cell table:formula="of:=IF([$'Verde Valley Virus'.AD16]=0;&quot;&quot;;[$'Verde Valley Virus'.AD16])" office:value-type="float" office:value="1" calcext:value-type="float">
            <text:p>1</text:p>
          </table:table-cell>
          <table:table-cell table:formula="of:=IF([$'Verde Valley Virus'.AE16]=0;&quot;&quot;;[$'Verde Valley Virus'.AE16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M17]=0;&quot;&quot;;[$'Verde Valley Virus'.M17])" office:value-type="float" office:value="4" calcext:value-type="float">
            <text:p>4</text:p>
          </table:table-cell>
          <table:table-cell table:style-name="ce4" table:formula="of:=IF([$'Verde Valley Virus'.N17]=0;&quot;&quot;;[$'Verde Valley Virus'.N17])" office:value-type="float" office:value="6" calcext:value-type="float">
            <text:p>6</text:p>
          </table:table-cell>
          <table:table-cell table:style-name="ce4" table:formula="of:=IF([$'Verde Valley Virus'.O17]=0;&quot;&quot;;[$'Verde Valley Virus'.O17])" office:value-type="float" office:value="15" calcext:value-type="float">
            <text:p>15</text:p>
          </table:table-cell>
          <table:table-cell table:style-name="ce4" table:formula="of:=IF([$'Verde Valley Virus'.P17]=0;&quot;&quot;;[$'Verde Valley Virus'.P17])" office:value-type="float" office:value="106" calcext:value-type="float">
            <text:p>106</text:p>
          </table:table-cell>
          <table:table-cell table:style-name="ce4" table:formula="of:=IF([$'Verde Valley Virus'.Q17]=0;&quot;&quot;;[$'Verde Valley Virus'.Q17])" office:value-type="float" office:value="64" calcext:value-type="float">
            <text:p>64</text:p>
          </table:table-cell>
          <table:table-cell table:style-name="ce4" table:formula="of:=IF([$'Verde Valley Virus'.R17]=0;&quot;&quot;;[$'Verde Valley Virus'.R17])" office:value-type="float" office:value="42" calcext:value-type="float">
            <text:p>42</text:p>
          </table:table-cell>
          <table:table-cell table:style-name="ce4" table:formula="of:=IF([$'Verde Valley Virus'.S17]=0;&quot;&quot;;[$'Verde Valley Virus'.S17])" office:value-type="float" office:value="7" calcext:value-type="float">
            <text:p>7</text:p>
          </table:table-cell>
          <table:table-cell table:style-name="ce4" table:formula="of:=IF([$'Verde Valley Virus'.T17]=0;&quot;&quot;;[$'Verde Valley Virus'.T17])" office:value-type="float" office:value="23" calcext:value-type="float">
            <text:p>23</text:p>
          </table:table-cell>
          <table:table-cell table:style-name="ce4" table:formula="of:=IF([$'Verde Valley Virus'.U17]=0;&quot;&quot;;[$'Verde Valley Virus'.U17])" office:value-type="float" office:value="185" calcext:value-type="float">
            <text:p>185</text:p>
          </table:table-cell>
          <table:table-cell table:style-name="ce4" table:formula="of:=IF([$'Verde Valley Virus'.V17]=0;&quot;&quot;;[$'Verde Valley Virus'.V17])" office:value-type="float" office:value="70" calcext:value-type="float">
            <text:p>70</text:p>
          </table:table-cell>
          <table:table-cell table:style-name="ce4" table:formula="of:=IF([$'Verde Valley Virus'.W17]=0;&quot;&quot;;[$'Verde Valley Virus'.W17])" office:value-type="float" office:value="40" calcext:value-type="float">
            <text:p>40</text:p>
          </table:table-cell>
          <table:table-cell table:style-name="ce4" table:formula="of:=IF([$'Verde Valley Virus'.X17]=0;&quot;&quot;;[$'Verde Valley Virus'.X17])" office:value-type="float" office:value="30" calcext:value-type="float">
            <text:p>30</text:p>
          </table:table-cell>
          <table:table-cell table:style-name="ce4" table:formula="of:=IF([$'Verde Valley Virus'.Y17]=0;&quot;&quot;;[$'Verde Valley Virus'.Y17])" office:value-type="float" office:value="307" calcext:value-type="float">
            <text:p>307</text:p>
          </table:table-cell>
          <table:table-cell table:style-name="ce4" table:formula="of:=IF([$'Verde Valley Virus'.Z17]=0;&quot;&quot;;[$'Verde Valley Virus'.Z17])" office:value-type="float" office:value="292" calcext:value-type="float">
            <text:p>292</text:p>
          </table:table-cell>
          <table:table-cell table:style-name="ce4" table:formula="of:=IF([$'Verde Valley Virus'.AA17]=0;&quot;&quot;;[$'Verde Valley Virus'.AA17])" office:value-type="float" office:value="24" calcext:value-type="float">
            <text:p>24</text:p>
          </table:table-cell>
          <table:table-cell table:style-name="ce4" table:formula="of:=IF([$'Verde Valley Virus'.AB17]=0;&quot;&quot;;[$'Verde Valley Virus'.AB17])" office:value-type="float" office:value="78" calcext:value-type="float">
            <text:p>78</text:p>
          </table:table-cell>
          <table:table-cell table:style-name="ce4" table:formula="of:=IF([$'Verde Valley Virus'.AC17]=0;&quot;&quot;;[$'Verde Valley Virus'.AC17])" office:value-type="float" office:value="15" calcext:value-type="float">
            <text:p>15</text:p>
          </table:table-cell>
          <table:table-cell table:style-name="ce4" table:formula="of:=IF([$'Verde Valley Virus'.AD17]=0;&quot;&quot;;[$'Verde Valley Virus'.AD17])" office:value-type="float" office:value="1" calcext:value-type="float">
            <text:p>1</text:p>
          </table:table-cell>
          <table:table-cell table:style-name="ce4" table:formula="of:=IF([$'Verde Valley Virus'.AE17]=0;&quot;&quot;;[$'Verde Valley Virus'.AE17]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IF([$'Verde Valley Virus'.M18]=0;&quot;&quot;;[$'Verde Valley Virus'.M18])" office:value-type="float" office:value="4" calcext:value-type="float">
            <text:p>4</text:p>
          </table:table-cell>
          <table:table-cell table:formula="of:=IF([$'Verde Valley Virus'.N18]=0;&quot;&quot;;[$'Verde Valley Virus'.N18])" office:value-type="float" office:value="6" calcext:value-type="float">
            <text:p>6</text:p>
          </table:table-cell>
          <table:table-cell table:formula="of:=IF([$'Verde Valley Virus'.O18]=0;&quot;&quot;;[$'Verde Valley Virus'.O18])" office:value-type="float" office:value="16" calcext:value-type="float">
            <text:p>16</text:p>
          </table:table-cell>
          <table:table-cell table:formula="of:=IF([$'Verde Valley Virus'.P18]=0;&quot;&quot;;[$'Verde Valley Virus'.P18])" office:value-type="float" office:value="106" calcext:value-type="float">
            <text:p>106</text:p>
          </table:table-cell>
          <table:table-cell table:formula="of:=IF([$'Verde Valley Virus'.Q18]=0;&quot;&quot;;[$'Verde Valley Virus'.Q18])" office:value-type="float" office:value="65" calcext:value-type="float">
            <text:p>65</text:p>
          </table:table-cell>
          <table:table-cell table:formula="of:=IF([$'Verde Valley Virus'.R18]=0;&quot;&quot;;[$'Verde Valley Virus'.R18])" office:value-type="float" office:value="42" calcext:value-type="float">
            <text:p>42</text:p>
          </table:table-cell>
          <table:table-cell table:style-name="ce4" table:formula="of:=IF([$'Verde Valley Virus'.S18]=0;&quot;&quot;;[$'Verde Valley Virus'.S18])" office:value-type="float" office:value="7" calcext:value-type="float">
            <text:p>7</text:p>
          </table:table-cell>
          <table:table-cell table:formula="of:=IF([$'Verde Valley Virus'.T18]=0;&quot;&quot;;[$'Verde Valley Virus'.T18])" office:value-type="float" office:value="23" calcext:value-type="float">
            <text:p>23</text:p>
          </table:table-cell>
          <table:table-cell table:formula="of:=IF([$'Verde Valley Virus'.U18]=0;&quot;&quot;;[$'Verde Valley Virus'.U18])" office:value-type="float" office:value="187" calcext:value-type="float">
            <text:p>187</text:p>
          </table:table-cell>
          <table:table-cell table:formula="of:=IF([$'Verde Valley Virus'.V18]=0;&quot;&quot;;[$'Verde Valley Virus'.V18])" office:value-type="float" office:value="71" calcext:value-type="float">
            <text:p>71</text:p>
          </table:table-cell>
          <table:table-cell table:formula="of:=IF([$'Verde Valley Virus'.W18]=0;&quot;&quot;;[$'Verde Valley Virus'.W18])" office:value-type="float" office:value="40" calcext:value-type="float">
            <text:p>40</text:p>
          </table:table-cell>
          <table:table-cell table:formula="of:=IF([$'Verde Valley Virus'.X18]=0;&quot;&quot;;[$'Verde Valley Virus'.X18])" office:value-type="float" office:value="30" calcext:value-type="float">
            <text:p>30</text:p>
          </table:table-cell>
          <table:table-cell table:formula="of:=IF([$'Verde Valley Virus'.Y18]=0;&quot;&quot;;[$'Verde Valley Virus'.Y18])" office:value-type="float" office:value="311" calcext:value-type="float">
            <text:p>311</text:p>
          </table:table-cell>
          <table:table-cell table:formula="of:=IF([$'Verde Valley Virus'.Z18]=0;&quot;&quot;;[$'Verde Valley Virus'.Z18])" office:value-type="float" office:value="300" calcext:value-type="float">
            <text:p>300</text:p>
          </table:table-cell>
          <table:table-cell table:formula="of:=IF([$'Verde Valley Virus'.AA18]=0;&quot;&quot;;[$'Verde Valley Virus'.AA18])" office:value-type="float" office:value="25" calcext:value-type="float">
            <text:p>25</text:p>
          </table:table-cell>
          <table:table-cell table:formula="of:=IF([$'Verde Valley Virus'.AB18]=0;&quot;&quot;;[$'Verde Valley Virus'.AB18])" office:value-type="float" office:value="81" calcext:value-type="float">
            <text:p>81</text:p>
          </table:table-cell>
          <table:table-cell table:formula="of:=IF([$'Verde Valley Virus'.AC18]=0;&quot;&quot;;[$'Verde Valley Virus'.AC18])" office:value-type="float" office:value="17" calcext:value-type="float">
            <text:p>17</text:p>
          </table:table-cell>
          <table:table-cell table:formula="of:=IF([$'Verde Valley Virus'.AD18]=0;&quot;&quot;;[$'Verde Valley Virus'.AD18])" office:value-type="float" office:value="1" calcext:value-type="float">
            <text:p>1</text:p>
          </table:table-cell>
          <table:table-cell table:formula="of:=IF([$'Verde Valley Virus'.AE18]=0;&quot;&quot;;[$'Verde Valley Virus'.AE18]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style-name="ce3" table:formula="of:=IF([$'Verde Valley Virus'.A19]=0;&quot;&quot;;[$'Verde Valley Virus'.A19])">
            <text:p/>
          </table:table-cell>
          <table:table-cell table:formula="of:=IF([$'Verde Valley Virus'.M19]=0;&quot;&quot;;[$'Verde Valley Virus'.M19])">
            <text:p/>
          </table:table-cell>
          <table:table-cell table:formula="of:=IF([$'Verde Valley Virus'.N19]=0;&quot;&quot;;[$'Verde Valley Virus'.N19])">
            <text:p/>
          </table:table-cell>
          <table:table-cell table:formula="of:=IF([$'Verde Valley Virus'.O19]=0;&quot;&quot;;[$'Verde Valley Virus'.O19])">
            <text:p/>
          </table:table-cell>
          <table:table-cell table:formula="of:=IF([$'Verde Valley Virus'.P19]=0;&quot;&quot;;[$'Verde Valley Virus'.P19])">
            <text:p/>
          </table:table-cell>
          <table:table-cell table:formula="of:=IF([$'Verde Valley Virus'.Q19]=0;&quot;&quot;;[$'Verde Valley Virus'.Q19])">
            <text:p/>
          </table:table-cell>
          <table:table-cell table:formula="of:=IF([$'Verde Valley Virus'.R19]=0;&quot;&quot;;[$'Verde Valley Virus'.R19])">
            <text:p/>
          </table:table-cell>
          <table:table-cell table:style-name="ce4" table:formula="of:=IF([$'Verde Valley Virus'.S19]=0;&quot;&quot;;[$'Verde Valley Virus'.S19])">
            <text:p/>
          </table:table-cell>
          <table:table-cell table:formula="of:=IF([$'Verde Valley Virus'.T19]=0;&quot;&quot;;[$'Verde Valley Virus'.T19])">
            <text:p/>
          </table:table-cell>
          <table:table-cell table:formula="of:=IF([$'Verde Valley Virus'.U19]=0;&quot;&quot;;[$'Verde Valley Virus'.U19])">
            <text:p/>
          </table:table-cell>
          <table:table-cell table:formula="of:=IF([$'Verde Valley Virus'.V19]=0;&quot;&quot;;[$'Verde Valley Virus'.V19])">
            <text:p/>
          </table:table-cell>
          <table:table-cell table:formula="of:=IF([$'Verde Valley Virus'.W19]=0;&quot;&quot;;[$'Verde Valley Virus'.W19])">
            <text:p/>
          </table:table-cell>
          <table:table-cell table:formula="of:=IF([$'Verde Valley Virus'.X19]=0;&quot;&quot;;[$'Verde Valley Virus'.X19])">
            <text:p/>
          </table:table-cell>
          <table:table-cell table:formula="of:=IF([$'Verde Valley Virus'.Y19]=0;&quot;&quot;;[$'Verde Valley Virus'.Y19])">
            <text:p/>
          </table:table-cell>
          <table:table-cell table:formula="of:=IF([$'Verde Valley Virus'.Z19]=0;&quot;&quot;;[$'Verde Valley Virus'.Z19])">
            <text:p/>
          </table:table-cell>
          <table:table-cell table:formula="of:=IF([$'Verde Valley Virus'.AA19]=0;&quot;&quot;;[$'Verde Valley Virus'.AA19])">
            <text:p/>
          </table:table-cell>
          <table:table-cell table:formula="of:=IF([$'Verde Valley Virus'.AB19]=0;&quot;&quot;;[$'Verde Valley Virus'.AB19])">
            <text:p/>
          </table:table-cell>
          <table:table-cell table:formula="of:=IF([$'Verde Valley Virus'.AC19]=0;&quot;&quot;;[$'Verde Valley Virus'.AC19])">
            <text:p/>
          </table:table-cell>
          <table:table-cell table:formula="of:=IF([$'Verde Valley Virus'.AD19]=0;&quot;&quot;;[$'Verde Valley Virus'.AD19])">
            <text:p/>
          </table:table-cell>
          <table:table-cell table:formula="of:=IF([$'Verde Valley Virus'.AE19]=0;&quot;&quot;;[$'Verde Valley Virus'.AE19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0]=0;&quot;&quot;;[$'Verde Valley Virus'.A20])">
            <text:p/>
          </table:table-cell>
          <table:table-cell table:formula="of:=IF([$'Verde Valley Virus'.M20]=0;&quot;&quot;;[$'Verde Valley Virus'.M20])">
            <text:p/>
          </table:table-cell>
          <table:table-cell table:formula="of:=IF([$'Verde Valley Virus'.N20]=0;&quot;&quot;;[$'Verde Valley Virus'.N20])">
            <text:p/>
          </table:table-cell>
          <table:table-cell table:formula="of:=IF([$'Verde Valley Virus'.O20]=0;&quot;&quot;;[$'Verde Valley Virus'.O20])">
            <text:p/>
          </table:table-cell>
          <table:table-cell table:formula="of:=IF([$'Verde Valley Virus'.P20]=0;&quot;&quot;;[$'Verde Valley Virus'.P20])">
            <text:p/>
          </table:table-cell>
          <table:table-cell table:formula="of:=IF([$'Verde Valley Virus'.Q20]=0;&quot;&quot;;[$'Verde Valley Virus'.Q20])">
            <text:p/>
          </table:table-cell>
          <table:table-cell table:formula="of:=IF([$'Verde Valley Virus'.R20]=0;&quot;&quot;;[$'Verde Valley Virus'.R20])">
            <text:p/>
          </table:table-cell>
          <table:table-cell table:style-name="ce4" table:formula="of:=IF([$'Verde Valley Virus'.S20]=0;&quot;&quot;;[$'Verde Valley Virus'.S20])">
            <text:p/>
          </table:table-cell>
          <table:table-cell table:formula="of:=IF([$'Verde Valley Virus'.T20]=0;&quot;&quot;;[$'Verde Valley Virus'.T20])">
            <text:p/>
          </table:table-cell>
          <table:table-cell table:formula="of:=IF([$'Verde Valley Virus'.U20]=0;&quot;&quot;;[$'Verde Valley Virus'.U20])">
            <text:p/>
          </table:table-cell>
          <table:table-cell table:formula="of:=IF([$'Verde Valley Virus'.V20]=0;&quot;&quot;;[$'Verde Valley Virus'.V20])">
            <text:p/>
          </table:table-cell>
          <table:table-cell table:formula="of:=IF([$'Verde Valley Virus'.W20]=0;&quot;&quot;;[$'Verde Valley Virus'.W20])">
            <text:p/>
          </table:table-cell>
          <table:table-cell table:formula="of:=IF([$'Verde Valley Virus'.X20]=0;&quot;&quot;;[$'Verde Valley Virus'.X20])">
            <text:p/>
          </table:table-cell>
          <table:table-cell table:formula="of:=IF([$'Verde Valley Virus'.Y20]=0;&quot;&quot;;[$'Verde Valley Virus'.Y20])">
            <text:p/>
          </table:table-cell>
          <table:table-cell table:formula="of:=IF([$'Verde Valley Virus'.Z20]=0;&quot;&quot;;[$'Verde Valley Virus'.Z20])">
            <text:p/>
          </table:table-cell>
          <table:table-cell table:formula="of:=IF([$'Verde Valley Virus'.AA20]=0;&quot;&quot;;[$'Verde Valley Virus'.AA20])">
            <text:p/>
          </table:table-cell>
          <table:table-cell table:formula="of:=IF([$'Verde Valley Virus'.AB20]=0;&quot;&quot;;[$'Verde Valley Virus'.AB20])">
            <text:p/>
          </table:table-cell>
          <table:table-cell table:formula="of:=IF([$'Verde Valley Virus'.AC20]=0;&quot;&quot;;[$'Verde Valley Virus'.AC20])">
            <text:p/>
          </table:table-cell>
          <table:table-cell table:formula="of:=IF([$'Verde Valley Virus'.AD20]=0;&quot;&quot;;[$'Verde Valley Virus'.AD20])">
            <text:p/>
          </table:table-cell>
          <table:table-cell table:formula="of:=IF([$'Verde Valley Virus'.AE20]=0;&quot;&quot;;[$'Verde Valley Virus'.AE20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1]=0;&quot;&quot;;[$'Verde Valley Virus'.A21])">
            <text:p/>
          </table:table-cell>
          <table:table-cell table:formula="of:=IF([$'Verde Valley Virus'.M21]=0;&quot;&quot;;[$'Verde Valley Virus'.M21])">
            <text:p/>
          </table:table-cell>
          <table:table-cell table:formula="of:=IF([$'Verde Valley Virus'.N21]=0;&quot;&quot;;[$'Verde Valley Virus'.N21])">
            <text:p/>
          </table:table-cell>
          <table:table-cell table:formula="of:=IF([$'Verde Valley Virus'.O21]=0;&quot;&quot;;[$'Verde Valley Virus'.O21])">
            <text:p/>
          </table:table-cell>
          <table:table-cell table:formula="of:=IF([$'Verde Valley Virus'.P21]=0;&quot;&quot;;[$'Verde Valley Virus'.P21])">
            <text:p/>
          </table:table-cell>
          <table:table-cell table:formula="of:=IF([$'Verde Valley Virus'.Q21]=0;&quot;&quot;;[$'Verde Valley Virus'.Q21])">
            <text:p/>
          </table:table-cell>
          <table:table-cell table:formula="of:=IF([$'Verde Valley Virus'.R21]=0;&quot;&quot;;[$'Verde Valley Virus'.R21])">
            <text:p/>
          </table:table-cell>
          <table:table-cell table:style-name="ce4" table:formula="of:=IF([$'Verde Valley Virus'.S21]=0;&quot;&quot;;[$'Verde Valley Virus'.S21])">
            <text:p/>
          </table:table-cell>
          <table:table-cell table:formula="of:=IF([$'Verde Valley Virus'.T21]=0;&quot;&quot;;[$'Verde Valley Virus'.T21])">
            <text:p/>
          </table:table-cell>
          <table:table-cell table:formula="of:=IF([$'Verde Valley Virus'.U21]=0;&quot;&quot;;[$'Verde Valley Virus'.U21])">
            <text:p/>
          </table:table-cell>
          <table:table-cell table:formula="of:=IF([$'Verde Valley Virus'.V21]=0;&quot;&quot;;[$'Verde Valley Virus'.V21])">
            <text:p/>
          </table:table-cell>
          <table:table-cell table:formula="of:=IF([$'Verde Valley Virus'.W21]=0;&quot;&quot;;[$'Verde Valley Virus'.W21])">
            <text:p/>
          </table:table-cell>
          <table:table-cell table:formula="of:=IF([$'Verde Valley Virus'.X21]=0;&quot;&quot;;[$'Verde Valley Virus'.X21])">
            <text:p/>
          </table:table-cell>
          <table:table-cell table:formula="of:=IF([$'Verde Valley Virus'.Y21]=0;&quot;&quot;;[$'Verde Valley Virus'.Y21])">
            <text:p/>
          </table:table-cell>
          <table:table-cell table:formula="of:=IF([$'Verde Valley Virus'.Z21]=0;&quot;&quot;;[$'Verde Valley Virus'.Z21])">
            <text:p/>
          </table:table-cell>
          <table:table-cell table:formula="of:=IF([$'Verde Valley Virus'.AA21]=0;&quot;&quot;;[$'Verde Valley Virus'.AA21])">
            <text:p/>
          </table:table-cell>
          <table:table-cell table:formula="of:=IF([$'Verde Valley Virus'.AB21]=0;&quot;&quot;;[$'Verde Valley Virus'.AB21])">
            <text:p/>
          </table:table-cell>
          <table:table-cell table:formula="of:=IF([$'Verde Valley Virus'.AC21]=0;&quot;&quot;;[$'Verde Valley Virus'.AC21])">
            <text:p/>
          </table:table-cell>
          <table:table-cell table:formula="of:=IF([$'Verde Valley Virus'.AD21]=0;&quot;&quot;;[$'Verde Valley Virus'.AD21])">
            <text:p/>
          </table:table-cell>
          <table:table-cell table:formula="of:=IF([$'Verde Valley Virus'.AE21]=0;&quot;&quot;;[$'Verde Valley Virus'.AE21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2]=0;&quot;&quot;;[$'Verde Valley Virus'.A22])">
            <text:p/>
          </table:table-cell>
          <table:table-cell table:formula="of:=IF([$'Verde Valley Virus'.M22]=0;&quot;&quot;;[$'Verde Valley Virus'.M22])">
            <text:p/>
          </table:table-cell>
          <table:table-cell table:formula="of:=IF([$'Verde Valley Virus'.N22]=0;&quot;&quot;;[$'Verde Valley Virus'.N22])">
            <text:p/>
          </table:table-cell>
          <table:table-cell table:formula="of:=IF([$'Verde Valley Virus'.O22]=0;&quot;&quot;;[$'Verde Valley Virus'.O22])">
            <text:p/>
          </table:table-cell>
          <table:table-cell table:formula="of:=IF([$'Verde Valley Virus'.P22]=0;&quot;&quot;;[$'Verde Valley Virus'.P22])">
            <text:p/>
          </table:table-cell>
          <table:table-cell table:formula="of:=IF([$'Verde Valley Virus'.Q22]=0;&quot;&quot;;[$'Verde Valley Virus'.Q22])">
            <text:p/>
          </table:table-cell>
          <table:table-cell table:formula="of:=IF([$'Verde Valley Virus'.R22]=0;&quot;&quot;;[$'Verde Valley Virus'.R22])">
            <text:p/>
          </table:table-cell>
          <table:table-cell table:style-name="ce4" table:formula="of:=IF([$'Verde Valley Virus'.S22]=0;&quot;&quot;;[$'Verde Valley Virus'.S22])">
            <text:p/>
          </table:table-cell>
          <table:table-cell table:formula="of:=IF([$'Verde Valley Virus'.T22]=0;&quot;&quot;;[$'Verde Valley Virus'.T22])">
            <text:p/>
          </table:table-cell>
          <table:table-cell table:formula="of:=IF([$'Verde Valley Virus'.U22]=0;&quot;&quot;;[$'Verde Valley Virus'.U22])">
            <text:p/>
          </table:table-cell>
          <table:table-cell table:formula="of:=IF([$'Verde Valley Virus'.V22]=0;&quot;&quot;;[$'Verde Valley Virus'.V22])">
            <text:p/>
          </table:table-cell>
          <table:table-cell table:formula="of:=IF([$'Verde Valley Virus'.W22]=0;&quot;&quot;;[$'Verde Valley Virus'.W22])">
            <text:p/>
          </table:table-cell>
          <table:table-cell table:formula="of:=IF([$'Verde Valley Virus'.X22]=0;&quot;&quot;;[$'Verde Valley Virus'.X22])">
            <text:p/>
          </table:table-cell>
          <table:table-cell table:formula="of:=IF([$'Verde Valley Virus'.Y22]=0;&quot;&quot;;[$'Verde Valley Virus'.Y22])">
            <text:p/>
          </table:table-cell>
          <table:table-cell table:formula="of:=IF([$'Verde Valley Virus'.Z22]=0;&quot;&quot;;[$'Verde Valley Virus'.Z22])">
            <text:p/>
          </table:table-cell>
          <table:table-cell table:formula="of:=IF([$'Verde Valley Virus'.AA22]=0;&quot;&quot;;[$'Verde Valley Virus'.AA22])">
            <text:p/>
          </table:table-cell>
          <table:table-cell table:formula="of:=IF([$'Verde Valley Virus'.AB22]=0;&quot;&quot;;[$'Verde Valley Virus'.AB22])">
            <text:p/>
          </table:table-cell>
          <table:table-cell table:formula="of:=IF([$'Verde Valley Virus'.AC22]=0;&quot;&quot;;[$'Verde Valley Virus'.AC22])">
            <text:p/>
          </table:table-cell>
          <table:table-cell table:formula="of:=IF([$'Verde Valley Virus'.AD22]=0;&quot;&quot;;[$'Verde Valley Virus'.AD22])">
            <text:p/>
          </table:table-cell>
          <table:table-cell table:formula="of:=IF([$'Verde Valley Virus'.AE22]=0;&quot;&quot;;[$'Verde Valley Virus'.AE22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3]=0;&quot;&quot;;[$'Verde Valley Virus'.A23])">
            <text:p/>
          </table:table-cell>
          <table:table-cell table:formula="of:=IF([$'Verde Valley Virus'.M23]=0;&quot;&quot;;[$'Verde Valley Virus'.M23])">
            <text:p/>
          </table:table-cell>
          <table:table-cell table:formula="of:=IF([$'Verde Valley Virus'.N23]=0;&quot;&quot;;[$'Verde Valley Virus'.N23])">
            <text:p/>
          </table:table-cell>
          <table:table-cell table:formula="of:=IF([$'Verde Valley Virus'.O23]=0;&quot;&quot;;[$'Verde Valley Virus'.O23])">
            <text:p/>
          </table:table-cell>
          <table:table-cell table:formula="of:=IF([$'Verde Valley Virus'.P23]=0;&quot;&quot;;[$'Verde Valley Virus'.P23])">
            <text:p/>
          </table:table-cell>
          <table:table-cell table:formula="of:=IF([$'Verde Valley Virus'.Q23]=0;&quot;&quot;;[$'Verde Valley Virus'.Q23])">
            <text:p/>
          </table:table-cell>
          <table:table-cell table:formula="of:=IF([$'Verde Valley Virus'.R23]=0;&quot;&quot;;[$'Verde Valley Virus'.R23])">
            <text:p/>
          </table:table-cell>
          <table:table-cell table:style-name="ce4" table:formula="of:=IF([$'Verde Valley Virus'.S23]=0;&quot;&quot;;[$'Verde Valley Virus'.S23])">
            <text:p/>
          </table:table-cell>
          <table:table-cell table:formula="of:=IF([$'Verde Valley Virus'.T23]=0;&quot;&quot;;[$'Verde Valley Virus'.T23])">
            <text:p/>
          </table:table-cell>
          <table:table-cell table:formula="of:=IF([$'Verde Valley Virus'.U23]=0;&quot;&quot;;[$'Verde Valley Virus'.U23])">
            <text:p/>
          </table:table-cell>
          <table:table-cell table:formula="of:=IF([$'Verde Valley Virus'.V23]=0;&quot;&quot;;[$'Verde Valley Virus'.V23])">
            <text:p/>
          </table:table-cell>
          <table:table-cell table:formula="of:=IF([$'Verde Valley Virus'.W23]=0;&quot;&quot;;[$'Verde Valley Virus'.W23])">
            <text:p/>
          </table:table-cell>
          <table:table-cell table:formula="of:=IF([$'Verde Valley Virus'.X23]=0;&quot;&quot;;[$'Verde Valley Virus'.X23])">
            <text:p/>
          </table:table-cell>
          <table:table-cell table:formula="of:=IF([$'Verde Valley Virus'.Y23]=0;&quot;&quot;;[$'Verde Valley Virus'.Y23])">
            <text:p/>
          </table:table-cell>
          <table:table-cell table:formula="of:=IF([$'Verde Valley Virus'.Z23]=0;&quot;&quot;;[$'Verde Valley Virus'.Z23])">
            <text:p/>
          </table:table-cell>
          <table:table-cell table:formula="of:=IF([$'Verde Valley Virus'.AA23]=0;&quot;&quot;;[$'Verde Valley Virus'.AA23])">
            <text:p/>
          </table:table-cell>
          <table:table-cell table:formula="of:=IF([$'Verde Valley Virus'.AB23]=0;&quot;&quot;;[$'Verde Valley Virus'.AB23])">
            <text:p/>
          </table:table-cell>
          <table:table-cell table:formula="of:=IF([$'Verde Valley Virus'.AC23]=0;&quot;&quot;;[$'Verde Valley Virus'.AC23])">
            <text:p/>
          </table:table-cell>
          <table:table-cell table:formula="of:=IF([$'Verde Valley Virus'.AD23]=0;&quot;&quot;;[$'Verde Valley Virus'.AD23])">
            <text:p/>
          </table:table-cell>
          <table:table-cell table:formula="of:=IF([$'Verde Valley Virus'.AE23]=0;&quot;&quot;;[$'Verde Valley Virus'.AE23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4]=0;&quot;&quot;;[$'Verde Valley Virus'.A24])">
            <text:p/>
          </table:table-cell>
          <table:table-cell table:formula="of:=IF([$'Verde Valley Virus'.M24]=0;&quot;&quot;;[$'Verde Valley Virus'.M24])">
            <text:p/>
          </table:table-cell>
          <table:table-cell table:formula="of:=IF([$'Verde Valley Virus'.N24]=0;&quot;&quot;;[$'Verde Valley Virus'.N24])">
            <text:p/>
          </table:table-cell>
          <table:table-cell table:formula="of:=IF([$'Verde Valley Virus'.O24]=0;&quot;&quot;;[$'Verde Valley Virus'.O24])">
            <text:p/>
          </table:table-cell>
          <table:table-cell table:formula="of:=IF([$'Verde Valley Virus'.P24]=0;&quot;&quot;;[$'Verde Valley Virus'.P24])">
            <text:p/>
          </table:table-cell>
          <table:table-cell table:formula="of:=IF([$'Verde Valley Virus'.Q24]=0;&quot;&quot;;[$'Verde Valley Virus'.Q24])">
            <text:p/>
          </table:table-cell>
          <table:table-cell table:formula="of:=IF([$'Verde Valley Virus'.R24]=0;&quot;&quot;;[$'Verde Valley Virus'.R24])">
            <text:p/>
          </table:table-cell>
          <table:table-cell table:style-name="ce4" table:formula="of:=IF([$'Verde Valley Virus'.S24]=0;&quot;&quot;;[$'Verde Valley Virus'.S24])">
            <text:p/>
          </table:table-cell>
          <table:table-cell table:formula="of:=IF([$'Verde Valley Virus'.T24]=0;&quot;&quot;;[$'Verde Valley Virus'.T24])">
            <text:p/>
          </table:table-cell>
          <table:table-cell table:formula="of:=IF([$'Verde Valley Virus'.U24]=0;&quot;&quot;;[$'Verde Valley Virus'.U24])">
            <text:p/>
          </table:table-cell>
          <table:table-cell table:formula="of:=IF([$'Verde Valley Virus'.V24]=0;&quot;&quot;;[$'Verde Valley Virus'.V24])">
            <text:p/>
          </table:table-cell>
          <table:table-cell table:formula="of:=IF([$'Verde Valley Virus'.W24]=0;&quot;&quot;;[$'Verde Valley Virus'.W24])">
            <text:p/>
          </table:table-cell>
          <table:table-cell table:formula="of:=IF([$'Verde Valley Virus'.X24]=0;&quot;&quot;;[$'Verde Valley Virus'.X24])">
            <text:p/>
          </table:table-cell>
          <table:table-cell table:formula="of:=IF([$'Verde Valley Virus'.Y24]=0;&quot;&quot;;[$'Verde Valley Virus'.Y24])">
            <text:p/>
          </table:table-cell>
          <table:table-cell table:formula="of:=IF([$'Verde Valley Virus'.Z24]=0;&quot;&quot;;[$'Verde Valley Virus'.Z24])">
            <text:p/>
          </table:table-cell>
          <table:table-cell table:formula="of:=IF([$'Verde Valley Virus'.AA24]=0;&quot;&quot;;[$'Verde Valley Virus'.AA24])">
            <text:p/>
          </table:table-cell>
          <table:table-cell table:formula="of:=IF([$'Verde Valley Virus'.AB24]=0;&quot;&quot;;[$'Verde Valley Virus'.AB24])">
            <text:p/>
          </table:table-cell>
          <table:table-cell table:formula="of:=IF([$'Verde Valley Virus'.AC24]=0;&quot;&quot;;[$'Verde Valley Virus'.AC24])">
            <text:p/>
          </table:table-cell>
          <table:table-cell table:formula="of:=IF([$'Verde Valley Virus'.AD24]=0;&quot;&quot;;[$'Verde Valley Virus'.AD24])">
            <text:p/>
          </table:table-cell>
          <table:table-cell table:formula="of:=IF([$'Verde Valley Virus'.AE24]=0;&quot;&quot;;[$'Verde Valley Virus'.AE24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5]=0;&quot;&quot;;[$'Verde Valley Virus'.A25])">
            <text:p/>
          </table:table-cell>
          <table:table-cell table:formula="of:=IF([$'Verde Valley Virus'.M25]=0;&quot;&quot;;[$'Verde Valley Virus'.M25])">
            <text:p/>
          </table:table-cell>
          <table:table-cell table:formula="of:=IF([$'Verde Valley Virus'.N25]=0;&quot;&quot;;[$'Verde Valley Virus'.N25])">
            <text:p/>
          </table:table-cell>
          <table:table-cell table:formula="of:=IF([$'Verde Valley Virus'.O25]=0;&quot;&quot;;[$'Verde Valley Virus'.O25])">
            <text:p/>
          </table:table-cell>
          <table:table-cell table:formula="of:=IF([$'Verde Valley Virus'.P25]=0;&quot;&quot;;[$'Verde Valley Virus'.P25])">
            <text:p/>
          </table:table-cell>
          <table:table-cell table:formula="of:=IF([$'Verde Valley Virus'.Q25]=0;&quot;&quot;;[$'Verde Valley Virus'.Q25])">
            <text:p/>
          </table:table-cell>
          <table:table-cell table:formula="of:=IF([$'Verde Valley Virus'.R25]=0;&quot;&quot;;[$'Verde Valley Virus'.R25])">
            <text:p/>
          </table:table-cell>
          <table:table-cell table:style-name="ce4" table:formula="of:=IF([$'Verde Valley Virus'.S25]=0;&quot;&quot;;[$'Verde Valley Virus'.S25])">
            <text:p/>
          </table:table-cell>
          <table:table-cell table:formula="of:=IF([$'Verde Valley Virus'.T25]=0;&quot;&quot;;[$'Verde Valley Virus'.T25])">
            <text:p/>
          </table:table-cell>
          <table:table-cell table:formula="of:=IF([$'Verde Valley Virus'.U25]=0;&quot;&quot;;[$'Verde Valley Virus'.U25])">
            <text:p/>
          </table:table-cell>
          <table:table-cell table:formula="of:=IF([$'Verde Valley Virus'.V25]=0;&quot;&quot;;[$'Verde Valley Virus'.V25])">
            <text:p/>
          </table:table-cell>
          <table:table-cell table:formula="of:=IF([$'Verde Valley Virus'.W25]=0;&quot;&quot;;[$'Verde Valley Virus'.W25])">
            <text:p/>
          </table:table-cell>
          <table:table-cell table:formula="of:=IF([$'Verde Valley Virus'.X25]=0;&quot;&quot;;[$'Verde Valley Virus'.X25])">
            <text:p/>
          </table:table-cell>
          <table:table-cell table:formula="of:=IF([$'Verde Valley Virus'.Y25]=0;&quot;&quot;;[$'Verde Valley Virus'.Y25])">
            <text:p/>
          </table:table-cell>
          <table:table-cell table:formula="of:=IF([$'Verde Valley Virus'.Z25]=0;&quot;&quot;;[$'Verde Valley Virus'.Z25])">
            <text:p/>
          </table:table-cell>
          <table:table-cell table:formula="of:=IF([$'Verde Valley Virus'.AA25]=0;&quot;&quot;;[$'Verde Valley Virus'.AA25])">
            <text:p/>
          </table:table-cell>
          <table:table-cell table:formula="of:=IF([$'Verde Valley Virus'.AB25]=0;&quot;&quot;;[$'Verde Valley Virus'.AB25])">
            <text:p/>
          </table:table-cell>
          <table:table-cell table:formula="of:=IF([$'Verde Valley Virus'.AC25]=0;&quot;&quot;;[$'Verde Valley Virus'.AC25])">
            <text:p/>
          </table:table-cell>
          <table:table-cell table:formula="of:=IF([$'Verde Valley Virus'.AD25]=0;&quot;&quot;;[$'Verde Valley Virus'.AD25])">
            <text:p/>
          </table:table-cell>
          <table:table-cell table:formula="of:=IF([$'Verde Valley Virus'.AE25]=0;&quot;&quot;;[$'Verde Valley Virus'.AE25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6]=0;&quot;&quot;;[$'Verde Valley Virus'.A26])">
            <text:p/>
          </table:table-cell>
          <table:table-cell table:formula="of:=IF([$'Verde Valley Virus'.M26]=0;&quot;&quot;;[$'Verde Valley Virus'.M26])">
            <text:p/>
          </table:table-cell>
          <table:table-cell table:formula="of:=IF([$'Verde Valley Virus'.N26]=0;&quot;&quot;;[$'Verde Valley Virus'.N26])">
            <text:p/>
          </table:table-cell>
          <table:table-cell table:formula="of:=IF([$'Verde Valley Virus'.O26]=0;&quot;&quot;;[$'Verde Valley Virus'.O26])">
            <text:p/>
          </table:table-cell>
          <table:table-cell table:formula="of:=IF([$'Verde Valley Virus'.P26]=0;&quot;&quot;;[$'Verde Valley Virus'.P26])">
            <text:p/>
          </table:table-cell>
          <table:table-cell table:formula="of:=IF([$'Verde Valley Virus'.Q26]=0;&quot;&quot;;[$'Verde Valley Virus'.Q26])">
            <text:p/>
          </table:table-cell>
          <table:table-cell table:formula="of:=IF([$'Verde Valley Virus'.R26]=0;&quot;&quot;;[$'Verde Valley Virus'.R26])">
            <text:p/>
          </table:table-cell>
          <table:table-cell table:style-name="ce4" table:formula="of:=IF([$'Verde Valley Virus'.S26]=0;&quot;&quot;;[$'Verde Valley Virus'.S26])">
            <text:p/>
          </table:table-cell>
          <table:table-cell table:formula="of:=IF([$'Verde Valley Virus'.T26]=0;&quot;&quot;;[$'Verde Valley Virus'.T26])">
            <text:p/>
          </table:table-cell>
          <table:table-cell table:formula="of:=IF([$'Verde Valley Virus'.U26]=0;&quot;&quot;;[$'Verde Valley Virus'.U26])">
            <text:p/>
          </table:table-cell>
          <table:table-cell table:formula="of:=IF([$'Verde Valley Virus'.V26]=0;&quot;&quot;;[$'Verde Valley Virus'.V26])">
            <text:p/>
          </table:table-cell>
          <table:table-cell table:formula="of:=IF([$'Verde Valley Virus'.W26]=0;&quot;&quot;;[$'Verde Valley Virus'.W26])">
            <text:p/>
          </table:table-cell>
          <table:table-cell table:formula="of:=IF([$'Verde Valley Virus'.X26]=0;&quot;&quot;;[$'Verde Valley Virus'.X26])">
            <text:p/>
          </table:table-cell>
          <table:table-cell table:formula="of:=IF([$'Verde Valley Virus'.Y26]=0;&quot;&quot;;[$'Verde Valley Virus'.Y26])">
            <text:p/>
          </table:table-cell>
          <table:table-cell table:formula="of:=IF([$'Verde Valley Virus'.Z26]=0;&quot;&quot;;[$'Verde Valley Virus'.Z26])">
            <text:p/>
          </table:table-cell>
          <table:table-cell table:formula="of:=IF([$'Verde Valley Virus'.AA26]=0;&quot;&quot;;[$'Verde Valley Virus'.AA26])">
            <text:p/>
          </table:table-cell>
          <table:table-cell table:formula="of:=IF([$'Verde Valley Virus'.AB26]=0;&quot;&quot;;[$'Verde Valley Virus'.AB26])">
            <text:p/>
          </table:table-cell>
          <table:table-cell table:formula="of:=IF([$'Verde Valley Virus'.AC26]=0;&quot;&quot;;[$'Verde Valley Virus'.AC26])">
            <text:p/>
          </table:table-cell>
          <table:table-cell table:formula="of:=IF([$'Verde Valley Virus'.AD26]=0;&quot;&quot;;[$'Verde Valley Virus'.AD26])">
            <text:p/>
          </table:table-cell>
          <table:table-cell table:formula="of:=IF([$'Verde Valley Virus'.AE26]=0;&quot;&quot;;[$'Verde Valley Virus'.AE26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7]=0;&quot;&quot;;[$'Verde Valley Virus'.A27])">
            <text:p/>
          </table:table-cell>
          <table:table-cell table:formula="of:=IF([$'Verde Valley Virus'.M27]=0;&quot;&quot;;[$'Verde Valley Virus'.M27])">
            <text:p/>
          </table:table-cell>
          <table:table-cell table:formula="of:=IF([$'Verde Valley Virus'.N27]=0;&quot;&quot;;[$'Verde Valley Virus'.N27])">
            <text:p/>
          </table:table-cell>
          <table:table-cell table:formula="of:=IF([$'Verde Valley Virus'.O27]=0;&quot;&quot;;[$'Verde Valley Virus'.O27])">
            <text:p/>
          </table:table-cell>
          <table:table-cell table:formula="of:=IF([$'Verde Valley Virus'.P27]=0;&quot;&quot;;[$'Verde Valley Virus'.P27])">
            <text:p/>
          </table:table-cell>
          <table:table-cell table:formula="of:=IF([$'Verde Valley Virus'.Q27]=0;&quot;&quot;;[$'Verde Valley Virus'.Q27])">
            <text:p/>
          </table:table-cell>
          <table:table-cell table:formula="of:=IF([$'Verde Valley Virus'.R27]=0;&quot;&quot;;[$'Verde Valley Virus'.R27])">
            <text:p/>
          </table:table-cell>
          <table:table-cell table:style-name="ce4" table:formula="of:=IF([$'Verde Valley Virus'.S27]=0;&quot;&quot;;[$'Verde Valley Virus'.S27])">
            <text:p/>
          </table:table-cell>
          <table:table-cell table:formula="of:=IF([$'Verde Valley Virus'.T27]=0;&quot;&quot;;[$'Verde Valley Virus'.T27])">
            <text:p/>
          </table:table-cell>
          <table:table-cell table:formula="of:=IF([$'Verde Valley Virus'.U27]=0;&quot;&quot;;[$'Verde Valley Virus'.U27])">
            <text:p/>
          </table:table-cell>
          <table:table-cell table:formula="of:=IF([$'Verde Valley Virus'.V27]=0;&quot;&quot;;[$'Verde Valley Virus'.V27])">
            <text:p/>
          </table:table-cell>
          <table:table-cell table:formula="of:=IF([$'Verde Valley Virus'.W27]=0;&quot;&quot;;[$'Verde Valley Virus'.W27])">
            <text:p/>
          </table:table-cell>
          <table:table-cell table:formula="of:=IF([$'Verde Valley Virus'.X27]=0;&quot;&quot;;[$'Verde Valley Virus'.X27])">
            <text:p/>
          </table:table-cell>
          <table:table-cell table:formula="of:=IF([$'Verde Valley Virus'.Y27]=0;&quot;&quot;;[$'Verde Valley Virus'.Y27])">
            <text:p/>
          </table:table-cell>
          <table:table-cell table:formula="of:=IF([$'Verde Valley Virus'.Z27]=0;&quot;&quot;;[$'Verde Valley Virus'.Z27])">
            <text:p/>
          </table:table-cell>
          <table:table-cell table:formula="of:=IF([$'Verde Valley Virus'.AA27]=0;&quot;&quot;;[$'Verde Valley Virus'.AA27])">
            <text:p/>
          </table:table-cell>
          <table:table-cell table:formula="of:=IF([$'Verde Valley Virus'.AB27]=0;&quot;&quot;;[$'Verde Valley Virus'.AB27])">
            <text:p/>
          </table:table-cell>
          <table:table-cell table:formula="of:=IF([$'Verde Valley Virus'.AC27]=0;&quot;&quot;;[$'Verde Valley Virus'.AC27])">
            <text:p/>
          </table:table-cell>
          <table:table-cell table:formula="of:=IF([$'Verde Valley Virus'.AD27]=0;&quot;&quot;;[$'Verde Valley Virus'.AD27])">
            <text:p/>
          </table:table-cell>
          <table:table-cell table:formula="of:=IF([$'Verde Valley Virus'.AE27]=0;&quot;&quot;;[$'Verde Valley Virus'.AE27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8]=0;&quot;&quot;;[$'Verde Valley Virus'.A28])">
            <text:p/>
          </table:table-cell>
          <table:table-cell table:formula="of:=IF([$'Verde Valley Virus'.M28]=0;&quot;&quot;;[$'Verde Valley Virus'.M28])">
            <text:p/>
          </table:table-cell>
          <table:table-cell table:formula="of:=IF([$'Verde Valley Virus'.N28]=0;&quot;&quot;;[$'Verde Valley Virus'.N28])">
            <text:p/>
          </table:table-cell>
          <table:table-cell table:formula="of:=IF([$'Verde Valley Virus'.O28]=0;&quot;&quot;;[$'Verde Valley Virus'.O28])">
            <text:p/>
          </table:table-cell>
          <table:table-cell table:formula="of:=IF([$'Verde Valley Virus'.P28]=0;&quot;&quot;;[$'Verde Valley Virus'.P28])">
            <text:p/>
          </table:table-cell>
          <table:table-cell table:formula="of:=IF([$'Verde Valley Virus'.Q28]=0;&quot;&quot;;[$'Verde Valley Virus'.Q28])">
            <text:p/>
          </table:table-cell>
          <table:table-cell table:formula="of:=IF([$'Verde Valley Virus'.R28]=0;&quot;&quot;;[$'Verde Valley Virus'.R28])">
            <text:p/>
          </table:table-cell>
          <table:table-cell table:style-name="ce4" table:formula="of:=IF([$'Verde Valley Virus'.S28]=0;&quot;&quot;;[$'Verde Valley Virus'.S28])">
            <text:p/>
          </table:table-cell>
          <table:table-cell table:formula="of:=IF([$'Verde Valley Virus'.T28]=0;&quot;&quot;;[$'Verde Valley Virus'.T28])">
            <text:p/>
          </table:table-cell>
          <table:table-cell table:formula="of:=IF([$'Verde Valley Virus'.U28]=0;&quot;&quot;;[$'Verde Valley Virus'.U28])">
            <text:p/>
          </table:table-cell>
          <table:table-cell table:formula="of:=IF([$'Verde Valley Virus'.V28]=0;&quot;&quot;;[$'Verde Valley Virus'.V28])">
            <text:p/>
          </table:table-cell>
          <table:table-cell table:formula="of:=IF([$'Verde Valley Virus'.W28]=0;&quot;&quot;;[$'Verde Valley Virus'.W28])">
            <text:p/>
          </table:table-cell>
          <table:table-cell table:formula="of:=IF([$'Verde Valley Virus'.X28]=0;&quot;&quot;;[$'Verde Valley Virus'.X28])">
            <text:p/>
          </table:table-cell>
          <table:table-cell table:formula="of:=IF([$'Verde Valley Virus'.Y28]=0;&quot;&quot;;[$'Verde Valley Virus'.Y28])">
            <text:p/>
          </table:table-cell>
          <table:table-cell table:formula="of:=IF([$'Verde Valley Virus'.Z28]=0;&quot;&quot;;[$'Verde Valley Virus'.Z28])">
            <text:p/>
          </table:table-cell>
          <table:table-cell table:formula="of:=IF([$'Verde Valley Virus'.AA28]=0;&quot;&quot;;[$'Verde Valley Virus'.AA28])">
            <text:p/>
          </table:table-cell>
          <table:table-cell table:formula="of:=IF([$'Verde Valley Virus'.AB28]=0;&quot;&quot;;[$'Verde Valley Virus'.AB28])">
            <text:p/>
          </table:table-cell>
          <table:table-cell table:formula="of:=IF([$'Verde Valley Virus'.AC28]=0;&quot;&quot;;[$'Verde Valley Virus'.AC28])">
            <text:p/>
          </table:table-cell>
          <table:table-cell table:formula="of:=IF([$'Verde Valley Virus'.AD28]=0;&quot;&quot;;[$'Verde Valley Virus'.AD28])">
            <text:p/>
          </table:table-cell>
          <table:table-cell table:formula="of:=IF([$'Verde Valley Virus'.AE28]=0;&quot;&quot;;[$'Verde Valley Virus'.AE28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29]=0;&quot;&quot;;[$'Verde Valley Virus'.A29])">
            <text:p/>
          </table:table-cell>
          <table:table-cell table:formula="of:=IF([$'Verde Valley Virus'.M29]=0;&quot;&quot;;[$'Verde Valley Virus'.M29])">
            <text:p/>
          </table:table-cell>
          <table:table-cell table:formula="of:=IF([$'Verde Valley Virus'.N29]=0;&quot;&quot;;[$'Verde Valley Virus'.N29])">
            <text:p/>
          </table:table-cell>
          <table:table-cell table:formula="of:=IF([$'Verde Valley Virus'.O29]=0;&quot;&quot;;[$'Verde Valley Virus'.O29])">
            <text:p/>
          </table:table-cell>
          <table:table-cell table:formula="of:=IF([$'Verde Valley Virus'.P29]=0;&quot;&quot;;[$'Verde Valley Virus'.P29])">
            <text:p/>
          </table:table-cell>
          <table:table-cell table:formula="of:=IF([$'Verde Valley Virus'.Q29]=0;&quot;&quot;;[$'Verde Valley Virus'.Q29])">
            <text:p/>
          </table:table-cell>
          <table:table-cell table:formula="of:=IF([$'Verde Valley Virus'.R29]=0;&quot;&quot;;[$'Verde Valley Virus'.R29])">
            <text:p/>
          </table:table-cell>
          <table:table-cell table:style-name="ce4" table:formula="of:=IF([$'Verde Valley Virus'.S29]=0;&quot;&quot;;[$'Verde Valley Virus'.S29])">
            <text:p/>
          </table:table-cell>
          <table:table-cell table:formula="of:=IF([$'Verde Valley Virus'.T29]=0;&quot;&quot;;[$'Verde Valley Virus'.T29])">
            <text:p/>
          </table:table-cell>
          <table:table-cell table:formula="of:=IF([$'Verde Valley Virus'.U29]=0;&quot;&quot;;[$'Verde Valley Virus'.U29])">
            <text:p/>
          </table:table-cell>
          <table:table-cell table:formula="of:=IF([$'Verde Valley Virus'.V29]=0;&quot;&quot;;[$'Verde Valley Virus'.V29])">
            <text:p/>
          </table:table-cell>
          <table:table-cell table:formula="of:=IF([$'Verde Valley Virus'.W29]=0;&quot;&quot;;[$'Verde Valley Virus'.W29])">
            <text:p/>
          </table:table-cell>
          <table:table-cell table:formula="of:=IF([$'Verde Valley Virus'.X29]=0;&quot;&quot;;[$'Verde Valley Virus'.X29])">
            <text:p/>
          </table:table-cell>
          <table:table-cell table:formula="of:=IF([$'Verde Valley Virus'.Y29]=0;&quot;&quot;;[$'Verde Valley Virus'.Y29])">
            <text:p/>
          </table:table-cell>
          <table:table-cell table:formula="of:=IF([$'Verde Valley Virus'.Z29]=0;&quot;&quot;;[$'Verde Valley Virus'.Z29])">
            <text:p/>
          </table:table-cell>
          <table:table-cell table:formula="of:=IF([$'Verde Valley Virus'.AA29]=0;&quot;&quot;;[$'Verde Valley Virus'.AA29])">
            <text:p/>
          </table:table-cell>
          <table:table-cell table:formula="of:=IF([$'Verde Valley Virus'.AB29]=0;&quot;&quot;;[$'Verde Valley Virus'.AB29])">
            <text:p/>
          </table:table-cell>
          <table:table-cell table:formula="of:=IF([$'Verde Valley Virus'.AC29]=0;&quot;&quot;;[$'Verde Valley Virus'.AC29])">
            <text:p/>
          </table:table-cell>
          <table:table-cell table:formula="of:=IF([$'Verde Valley Virus'.AD29]=0;&quot;&quot;;[$'Verde Valley Virus'.AD29])">
            <text:p/>
          </table:table-cell>
          <table:table-cell table:formula="of:=IF([$'Verde Valley Virus'.AE29]=0;&quot;&quot;;[$'Verde Valley Virus'.AE29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0]=0;&quot;&quot;;[$'Verde Valley Virus'.A30])">
            <text:p/>
          </table:table-cell>
          <table:table-cell table:formula="of:=IF([$'Verde Valley Virus'.M30]=0;&quot;&quot;;[$'Verde Valley Virus'.M30])">
            <text:p/>
          </table:table-cell>
          <table:table-cell table:formula="of:=IF([$'Verde Valley Virus'.N30]=0;&quot;&quot;;[$'Verde Valley Virus'.N30])">
            <text:p/>
          </table:table-cell>
          <table:table-cell table:formula="of:=IF([$'Verde Valley Virus'.O30]=0;&quot;&quot;;[$'Verde Valley Virus'.O30])">
            <text:p/>
          </table:table-cell>
          <table:table-cell table:formula="of:=IF([$'Verde Valley Virus'.P30]=0;&quot;&quot;;[$'Verde Valley Virus'.P30])">
            <text:p/>
          </table:table-cell>
          <table:table-cell table:formula="of:=IF([$'Verde Valley Virus'.Q30]=0;&quot;&quot;;[$'Verde Valley Virus'.Q30])">
            <text:p/>
          </table:table-cell>
          <table:table-cell table:formula="of:=IF([$'Verde Valley Virus'.R30]=0;&quot;&quot;;[$'Verde Valley Virus'.R30])">
            <text:p/>
          </table:table-cell>
          <table:table-cell table:style-name="ce4" table:formula="of:=IF([$'Verde Valley Virus'.S30]=0;&quot;&quot;;[$'Verde Valley Virus'.S30])">
            <text:p/>
          </table:table-cell>
          <table:table-cell table:formula="of:=IF([$'Verde Valley Virus'.T30]=0;&quot;&quot;;[$'Verde Valley Virus'.T30])">
            <text:p/>
          </table:table-cell>
          <table:table-cell table:formula="of:=IF([$'Verde Valley Virus'.U30]=0;&quot;&quot;;[$'Verde Valley Virus'.U30])">
            <text:p/>
          </table:table-cell>
          <table:table-cell table:formula="of:=IF([$'Verde Valley Virus'.V30]=0;&quot;&quot;;[$'Verde Valley Virus'.V30])">
            <text:p/>
          </table:table-cell>
          <table:table-cell table:formula="of:=IF([$'Verde Valley Virus'.W30]=0;&quot;&quot;;[$'Verde Valley Virus'.W30])">
            <text:p/>
          </table:table-cell>
          <table:table-cell table:formula="of:=IF([$'Verde Valley Virus'.X30]=0;&quot;&quot;;[$'Verde Valley Virus'.X30])">
            <text:p/>
          </table:table-cell>
          <table:table-cell table:formula="of:=IF([$'Verde Valley Virus'.Y30]=0;&quot;&quot;;[$'Verde Valley Virus'.Y30])">
            <text:p/>
          </table:table-cell>
          <table:table-cell table:formula="of:=IF([$'Verde Valley Virus'.Z30]=0;&quot;&quot;;[$'Verde Valley Virus'.Z30])">
            <text:p/>
          </table:table-cell>
          <table:table-cell table:formula="of:=IF([$'Verde Valley Virus'.AA30]=0;&quot;&quot;;[$'Verde Valley Virus'.AA30])">
            <text:p/>
          </table:table-cell>
          <table:table-cell table:formula="of:=IF([$'Verde Valley Virus'.AB30]=0;&quot;&quot;;[$'Verde Valley Virus'.AB30])">
            <text:p/>
          </table:table-cell>
          <table:table-cell table:formula="of:=IF([$'Verde Valley Virus'.AC30]=0;&quot;&quot;;[$'Verde Valley Virus'.AC30])">
            <text:p/>
          </table:table-cell>
          <table:table-cell table:formula="of:=IF([$'Verde Valley Virus'.AD30]=0;&quot;&quot;;[$'Verde Valley Virus'.AD30])">
            <text:p/>
          </table:table-cell>
          <table:table-cell table:formula="of:=IF([$'Verde Valley Virus'.AE30]=0;&quot;&quot;;[$'Verde Valley Virus'.AE30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1]=0;&quot;&quot;;[$'Verde Valley Virus'.A31])">
            <text:p/>
          </table:table-cell>
          <table:table-cell table:formula="of:=IF([$'Verde Valley Virus'.M31]=0;&quot;&quot;;[$'Verde Valley Virus'.M31])">
            <text:p/>
          </table:table-cell>
          <table:table-cell table:formula="of:=IF([$'Verde Valley Virus'.N31]=0;&quot;&quot;;[$'Verde Valley Virus'.N31])">
            <text:p/>
          </table:table-cell>
          <table:table-cell table:formula="of:=IF([$'Verde Valley Virus'.O31]=0;&quot;&quot;;[$'Verde Valley Virus'.O31])">
            <text:p/>
          </table:table-cell>
          <table:table-cell table:formula="of:=IF([$'Verde Valley Virus'.P31]=0;&quot;&quot;;[$'Verde Valley Virus'.P31])">
            <text:p/>
          </table:table-cell>
          <table:table-cell table:formula="of:=IF([$'Verde Valley Virus'.Q31]=0;&quot;&quot;;[$'Verde Valley Virus'.Q31])">
            <text:p/>
          </table:table-cell>
          <table:table-cell table:formula="of:=IF([$'Verde Valley Virus'.R31]=0;&quot;&quot;;[$'Verde Valley Virus'.R31])">
            <text:p/>
          </table:table-cell>
          <table:table-cell table:style-name="ce4" table:formula="of:=IF([$'Verde Valley Virus'.S31]=0;&quot;&quot;;[$'Verde Valley Virus'.S31])">
            <text:p/>
          </table:table-cell>
          <table:table-cell table:formula="of:=IF([$'Verde Valley Virus'.T31]=0;&quot;&quot;;[$'Verde Valley Virus'.T31])">
            <text:p/>
          </table:table-cell>
          <table:table-cell table:formula="of:=IF([$'Verde Valley Virus'.U31]=0;&quot;&quot;;[$'Verde Valley Virus'.U31])">
            <text:p/>
          </table:table-cell>
          <table:table-cell table:formula="of:=IF([$'Verde Valley Virus'.V31]=0;&quot;&quot;;[$'Verde Valley Virus'.V31])">
            <text:p/>
          </table:table-cell>
          <table:table-cell table:formula="of:=IF([$'Verde Valley Virus'.W31]=0;&quot;&quot;;[$'Verde Valley Virus'.W31])">
            <text:p/>
          </table:table-cell>
          <table:table-cell table:formula="of:=IF([$'Verde Valley Virus'.X31]=0;&quot;&quot;;[$'Verde Valley Virus'.X31])">
            <text:p/>
          </table:table-cell>
          <table:table-cell table:formula="of:=IF([$'Verde Valley Virus'.Y31]=0;&quot;&quot;;[$'Verde Valley Virus'.Y31])">
            <text:p/>
          </table:table-cell>
          <table:table-cell table:formula="of:=IF([$'Verde Valley Virus'.Z31]=0;&quot;&quot;;[$'Verde Valley Virus'.Z31])">
            <text:p/>
          </table:table-cell>
          <table:table-cell table:formula="of:=IF([$'Verde Valley Virus'.AA31]=0;&quot;&quot;;[$'Verde Valley Virus'.AA31])">
            <text:p/>
          </table:table-cell>
          <table:table-cell table:formula="of:=IF([$'Verde Valley Virus'.AB31]=0;&quot;&quot;;[$'Verde Valley Virus'.AB31])">
            <text:p/>
          </table:table-cell>
          <table:table-cell table:formula="of:=IF([$'Verde Valley Virus'.AC31]=0;&quot;&quot;;[$'Verde Valley Virus'.AC31])">
            <text:p/>
          </table:table-cell>
          <table:table-cell table:formula="of:=IF([$'Verde Valley Virus'.AD31]=0;&quot;&quot;;[$'Verde Valley Virus'.AD31])">
            <text:p/>
          </table:table-cell>
          <table:table-cell table:formula="of:=IF([$'Verde Valley Virus'.AE31]=0;&quot;&quot;;[$'Verde Valley Virus'.AE31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2]=0;&quot;&quot;;[$'Verde Valley Virus'.A32])">
            <text:p/>
          </table:table-cell>
          <table:table-cell table:formula="of:=IF([$'Verde Valley Virus'.M32]=0;&quot;&quot;;[$'Verde Valley Virus'.M32])">
            <text:p/>
          </table:table-cell>
          <table:table-cell table:formula="of:=IF([$'Verde Valley Virus'.N32]=0;&quot;&quot;;[$'Verde Valley Virus'.N32])">
            <text:p/>
          </table:table-cell>
          <table:table-cell table:formula="of:=IF([$'Verde Valley Virus'.O32]=0;&quot;&quot;;[$'Verde Valley Virus'.O32])">
            <text:p/>
          </table:table-cell>
          <table:table-cell table:formula="of:=IF([$'Verde Valley Virus'.P32]=0;&quot;&quot;;[$'Verde Valley Virus'.P32])">
            <text:p/>
          </table:table-cell>
          <table:table-cell table:formula="of:=IF([$'Verde Valley Virus'.Q32]=0;&quot;&quot;;[$'Verde Valley Virus'.Q32])">
            <text:p/>
          </table:table-cell>
          <table:table-cell table:formula="of:=IF([$'Verde Valley Virus'.R32]=0;&quot;&quot;;[$'Verde Valley Virus'.R32])">
            <text:p/>
          </table:table-cell>
          <table:table-cell table:style-name="ce4" table:formula="of:=IF([$'Verde Valley Virus'.S32]=0;&quot;&quot;;[$'Verde Valley Virus'.S32])">
            <text:p/>
          </table:table-cell>
          <table:table-cell table:formula="of:=IF([$'Verde Valley Virus'.T32]=0;&quot;&quot;;[$'Verde Valley Virus'.T32])">
            <text:p/>
          </table:table-cell>
          <table:table-cell table:formula="of:=IF([$'Verde Valley Virus'.U32]=0;&quot;&quot;;[$'Verde Valley Virus'.U32])">
            <text:p/>
          </table:table-cell>
          <table:table-cell table:formula="of:=IF([$'Verde Valley Virus'.V32]=0;&quot;&quot;;[$'Verde Valley Virus'.V32])">
            <text:p/>
          </table:table-cell>
          <table:table-cell table:formula="of:=IF([$'Verde Valley Virus'.W32]=0;&quot;&quot;;[$'Verde Valley Virus'.W32])">
            <text:p/>
          </table:table-cell>
          <table:table-cell table:formula="of:=IF([$'Verde Valley Virus'.X32]=0;&quot;&quot;;[$'Verde Valley Virus'.X32])">
            <text:p/>
          </table:table-cell>
          <table:table-cell table:formula="of:=IF([$'Verde Valley Virus'.Y32]=0;&quot;&quot;;[$'Verde Valley Virus'.Y32])">
            <text:p/>
          </table:table-cell>
          <table:table-cell table:formula="of:=IF([$'Verde Valley Virus'.Z32]=0;&quot;&quot;;[$'Verde Valley Virus'.Z32])">
            <text:p/>
          </table:table-cell>
          <table:table-cell table:formula="of:=IF([$'Verde Valley Virus'.AA32]=0;&quot;&quot;;[$'Verde Valley Virus'.AA32])">
            <text:p/>
          </table:table-cell>
          <table:table-cell table:formula="of:=IF([$'Verde Valley Virus'.AB32]=0;&quot;&quot;;[$'Verde Valley Virus'.AB32])">
            <text:p/>
          </table:table-cell>
          <table:table-cell table:formula="of:=IF([$'Verde Valley Virus'.AC32]=0;&quot;&quot;;[$'Verde Valley Virus'.AC32])">
            <text:p/>
          </table:table-cell>
          <table:table-cell table:formula="of:=IF([$'Verde Valley Virus'.AD32]=0;&quot;&quot;;[$'Verde Valley Virus'.AD32])">
            <text:p/>
          </table:table-cell>
          <table:table-cell table:formula="of:=IF([$'Verde Valley Virus'.AE32]=0;&quot;&quot;;[$'Verde Valley Virus'.AE32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3]=0;&quot;&quot;;[$'Verde Valley Virus'.A33])">
            <text:p/>
          </table:table-cell>
          <table:table-cell table:formula="of:=IF([$'Verde Valley Virus'.M33]=0;&quot;&quot;;[$'Verde Valley Virus'.M33])">
            <text:p/>
          </table:table-cell>
          <table:table-cell table:formula="of:=IF([$'Verde Valley Virus'.N33]=0;&quot;&quot;;[$'Verde Valley Virus'.N33])">
            <text:p/>
          </table:table-cell>
          <table:table-cell table:formula="of:=IF([$'Verde Valley Virus'.O33]=0;&quot;&quot;;[$'Verde Valley Virus'.O33])">
            <text:p/>
          </table:table-cell>
          <table:table-cell table:formula="of:=IF([$'Verde Valley Virus'.P33]=0;&quot;&quot;;[$'Verde Valley Virus'.P33])">
            <text:p/>
          </table:table-cell>
          <table:table-cell table:formula="of:=IF([$'Verde Valley Virus'.Q33]=0;&quot;&quot;;[$'Verde Valley Virus'.Q33])">
            <text:p/>
          </table:table-cell>
          <table:table-cell table:formula="of:=IF([$'Verde Valley Virus'.R33]=0;&quot;&quot;;[$'Verde Valley Virus'.R33])">
            <text:p/>
          </table:table-cell>
          <table:table-cell table:style-name="ce4" table:formula="of:=IF([$'Verde Valley Virus'.S33]=0;&quot;&quot;;[$'Verde Valley Virus'.S33])">
            <text:p/>
          </table:table-cell>
          <table:table-cell table:formula="of:=IF([$'Verde Valley Virus'.T33]=0;&quot;&quot;;[$'Verde Valley Virus'.T33])">
            <text:p/>
          </table:table-cell>
          <table:table-cell table:formula="of:=IF([$'Verde Valley Virus'.U33]=0;&quot;&quot;;[$'Verde Valley Virus'.U33])">
            <text:p/>
          </table:table-cell>
          <table:table-cell table:formula="of:=IF([$'Verde Valley Virus'.V33]=0;&quot;&quot;;[$'Verde Valley Virus'.V33])">
            <text:p/>
          </table:table-cell>
          <table:table-cell table:formula="of:=IF([$'Verde Valley Virus'.W33]=0;&quot;&quot;;[$'Verde Valley Virus'.W33])">
            <text:p/>
          </table:table-cell>
          <table:table-cell table:formula="of:=IF([$'Verde Valley Virus'.X33]=0;&quot;&quot;;[$'Verde Valley Virus'.X33])">
            <text:p/>
          </table:table-cell>
          <table:table-cell table:formula="of:=IF([$'Verde Valley Virus'.Y33]=0;&quot;&quot;;[$'Verde Valley Virus'.Y33])">
            <text:p/>
          </table:table-cell>
          <table:table-cell table:formula="of:=IF([$'Verde Valley Virus'.Z33]=0;&quot;&quot;;[$'Verde Valley Virus'.Z33])">
            <text:p/>
          </table:table-cell>
          <table:table-cell table:formula="of:=IF([$'Verde Valley Virus'.AA33]=0;&quot;&quot;;[$'Verde Valley Virus'.AA33])">
            <text:p/>
          </table:table-cell>
          <table:table-cell table:formula="of:=IF([$'Verde Valley Virus'.AB33]=0;&quot;&quot;;[$'Verde Valley Virus'.AB33])">
            <text:p/>
          </table:table-cell>
          <table:table-cell table:formula="of:=IF([$'Verde Valley Virus'.AC33]=0;&quot;&quot;;[$'Verde Valley Virus'.AC33])">
            <text:p/>
          </table:table-cell>
          <table:table-cell table:formula="of:=IF([$'Verde Valley Virus'.AD33]=0;&quot;&quot;;[$'Verde Valley Virus'.AD33])">
            <text:p/>
          </table:table-cell>
          <table:table-cell table:formula="of:=IF([$'Verde Valley Virus'.AE33]=0;&quot;&quot;;[$'Verde Valley Virus'.AE33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4]=0;&quot;&quot;;[$'Verde Valley Virus'.A34])">
            <text:p/>
          </table:table-cell>
          <table:table-cell table:formula="of:=IF([$'Verde Valley Virus'.M34]=0;&quot;&quot;;[$'Verde Valley Virus'.M34])">
            <text:p/>
          </table:table-cell>
          <table:table-cell table:formula="of:=IF([$'Verde Valley Virus'.N34]=0;&quot;&quot;;[$'Verde Valley Virus'.N34])">
            <text:p/>
          </table:table-cell>
          <table:table-cell table:formula="of:=IF([$'Verde Valley Virus'.O34]=0;&quot;&quot;;[$'Verde Valley Virus'.O34])">
            <text:p/>
          </table:table-cell>
          <table:table-cell table:formula="of:=IF([$'Verde Valley Virus'.P34]=0;&quot;&quot;;[$'Verde Valley Virus'.P34])">
            <text:p/>
          </table:table-cell>
          <table:table-cell table:formula="of:=IF([$'Verde Valley Virus'.Q34]=0;&quot;&quot;;[$'Verde Valley Virus'.Q34])">
            <text:p/>
          </table:table-cell>
          <table:table-cell table:formula="of:=IF([$'Verde Valley Virus'.R34]=0;&quot;&quot;;[$'Verde Valley Virus'.R34])">
            <text:p/>
          </table:table-cell>
          <table:table-cell table:style-name="ce4" table:formula="of:=IF([$'Verde Valley Virus'.S34]=0;&quot;&quot;;[$'Verde Valley Virus'.S34])">
            <text:p/>
          </table:table-cell>
          <table:table-cell table:formula="of:=IF([$'Verde Valley Virus'.T34]=0;&quot;&quot;;[$'Verde Valley Virus'.T34])">
            <text:p/>
          </table:table-cell>
          <table:table-cell table:formula="of:=IF([$'Verde Valley Virus'.U34]=0;&quot;&quot;;[$'Verde Valley Virus'.U34])">
            <text:p/>
          </table:table-cell>
          <table:table-cell table:formula="of:=IF([$'Verde Valley Virus'.V34]=0;&quot;&quot;;[$'Verde Valley Virus'.V34])">
            <text:p/>
          </table:table-cell>
          <table:table-cell table:formula="of:=IF([$'Verde Valley Virus'.W34]=0;&quot;&quot;;[$'Verde Valley Virus'.W34])">
            <text:p/>
          </table:table-cell>
          <table:table-cell table:formula="of:=IF([$'Verde Valley Virus'.X34]=0;&quot;&quot;;[$'Verde Valley Virus'.X34])">
            <text:p/>
          </table:table-cell>
          <table:table-cell table:formula="of:=IF([$'Verde Valley Virus'.Y34]=0;&quot;&quot;;[$'Verde Valley Virus'.Y34])">
            <text:p/>
          </table:table-cell>
          <table:table-cell table:formula="of:=IF([$'Verde Valley Virus'.Z34]=0;&quot;&quot;;[$'Verde Valley Virus'.Z34])">
            <text:p/>
          </table:table-cell>
          <table:table-cell table:formula="of:=IF([$'Verde Valley Virus'.AA34]=0;&quot;&quot;;[$'Verde Valley Virus'.AA34])">
            <text:p/>
          </table:table-cell>
          <table:table-cell table:formula="of:=IF([$'Verde Valley Virus'.AB34]=0;&quot;&quot;;[$'Verde Valley Virus'.AB34])">
            <text:p/>
          </table:table-cell>
          <table:table-cell table:formula="of:=IF([$'Verde Valley Virus'.AC34]=0;&quot;&quot;;[$'Verde Valley Virus'.AC34])">
            <text:p/>
          </table:table-cell>
          <table:table-cell table:formula="of:=IF([$'Verde Valley Virus'.AD34]=0;&quot;&quot;;[$'Verde Valley Virus'.AD34])">
            <text:p/>
          </table:table-cell>
          <table:table-cell table:formula="of:=IF([$'Verde Valley Virus'.AE34]=0;&quot;&quot;;[$'Verde Valley Virus'.AE34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5]=0;&quot;&quot;;[$'Verde Valley Virus'.A35])">
            <text:p/>
          </table:table-cell>
          <table:table-cell table:formula="of:=IF([$'Verde Valley Virus'.M35]=0;&quot;&quot;;[$'Verde Valley Virus'.M35])">
            <text:p/>
          </table:table-cell>
          <table:table-cell table:formula="of:=IF([$'Verde Valley Virus'.N35]=0;&quot;&quot;;[$'Verde Valley Virus'.N35])">
            <text:p/>
          </table:table-cell>
          <table:table-cell table:formula="of:=IF([$'Verde Valley Virus'.O35]=0;&quot;&quot;;[$'Verde Valley Virus'.O35])">
            <text:p/>
          </table:table-cell>
          <table:table-cell table:formula="of:=IF([$'Verde Valley Virus'.P35]=0;&quot;&quot;;[$'Verde Valley Virus'.P35])">
            <text:p/>
          </table:table-cell>
          <table:table-cell table:formula="of:=IF([$'Verde Valley Virus'.Q35]=0;&quot;&quot;;[$'Verde Valley Virus'.Q35])">
            <text:p/>
          </table:table-cell>
          <table:table-cell table:formula="of:=IF([$'Verde Valley Virus'.R35]=0;&quot;&quot;;[$'Verde Valley Virus'.R35])">
            <text:p/>
          </table:table-cell>
          <table:table-cell table:style-name="ce4" table:formula="of:=IF([$'Verde Valley Virus'.S35]=0;&quot;&quot;;[$'Verde Valley Virus'.S35])">
            <text:p/>
          </table:table-cell>
          <table:table-cell table:formula="of:=IF([$'Verde Valley Virus'.T35]=0;&quot;&quot;;[$'Verde Valley Virus'.T35])">
            <text:p/>
          </table:table-cell>
          <table:table-cell table:formula="of:=IF([$'Verde Valley Virus'.U35]=0;&quot;&quot;;[$'Verde Valley Virus'.U35])">
            <text:p/>
          </table:table-cell>
          <table:table-cell table:formula="of:=IF([$'Verde Valley Virus'.V35]=0;&quot;&quot;;[$'Verde Valley Virus'.V35])">
            <text:p/>
          </table:table-cell>
          <table:table-cell table:formula="of:=IF([$'Verde Valley Virus'.W35]=0;&quot;&quot;;[$'Verde Valley Virus'.W35])">
            <text:p/>
          </table:table-cell>
          <table:table-cell table:formula="of:=IF([$'Verde Valley Virus'.X35]=0;&quot;&quot;;[$'Verde Valley Virus'.X35])">
            <text:p/>
          </table:table-cell>
          <table:table-cell table:formula="of:=IF([$'Verde Valley Virus'.Y35]=0;&quot;&quot;;[$'Verde Valley Virus'.Y35])">
            <text:p/>
          </table:table-cell>
          <table:table-cell table:formula="of:=IF([$'Verde Valley Virus'.Z35]=0;&quot;&quot;;[$'Verde Valley Virus'.Z35])">
            <text:p/>
          </table:table-cell>
          <table:table-cell table:formula="of:=IF([$'Verde Valley Virus'.AA35]=0;&quot;&quot;;[$'Verde Valley Virus'.AA35])">
            <text:p/>
          </table:table-cell>
          <table:table-cell table:formula="of:=IF([$'Verde Valley Virus'.AB35]=0;&quot;&quot;;[$'Verde Valley Virus'.AB35])">
            <text:p/>
          </table:table-cell>
          <table:table-cell table:formula="of:=IF([$'Verde Valley Virus'.AC35]=0;&quot;&quot;;[$'Verde Valley Virus'.AC35])">
            <text:p/>
          </table:table-cell>
          <table:table-cell table:formula="of:=IF([$'Verde Valley Virus'.AD35]=0;&quot;&quot;;[$'Verde Valley Virus'.AD35])">
            <text:p/>
          </table:table-cell>
          <table:table-cell table:formula="of:=IF([$'Verde Valley Virus'.AE35]=0;&quot;&quot;;[$'Verde Valley Virus'.AE35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6]=0;&quot;&quot;;[$'Verde Valley Virus'.A36])">
            <text:p/>
          </table:table-cell>
          <table:table-cell table:formula="of:=IF([$'Verde Valley Virus'.M36]=0;&quot;&quot;;[$'Verde Valley Virus'.M36])">
            <text:p/>
          </table:table-cell>
          <table:table-cell table:formula="of:=IF([$'Verde Valley Virus'.N36]=0;&quot;&quot;;[$'Verde Valley Virus'.N36])">
            <text:p/>
          </table:table-cell>
          <table:table-cell table:formula="of:=IF([$'Verde Valley Virus'.O36]=0;&quot;&quot;;[$'Verde Valley Virus'.O36])">
            <text:p/>
          </table:table-cell>
          <table:table-cell table:formula="of:=IF([$'Verde Valley Virus'.P36]=0;&quot;&quot;;[$'Verde Valley Virus'.P36])">
            <text:p/>
          </table:table-cell>
          <table:table-cell table:formula="of:=IF([$'Verde Valley Virus'.Q36]=0;&quot;&quot;;[$'Verde Valley Virus'.Q36])">
            <text:p/>
          </table:table-cell>
          <table:table-cell table:formula="of:=IF([$'Verde Valley Virus'.R36]=0;&quot;&quot;;[$'Verde Valley Virus'.R36])">
            <text:p/>
          </table:table-cell>
          <table:table-cell table:style-name="ce4" table:formula="of:=IF([$'Verde Valley Virus'.S36]=0;&quot;&quot;;[$'Verde Valley Virus'.S36])">
            <text:p/>
          </table:table-cell>
          <table:table-cell table:formula="of:=IF([$'Verde Valley Virus'.T36]=0;&quot;&quot;;[$'Verde Valley Virus'.T36])">
            <text:p/>
          </table:table-cell>
          <table:table-cell table:formula="of:=IF([$'Verde Valley Virus'.U36]=0;&quot;&quot;;[$'Verde Valley Virus'.U36])">
            <text:p/>
          </table:table-cell>
          <table:table-cell table:formula="of:=IF([$'Verde Valley Virus'.V36]=0;&quot;&quot;;[$'Verde Valley Virus'.V36])">
            <text:p/>
          </table:table-cell>
          <table:table-cell table:formula="of:=IF([$'Verde Valley Virus'.W36]=0;&quot;&quot;;[$'Verde Valley Virus'.W36])">
            <text:p/>
          </table:table-cell>
          <table:table-cell table:formula="of:=IF([$'Verde Valley Virus'.X36]=0;&quot;&quot;;[$'Verde Valley Virus'.X36])">
            <text:p/>
          </table:table-cell>
          <table:table-cell table:formula="of:=IF([$'Verde Valley Virus'.Y36]=0;&quot;&quot;;[$'Verde Valley Virus'.Y36])">
            <text:p/>
          </table:table-cell>
          <table:table-cell table:formula="of:=IF([$'Verde Valley Virus'.Z36]=0;&quot;&quot;;[$'Verde Valley Virus'.Z36])">
            <text:p/>
          </table:table-cell>
          <table:table-cell table:formula="of:=IF([$'Verde Valley Virus'.AA36]=0;&quot;&quot;;[$'Verde Valley Virus'.AA36])">
            <text:p/>
          </table:table-cell>
          <table:table-cell table:formula="of:=IF([$'Verde Valley Virus'.AB36]=0;&quot;&quot;;[$'Verde Valley Virus'.AB36])">
            <text:p/>
          </table:table-cell>
          <table:table-cell table:formula="of:=IF([$'Verde Valley Virus'.AC36]=0;&quot;&quot;;[$'Verde Valley Virus'.AC36])">
            <text:p/>
          </table:table-cell>
          <table:table-cell table:formula="of:=IF([$'Verde Valley Virus'.AD36]=0;&quot;&quot;;[$'Verde Valley Virus'.AD36])">
            <text:p/>
          </table:table-cell>
          <table:table-cell table:formula="of:=IF([$'Verde Valley Virus'.AE36]=0;&quot;&quot;;[$'Verde Valley Virus'.AE36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7]=0;&quot;&quot;;[$'Verde Valley Virus'.A37])">
            <text:p/>
          </table:table-cell>
          <table:table-cell table:formula="of:=IF([$'Verde Valley Virus'.M37]=0;&quot;&quot;;[$'Verde Valley Virus'.M37])">
            <text:p/>
          </table:table-cell>
          <table:table-cell table:formula="of:=IF([$'Verde Valley Virus'.N37]=0;&quot;&quot;;[$'Verde Valley Virus'.N37])">
            <text:p/>
          </table:table-cell>
          <table:table-cell table:formula="of:=IF([$'Verde Valley Virus'.O37]=0;&quot;&quot;;[$'Verde Valley Virus'.O37])">
            <text:p/>
          </table:table-cell>
          <table:table-cell table:formula="of:=IF([$'Verde Valley Virus'.P37]=0;&quot;&quot;;[$'Verde Valley Virus'.P37])">
            <text:p/>
          </table:table-cell>
          <table:table-cell table:formula="of:=IF([$'Verde Valley Virus'.Q37]=0;&quot;&quot;;[$'Verde Valley Virus'.Q37])">
            <text:p/>
          </table:table-cell>
          <table:table-cell table:formula="of:=IF([$'Verde Valley Virus'.R37]=0;&quot;&quot;;[$'Verde Valley Virus'.R37])">
            <text:p/>
          </table:table-cell>
          <table:table-cell table:style-name="ce4" table:formula="of:=IF([$'Verde Valley Virus'.S37]=0;&quot;&quot;;[$'Verde Valley Virus'.S37])">
            <text:p/>
          </table:table-cell>
          <table:table-cell table:formula="of:=IF([$'Verde Valley Virus'.T37]=0;&quot;&quot;;[$'Verde Valley Virus'.T37])">
            <text:p/>
          </table:table-cell>
          <table:table-cell table:formula="of:=IF([$'Verde Valley Virus'.U37]=0;&quot;&quot;;[$'Verde Valley Virus'.U37])">
            <text:p/>
          </table:table-cell>
          <table:table-cell table:formula="of:=IF([$'Verde Valley Virus'.V37]=0;&quot;&quot;;[$'Verde Valley Virus'.V37])">
            <text:p/>
          </table:table-cell>
          <table:table-cell table:formula="of:=IF([$'Verde Valley Virus'.W37]=0;&quot;&quot;;[$'Verde Valley Virus'.W37])">
            <text:p/>
          </table:table-cell>
          <table:table-cell table:formula="of:=IF([$'Verde Valley Virus'.X37]=0;&quot;&quot;;[$'Verde Valley Virus'.X37])">
            <text:p/>
          </table:table-cell>
          <table:table-cell table:formula="of:=IF([$'Verde Valley Virus'.Y37]=0;&quot;&quot;;[$'Verde Valley Virus'.Y37])">
            <text:p/>
          </table:table-cell>
          <table:table-cell table:formula="of:=IF([$'Verde Valley Virus'.Z37]=0;&quot;&quot;;[$'Verde Valley Virus'.Z37])">
            <text:p/>
          </table:table-cell>
          <table:table-cell table:formula="of:=IF([$'Verde Valley Virus'.AA37]=0;&quot;&quot;;[$'Verde Valley Virus'.AA37])">
            <text:p/>
          </table:table-cell>
          <table:table-cell table:formula="of:=IF([$'Verde Valley Virus'.AB37]=0;&quot;&quot;;[$'Verde Valley Virus'.AB37])">
            <text:p/>
          </table:table-cell>
          <table:table-cell table:formula="of:=IF([$'Verde Valley Virus'.AC37]=0;&quot;&quot;;[$'Verde Valley Virus'.AC37])">
            <text:p/>
          </table:table-cell>
          <table:table-cell table:formula="of:=IF([$'Verde Valley Virus'.AD37]=0;&quot;&quot;;[$'Verde Valley Virus'.AD37])">
            <text:p/>
          </table:table-cell>
          <table:table-cell table:formula="of:=IF([$'Verde Valley Virus'.AE37]=0;&quot;&quot;;[$'Verde Valley Virus'.AE37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8]=0;&quot;&quot;;[$'Verde Valley Virus'.A38])">
            <text:p/>
          </table:table-cell>
          <table:table-cell table:formula="of:=IF([$'Verde Valley Virus'.M38]=0;&quot;&quot;;[$'Verde Valley Virus'.M38])">
            <text:p/>
          </table:table-cell>
          <table:table-cell table:formula="of:=IF([$'Verde Valley Virus'.N38]=0;&quot;&quot;;[$'Verde Valley Virus'.N38])">
            <text:p/>
          </table:table-cell>
          <table:table-cell table:formula="of:=IF([$'Verde Valley Virus'.O38]=0;&quot;&quot;;[$'Verde Valley Virus'.O38])">
            <text:p/>
          </table:table-cell>
          <table:table-cell table:formula="of:=IF([$'Verde Valley Virus'.P38]=0;&quot;&quot;;[$'Verde Valley Virus'.P38])">
            <text:p/>
          </table:table-cell>
          <table:table-cell table:formula="of:=IF([$'Verde Valley Virus'.Q38]=0;&quot;&quot;;[$'Verde Valley Virus'.Q38])">
            <text:p/>
          </table:table-cell>
          <table:table-cell table:formula="of:=IF([$'Verde Valley Virus'.R38]=0;&quot;&quot;;[$'Verde Valley Virus'.R38])">
            <text:p/>
          </table:table-cell>
          <table:table-cell table:style-name="ce4" table:formula="of:=IF([$'Verde Valley Virus'.S38]=0;&quot;&quot;;[$'Verde Valley Virus'.S38])">
            <text:p/>
          </table:table-cell>
          <table:table-cell table:formula="of:=IF([$'Verde Valley Virus'.T38]=0;&quot;&quot;;[$'Verde Valley Virus'.T38])">
            <text:p/>
          </table:table-cell>
          <table:table-cell table:formula="of:=IF([$'Verde Valley Virus'.U38]=0;&quot;&quot;;[$'Verde Valley Virus'.U38])">
            <text:p/>
          </table:table-cell>
          <table:table-cell table:formula="of:=IF([$'Verde Valley Virus'.V38]=0;&quot;&quot;;[$'Verde Valley Virus'.V38])">
            <text:p/>
          </table:table-cell>
          <table:table-cell table:formula="of:=IF([$'Verde Valley Virus'.W38]=0;&quot;&quot;;[$'Verde Valley Virus'.W38])">
            <text:p/>
          </table:table-cell>
          <table:table-cell table:formula="of:=IF([$'Verde Valley Virus'.X38]=0;&quot;&quot;;[$'Verde Valley Virus'.X38])">
            <text:p/>
          </table:table-cell>
          <table:table-cell table:formula="of:=IF([$'Verde Valley Virus'.Y38]=0;&quot;&quot;;[$'Verde Valley Virus'.Y38])">
            <text:p/>
          </table:table-cell>
          <table:table-cell table:formula="of:=IF([$'Verde Valley Virus'.Z38]=0;&quot;&quot;;[$'Verde Valley Virus'.Z38])">
            <text:p/>
          </table:table-cell>
          <table:table-cell table:formula="of:=IF([$'Verde Valley Virus'.AA38]=0;&quot;&quot;;[$'Verde Valley Virus'.AA38])">
            <text:p/>
          </table:table-cell>
          <table:table-cell table:formula="of:=IF([$'Verde Valley Virus'.AB38]=0;&quot;&quot;;[$'Verde Valley Virus'.AB38])">
            <text:p/>
          </table:table-cell>
          <table:table-cell table:formula="of:=IF([$'Verde Valley Virus'.AC38]=0;&quot;&quot;;[$'Verde Valley Virus'.AC38])">
            <text:p/>
          </table:table-cell>
          <table:table-cell table:formula="of:=IF([$'Verde Valley Virus'.AD38]=0;&quot;&quot;;[$'Verde Valley Virus'.AD38])">
            <text:p/>
          </table:table-cell>
          <table:table-cell table:formula="of:=IF([$'Verde Valley Virus'.AE38]=0;&quot;&quot;;[$'Verde Valley Virus'.AE38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39]=0;&quot;&quot;;[$'Verde Valley Virus'.A39])">
            <text:p/>
          </table:table-cell>
          <table:table-cell table:formula="of:=IF([$'Verde Valley Virus'.M39]=0;&quot;&quot;;[$'Verde Valley Virus'.M39])">
            <text:p/>
          </table:table-cell>
          <table:table-cell table:formula="of:=IF([$'Verde Valley Virus'.N39]=0;&quot;&quot;;[$'Verde Valley Virus'.N39])">
            <text:p/>
          </table:table-cell>
          <table:table-cell table:formula="of:=IF([$'Verde Valley Virus'.O39]=0;&quot;&quot;;[$'Verde Valley Virus'.O39])">
            <text:p/>
          </table:table-cell>
          <table:table-cell table:formula="of:=IF([$'Verde Valley Virus'.P39]=0;&quot;&quot;;[$'Verde Valley Virus'.P39])">
            <text:p/>
          </table:table-cell>
          <table:table-cell table:formula="of:=IF([$'Verde Valley Virus'.Q39]=0;&quot;&quot;;[$'Verde Valley Virus'.Q39])">
            <text:p/>
          </table:table-cell>
          <table:table-cell table:formula="of:=IF([$'Verde Valley Virus'.R39]=0;&quot;&quot;;[$'Verde Valley Virus'.R39])">
            <text:p/>
          </table:table-cell>
          <table:table-cell table:style-name="ce4" table:formula="of:=IF([$'Verde Valley Virus'.S39]=0;&quot;&quot;;[$'Verde Valley Virus'.S39])">
            <text:p/>
          </table:table-cell>
          <table:table-cell table:formula="of:=IF([$'Verde Valley Virus'.T39]=0;&quot;&quot;;[$'Verde Valley Virus'.T39])">
            <text:p/>
          </table:table-cell>
          <table:table-cell table:formula="of:=IF([$'Verde Valley Virus'.U39]=0;&quot;&quot;;[$'Verde Valley Virus'.U39])">
            <text:p/>
          </table:table-cell>
          <table:table-cell table:formula="of:=IF([$'Verde Valley Virus'.V39]=0;&quot;&quot;;[$'Verde Valley Virus'.V39])">
            <text:p/>
          </table:table-cell>
          <table:table-cell table:formula="of:=IF([$'Verde Valley Virus'.W39]=0;&quot;&quot;;[$'Verde Valley Virus'.W39])">
            <text:p/>
          </table:table-cell>
          <table:table-cell table:formula="of:=IF([$'Verde Valley Virus'.X39]=0;&quot;&quot;;[$'Verde Valley Virus'.X39])">
            <text:p/>
          </table:table-cell>
          <table:table-cell table:formula="of:=IF([$'Verde Valley Virus'.Y39]=0;&quot;&quot;;[$'Verde Valley Virus'.Y39])">
            <text:p/>
          </table:table-cell>
          <table:table-cell table:formula="of:=IF([$'Verde Valley Virus'.Z39]=0;&quot;&quot;;[$'Verde Valley Virus'.Z39])">
            <text:p/>
          </table:table-cell>
          <table:table-cell table:formula="of:=IF([$'Verde Valley Virus'.AA39]=0;&quot;&quot;;[$'Verde Valley Virus'.AA39])">
            <text:p/>
          </table:table-cell>
          <table:table-cell table:formula="of:=IF([$'Verde Valley Virus'.AB39]=0;&quot;&quot;;[$'Verde Valley Virus'.AB39])">
            <text:p/>
          </table:table-cell>
          <table:table-cell table:formula="of:=IF([$'Verde Valley Virus'.AC39]=0;&quot;&quot;;[$'Verde Valley Virus'.AC39])">
            <text:p/>
          </table:table-cell>
          <table:table-cell table:formula="of:=IF([$'Verde Valley Virus'.AD39]=0;&quot;&quot;;[$'Verde Valley Virus'.AD39])">
            <text:p/>
          </table:table-cell>
          <table:table-cell table:formula="of:=IF([$'Verde Valley Virus'.AE39]=0;&quot;&quot;;[$'Verde Valley Virus'.AE39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0]=0;&quot;&quot;;[$'Verde Valley Virus'.A40])">
            <text:p/>
          </table:table-cell>
          <table:table-cell table:formula="of:=IF([$'Verde Valley Virus'.M40]=0;&quot;&quot;;[$'Verde Valley Virus'.M40])">
            <text:p/>
          </table:table-cell>
          <table:table-cell table:formula="of:=IF([$'Verde Valley Virus'.N40]=0;&quot;&quot;;[$'Verde Valley Virus'.N40])">
            <text:p/>
          </table:table-cell>
          <table:table-cell table:formula="of:=IF([$'Verde Valley Virus'.O40]=0;&quot;&quot;;[$'Verde Valley Virus'.O40])">
            <text:p/>
          </table:table-cell>
          <table:table-cell table:formula="of:=IF([$'Verde Valley Virus'.P40]=0;&quot;&quot;;[$'Verde Valley Virus'.P40])">
            <text:p/>
          </table:table-cell>
          <table:table-cell table:formula="of:=IF([$'Verde Valley Virus'.Q40]=0;&quot;&quot;;[$'Verde Valley Virus'.Q40])">
            <text:p/>
          </table:table-cell>
          <table:table-cell table:formula="of:=IF([$'Verde Valley Virus'.R40]=0;&quot;&quot;;[$'Verde Valley Virus'.R40])">
            <text:p/>
          </table:table-cell>
          <table:table-cell table:style-name="ce4" table:formula="of:=IF([$'Verde Valley Virus'.S40]=0;&quot;&quot;;[$'Verde Valley Virus'.S40])">
            <text:p/>
          </table:table-cell>
          <table:table-cell table:formula="of:=IF([$'Verde Valley Virus'.T40]=0;&quot;&quot;;[$'Verde Valley Virus'.T40])">
            <text:p/>
          </table:table-cell>
          <table:table-cell table:formula="of:=IF([$'Verde Valley Virus'.U40]=0;&quot;&quot;;[$'Verde Valley Virus'.U40])">
            <text:p/>
          </table:table-cell>
          <table:table-cell table:formula="of:=IF([$'Verde Valley Virus'.V40]=0;&quot;&quot;;[$'Verde Valley Virus'.V40])">
            <text:p/>
          </table:table-cell>
          <table:table-cell table:formula="of:=IF([$'Verde Valley Virus'.W40]=0;&quot;&quot;;[$'Verde Valley Virus'.W40])">
            <text:p/>
          </table:table-cell>
          <table:table-cell table:formula="of:=IF([$'Verde Valley Virus'.X40]=0;&quot;&quot;;[$'Verde Valley Virus'.X40])">
            <text:p/>
          </table:table-cell>
          <table:table-cell table:formula="of:=IF([$'Verde Valley Virus'.Y40]=0;&quot;&quot;;[$'Verde Valley Virus'.Y40])">
            <text:p/>
          </table:table-cell>
          <table:table-cell table:formula="of:=IF([$'Verde Valley Virus'.Z40]=0;&quot;&quot;;[$'Verde Valley Virus'.Z40])">
            <text:p/>
          </table:table-cell>
          <table:table-cell table:formula="of:=IF([$'Verde Valley Virus'.AA40]=0;&quot;&quot;;[$'Verde Valley Virus'.AA40])">
            <text:p/>
          </table:table-cell>
          <table:table-cell table:formula="of:=IF([$'Verde Valley Virus'.AB40]=0;&quot;&quot;;[$'Verde Valley Virus'.AB40])">
            <text:p/>
          </table:table-cell>
          <table:table-cell table:formula="of:=IF([$'Verde Valley Virus'.AC40]=0;&quot;&quot;;[$'Verde Valley Virus'.AC40])">
            <text:p/>
          </table:table-cell>
          <table:table-cell table:formula="of:=IF([$'Verde Valley Virus'.AD40]=0;&quot;&quot;;[$'Verde Valley Virus'.AD40])">
            <text:p/>
          </table:table-cell>
          <table:table-cell table:formula="of:=IF([$'Verde Valley Virus'.AE40]=0;&quot;&quot;;[$'Verde Valley Virus'.AE40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1]=0;&quot;&quot;;[$'Verde Valley Virus'.A41])">
            <text:p/>
          </table:table-cell>
          <table:table-cell table:formula="of:=IF([$'Verde Valley Virus'.M41]=0;&quot;&quot;;[$'Verde Valley Virus'.M41])">
            <text:p/>
          </table:table-cell>
          <table:table-cell table:formula="of:=IF([$'Verde Valley Virus'.N41]=0;&quot;&quot;;[$'Verde Valley Virus'.N41])">
            <text:p/>
          </table:table-cell>
          <table:table-cell table:formula="of:=IF([$'Verde Valley Virus'.O41]=0;&quot;&quot;;[$'Verde Valley Virus'.O41])">
            <text:p/>
          </table:table-cell>
          <table:table-cell table:formula="of:=IF([$'Verde Valley Virus'.P41]=0;&quot;&quot;;[$'Verde Valley Virus'.P41])">
            <text:p/>
          </table:table-cell>
          <table:table-cell table:formula="of:=IF([$'Verde Valley Virus'.Q41]=0;&quot;&quot;;[$'Verde Valley Virus'.Q41])">
            <text:p/>
          </table:table-cell>
          <table:table-cell table:formula="of:=IF([$'Verde Valley Virus'.R41]=0;&quot;&quot;;[$'Verde Valley Virus'.R41])">
            <text:p/>
          </table:table-cell>
          <table:table-cell table:style-name="ce4" table:formula="of:=IF([$'Verde Valley Virus'.S41]=0;&quot;&quot;;[$'Verde Valley Virus'.S41])">
            <text:p/>
          </table:table-cell>
          <table:table-cell table:formula="of:=IF([$'Verde Valley Virus'.T41]=0;&quot;&quot;;[$'Verde Valley Virus'.T41])">
            <text:p/>
          </table:table-cell>
          <table:table-cell table:formula="of:=IF([$'Verde Valley Virus'.U41]=0;&quot;&quot;;[$'Verde Valley Virus'.U41])">
            <text:p/>
          </table:table-cell>
          <table:table-cell table:formula="of:=IF([$'Verde Valley Virus'.V41]=0;&quot;&quot;;[$'Verde Valley Virus'.V41])">
            <text:p/>
          </table:table-cell>
          <table:table-cell table:formula="of:=IF([$'Verde Valley Virus'.W41]=0;&quot;&quot;;[$'Verde Valley Virus'.W41])">
            <text:p/>
          </table:table-cell>
          <table:table-cell table:formula="of:=IF([$'Verde Valley Virus'.X41]=0;&quot;&quot;;[$'Verde Valley Virus'.X41])">
            <text:p/>
          </table:table-cell>
          <table:table-cell table:formula="of:=IF([$'Verde Valley Virus'.Y41]=0;&quot;&quot;;[$'Verde Valley Virus'.Y41])">
            <text:p/>
          </table:table-cell>
          <table:table-cell table:formula="of:=IF([$'Verde Valley Virus'.Z41]=0;&quot;&quot;;[$'Verde Valley Virus'.Z41])">
            <text:p/>
          </table:table-cell>
          <table:table-cell table:formula="of:=IF([$'Verde Valley Virus'.AA41]=0;&quot;&quot;;[$'Verde Valley Virus'.AA41])">
            <text:p/>
          </table:table-cell>
          <table:table-cell table:formula="of:=IF([$'Verde Valley Virus'.AB41]=0;&quot;&quot;;[$'Verde Valley Virus'.AB41])">
            <text:p/>
          </table:table-cell>
          <table:table-cell table:formula="of:=IF([$'Verde Valley Virus'.AC41]=0;&quot;&quot;;[$'Verde Valley Virus'.AC41])">
            <text:p/>
          </table:table-cell>
          <table:table-cell table:formula="of:=IF([$'Verde Valley Virus'.AD41]=0;&quot;&quot;;[$'Verde Valley Virus'.AD41])">
            <text:p/>
          </table:table-cell>
          <table:table-cell table:formula="of:=IF([$'Verde Valley Virus'.AE41]=0;&quot;&quot;;[$'Verde Valley Virus'.AE41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2]=0;&quot;&quot;;[$'Verde Valley Virus'.A42])">
            <text:p/>
          </table:table-cell>
          <table:table-cell table:formula="of:=IF([$'Verde Valley Virus'.M42]=0;&quot;&quot;;[$'Verde Valley Virus'.M42])">
            <text:p/>
          </table:table-cell>
          <table:table-cell table:formula="of:=IF([$'Verde Valley Virus'.N42]=0;&quot;&quot;;[$'Verde Valley Virus'.N42])">
            <text:p/>
          </table:table-cell>
          <table:table-cell table:formula="of:=IF([$'Verde Valley Virus'.O42]=0;&quot;&quot;;[$'Verde Valley Virus'.O42])">
            <text:p/>
          </table:table-cell>
          <table:table-cell table:formula="of:=IF([$'Verde Valley Virus'.P42]=0;&quot;&quot;;[$'Verde Valley Virus'.P42])">
            <text:p/>
          </table:table-cell>
          <table:table-cell table:formula="of:=IF([$'Verde Valley Virus'.Q42]=0;&quot;&quot;;[$'Verde Valley Virus'.Q42])">
            <text:p/>
          </table:table-cell>
          <table:table-cell table:formula="of:=IF([$'Verde Valley Virus'.R42]=0;&quot;&quot;;[$'Verde Valley Virus'.R42])">
            <text:p/>
          </table:table-cell>
          <table:table-cell table:style-name="ce4" table:formula="of:=IF([$'Verde Valley Virus'.S42]=0;&quot;&quot;;[$'Verde Valley Virus'.S42])">
            <text:p/>
          </table:table-cell>
          <table:table-cell table:formula="of:=IF([$'Verde Valley Virus'.T42]=0;&quot;&quot;;[$'Verde Valley Virus'.T42])">
            <text:p/>
          </table:table-cell>
          <table:table-cell table:formula="of:=IF([$'Verde Valley Virus'.U42]=0;&quot;&quot;;[$'Verde Valley Virus'.U42])">
            <text:p/>
          </table:table-cell>
          <table:table-cell table:formula="of:=IF([$'Verde Valley Virus'.V42]=0;&quot;&quot;;[$'Verde Valley Virus'.V42])">
            <text:p/>
          </table:table-cell>
          <table:table-cell table:formula="of:=IF([$'Verde Valley Virus'.W42]=0;&quot;&quot;;[$'Verde Valley Virus'.W42])">
            <text:p/>
          </table:table-cell>
          <table:table-cell table:formula="of:=IF([$'Verde Valley Virus'.X42]=0;&quot;&quot;;[$'Verde Valley Virus'.X42])">
            <text:p/>
          </table:table-cell>
          <table:table-cell table:formula="of:=IF([$'Verde Valley Virus'.Y42]=0;&quot;&quot;;[$'Verde Valley Virus'.Y42])">
            <text:p/>
          </table:table-cell>
          <table:table-cell table:formula="of:=IF([$'Verde Valley Virus'.Z42]=0;&quot;&quot;;[$'Verde Valley Virus'.Z42])">
            <text:p/>
          </table:table-cell>
          <table:table-cell table:formula="of:=IF([$'Verde Valley Virus'.AA42]=0;&quot;&quot;;[$'Verde Valley Virus'.AA42])">
            <text:p/>
          </table:table-cell>
          <table:table-cell table:formula="of:=IF([$'Verde Valley Virus'.AB42]=0;&quot;&quot;;[$'Verde Valley Virus'.AB42])">
            <text:p/>
          </table:table-cell>
          <table:table-cell table:formula="of:=IF([$'Verde Valley Virus'.AC42]=0;&quot;&quot;;[$'Verde Valley Virus'.AC42])">
            <text:p/>
          </table:table-cell>
          <table:table-cell table:formula="of:=IF([$'Verde Valley Virus'.AD42]=0;&quot;&quot;;[$'Verde Valley Virus'.AD42])">
            <text:p/>
          </table:table-cell>
          <table:table-cell table:formula="of:=IF([$'Verde Valley Virus'.AE42]=0;&quot;&quot;;[$'Verde Valley Virus'.AE42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3]=0;&quot;&quot;;[$'Verde Valley Virus'.A43])">
            <text:p/>
          </table:table-cell>
          <table:table-cell table:formula="of:=IF([$'Verde Valley Virus'.M43]=0;&quot;&quot;;[$'Verde Valley Virus'.M43])">
            <text:p/>
          </table:table-cell>
          <table:table-cell table:formula="of:=IF([$'Verde Valley Virus'.N43]=0;&quot;&quot;;[$'Verde Valley Virus'.N43])">
            <text:p/>
          </table:table-cell>
          <table:table-cell table:formula="of:=IF([$'Verde Valley Virus'.O43]=0;&quot;&quot;;[$'Verde Valley Virus'.O43])">
            <text:p/>
          </table:table-cell>
          <table:table-cell table:formula="of:=IF([$'Verde Valley Virus'.P43]=0;&quot;&quot;;[$'Verde Valley Virus'.P43])">
            <text:p/>
          </table:table-cell>
          <table:table-cell table:formula="of:=IF([$'Verde Valley Virus'.Q43]=0;&quot;&quot;;[$'Verde Valley Virus'.Q43])">
            <text:p/>
          </table:table-cell>
          <table:table-cell table:formula="of:=IF([$'Verde Valley Virus'.R43]=0;&quot;&quot;;[$'Verde Valley Virus'.R43])">
            <text:p/>
          </table:table-cell>
          <table:table-cell table:style-name="ce4" table:formula="of:=IF([$'Verde Valley Virus'.S43]=0;&quot;&quot;;[$'Verde Valley Virus'.S43])">
            <text:p/>
          </table:table-cell>
          <table:table-cell table:formula="of:=IF([$'Verde Valley Virus'.T43]=0;&quot;&quot;;[$'Verde Valley Virus'.T43])">
            <text:p/>
          </table:table-cell>
          <table:table-cell table:formula="of:=IF([$'Verde Valley Virus'.U43]=0;&quot;&quot;;[$'Verde Valley Virus'.U43])">
            <text:p/>
          </table:table-cell>
          <table:table-cell table:formula="of:=IF([$'Verde Valley Virus'.V43]=0;&quot;&quot;;[$'Verde Valley Virus'.V43])">
            <text:p/>
          </table:table-cell>
          <table:table-cell table:formula="of:=IF([$'Verde Valley Virus'.W43]=0;&quot;&quot;;[$'Verde Valley Virus'.W43])">
            <text:p/>
          </table:table-cell>
          <table:table-cell table:formula="of:=IF([$'Verde Valley Virus'.X43]=0;&quot;&quot;;[$'Verde Valley Virus'.X43])">
            <text:p/>
          </table:table-cell>
          <table:table-cell table:formula="of:=IF([$'Verde Valley Virus'.Y43]=0;&quot;&quot;;[$'Verde Valley Virus'.Y43])">
            <text:p/>
          </table:table-cell>
          <table:table-cell table:formula="of:=IF([$'Verde Valley Virus'.Z43]=0;&quot;&quot;;[$'Verde Valley Virus'.Z43])">
            <text:p/>
          </table:table-cell>
          <table:table-cell table:formula="of:=IF([$'Verde Valley Virus'.AA43]=0;&quot;&quot;;[$'Verde Valley Virus'.AA43])">
            <text:p/>
          </table:table-cell>
          <table:table-cell table:formula="of:=IF([$'Verde Valley Virus'.AB43]=0;&quot;&quot;;[$'Verde Valley Virus'.AB43])">
            <text:p/>
          </table:table-cell>
          <table:table-cell table:formula="of:=IF([$'Verde Valley Virus'.AC43]=0;&quot;&quot;;[$'Verde Valley Virus'.AC43])">
            <text:p/>
          </table:table-cell>
          <table:table-cell table:formula="of:=IF([$'Verde Valley Virus'.AD43]=0;&quot;&quot;;[$'Verde Valley Virus'.AD43])">
            <text:p/>
          </table:table-cell>
          <table:table-cell table:formula="of:=IF([$'Verde Valley Virus'.AE43]=0;&quot;&quot;;[$'Verde Valley Virus'.AE43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4]=0;&quot;&quot;;[$'Verde Valley Virus'.A44])">
            <text:p/>
          </table:table-cell>
          <table:table-cell table:formula="of:=IF([$'Verde Valley Virus'.M44]=0;&quot;&quot;;[$'Verde Valley Virus'.M44])">
            <text:p/>
          </table:table-cell>
          <table:table-cell table:formula="of:=IF([$'Verde Valley Virus'.N44]=0;&quot;&quot;;[$'Verde Valley Virus'.N44])">
            <text:p/>
          </table:table-cell>
          <table:table-cell table:formula="of:=IF([$'Verde Valley Virus'.O44]=0;&quot;&quot;;[$'Verde Valley Virus'.O44])">
            <text:p/>
          </table:table-cell>
          <table:table-cell table:formula="of:=IF([$'Verde Valley Virus'.P44]=0;&quot;&quot;;[$'Verde Valley Virus'.P44])">
            <text:p/>
          </table:table-cell>
          <table:table-cell table:formula="of:=IF([$'Verde Valley Virus'.Q44]=0;&quot;&quot;;[$'Verde Valley Virus'.Q44])">
            <text:p/>
          </table:table-cell>
          <table:table-cell table:formula="of:=IF([$'Verde Valley Virus'.R44]=0;&quot;&quot;;[$'Verde Valley Virus'.R44])">
            <text:p/>
          </table:table-cell>
          <table:table-cell table:style-name="ce4" table:formula="of:=IF([$'Verde Valley Virus'.S44]=0;&quot;&quot;;[$'Verde Valley Virus'.S44])">
            <text:p/>
          </table:table-cell>
          <table:table-cell table:formula="of:=IF([$'Verde Valley Virus'.T44]=0;&quot;&quot;;[$'Verde Valley Virus'.T44])">
            <text:p/>
          </table:table-cell>
          <table:table-cell table:formula="of:=IF([$'Verde Valley Virus'.U44]=0;&quot;&quot;;[$'Verde Valley Virus'.U44])">
            <text:p/>
          </table:table-cell>
          <table:table-cell table:formula="of:=IF([$'Verde Valley Virus'.V44]=0;&quot;&quot;;[$'Verde Valley Virus'.V44])">
            <text:p/>
          </table:table-cell>
          <table:table-cell table:formula="of:=IF([$'Verde Valley Virus'.W44]=0;&quot;&quot;;[$'Verde Valley Virus'.W44])">
            <text:p/>
          </table:table-cell>
          <table:table-cell table:formula="of:=IF([$'Verde Valley Virus'.X44]=0;&quot;&quot;;[$'Verde Valley Virus'.X44])">
            <text:p/>
          </table:table-cell>
          <table:table-cell table:formula="of:=IF([$'Verde Valley Virus'.Y44]=0;&quot;&quot;;[$'Verde Valley Virus'.Y44])">
            <text:p/>
          </table:table-cell>
          <table:table-cell table:formula="of:=IF([$'Verde Valley Virus'.Z44]=0;&quot;&quot;;[$'Verde Valley Virus'.Z44])">
            <text:p/>
          </table:table-cell>
          <table:table-cell table:formula="of:=IF([$'Verde Valley Virus'.AA44]=0;&quot;&quot;;[$'Verde Valley Virus'.AA44])">
            <text:p/>
          </table:table-cell>
          <table:table-cell table:formula="of:=IF([$'Verde Valley Virus'.AB44]=0;&quot;&quot;;[$'Verde Valley Virus'.AB44])">
            <text:p/>
          </table:table-cell>
          <table:table-cell table:formula="of:=IF([$'Verde Valley Virus'.AC44]=0;&quot;&quot;;[$'Verde Valley Virus'.AC44])">
            <text:p/>
          </table:table-cell>
          <table:table-cell table:formula="of:=IF([$'Verde Valley Virus'.AD44]=0;&quot;&quot;;[$'Verde Valley Virus'.AD44])">
            <text:p/>
          </table:table-cell>
          <table:table-cell table:formula="of:=IF([$'Verde Valley Virus'.AE44]=0;&quot;&quot;;[$'Verde Valley Virus'.AE44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5]=0;&quot;&quot;;[$'Verde Valley Virus'.A45])">
            <text:p/>
          </table:table-cell>
          <table:table-cell table:formula="of:=IF([$'Verde Valley Virus'.M45]=0;&quot;&quot;;[$'Verde Valley Virus'.M45])">
            <text:p/>
          </table:table-cell>
          <table:table-cell table:formula="of:=IF([$'Verde Valley Virus'.N45]=0;&quot;&quot;;[$'Verde Valley Virus'.N45])">
            <text:p/>
          </table:table-cell>
          <table:table-cell table:formula="of:=IF([$'Verde Valley Virus'.O45]=0;&quot;&quot;;[$'Verde Valley Virus'.O45])">
            <text:p/>
          </table:table-cell>
          <table:table-cell table:formula="of:=IF([$'Verde Valley Virus'.P45]=0;&quot;&quot;;[$'Verde Valley Virus'.P45])">
            <text:p/>
          </table:table-cell>
          <table:table-cell table:formula="of:=IF([$'Verde Valley Virus'.Q45]=0;&quot;&quot;;[$'Verde Valley Virus'.Q45])">
            <text:p/>
          </table:table-cell>
          <table:table-cell table:formula="of:=IF([$'Verde Valley Virus'.R45]=0;&quot;&quot;;[$'Verde Valley Virus'.R45])">
            <text:p/>
          </table:table-cell>
          <table:table-cell table:style-name="ce4" table:formula="of:=IF([$'Verde Valley Virus'.S45]=0;&quot;&quot;;[$'Verde Valley Virus'.S45])">
            <text:p/>
          </table:table-cell>
          <table:table-cell table:formula="of:=IF([$'Verde Valley Virus'.T45]=0;&quot;&quot;;[$'Verde Valley Virus'.T45])">
            <text:p/>
          </table:table-cell>
          <table:table-cell table:formula="of:=IF([$'Verde Valley Virus'.U45]=0;&quot;&quot;;[$'Verde Valley Virus'.U45])">
            <text:p/>
          </table:table-cell>
          <table:table-cell table:formula="of:=IF([$'Verde Valley Virus'.V45]=0;&quot;&quot;;[$'Verde Valley Virus'.V45])">
            <text:p/>
          </table:table-cell>
          <table:table-cell table:formula="of:=IF([$'Verde Valley Virus'.W45]=0;&quot;&quot;;[$'Verde Valley Virus'.W45])">
            <text:p/>
          </table:table-cell>
          <table:table-cell table:formula="of:=IF([$'Verde Valley Virus'.X45]=0;&quot;&quot;;[$'Verde Valley Virus'.X45])">
            <text:p/>
          </table:table-cell>
          <table:table-cell table:formula="of:=IF([$'Verde Valley Virus'.Y45]=0;&quot;&quot;;[$'Verde Valley Virus'.Y45])">
            <text:p/>
          </table:table-cell>
          <table:table-cell table:formula="of:=IF([$'Verde Valley Virus'.Z45]=0;&quot;&quot;;[$'Verde Valley Virus'.Z45])">
            <text:p/>
          </table:table-cell>
          <table:table-cell table:formula="of:=IF([$'Verde Valley Virus'.AA45]=0;&quot;&quot;;[$'Verde Valley Virus'.AA45])">
            <text:p/>
          </table:table-cell>
          <table:table-cell table:formula="of:=IF([$'Verde Valley Virus'.AB45]=0;&quot;&quot;;[$'Verde Valley Virus'.AB45])">
            <text:p/>
          </table:table-cell>
          <table:table-cell table:formula="of:=IF([$'Verde Valley Virus'.AC45]=0;&quot;&quot;;[$'Verde Valley Virus'.AC45])">
            <text:p/>
          </table:table-cell>
          <table:table-cell table:formula="of:=IF([$'Verde Valley Virus'.AD45]=0;&quot;&quot;;[$'Verde Valley Virus'.AD45])">
            <text:p/>
          </table:table-cell>
          <table:table-cell table:formula="of:=IF([$'Verde Valley Virus'.AE45]=0;&quot;&quot;;[$'Verde Valley Virus'.AE45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6]=0;&quot;&quot;;[$'Verde Valley Virus'.A46])">
            <text:p/>
          </table:table-cell>
          <table:table-cell table:formula="of:=IF([$'Verde Valley Virus'.M46]=0;&quot;&quot;;[$'Verde Valley Virus'.M46])">
            <text:p/>
          </table:table-cell>
          <table:table-cell table:formula="of:=IF([$'Verde Valley Virus'.N46]=0;&quot;&quot;;[$'Verde Valley Virus'.N46])">
            <text:p/>
          </table:table-cell>
          <table:table-cell table:formula="of:=IF([$'Verde Valley Virus'.O46]=0;&quot;&quot;;[$'Verde Valley Virus'.O46])">
            <text:p/>
          </table:table-cell>
          <table:table-cell table:formula="of:=IF([$'Verde Valley Virus'.P46]=0;&quot;&quot;;[$'Verde Valley Virus'.P46])">
            <text:p/>
          </table:table-cell>
          <table:table-cell table:formula="of:=IF([$'Verde Valley Virus'.Q46]=0;&quot;&quot;;[$'Verde Valley Virus'.Q46])">
            <text:p/>
          </table:table-cell>
          <table:table-cell table:formula="of:=IF([$'Verde Valley Virus'.R46]=0;&quot;&quot;;[$'Verde Valley Virus'.R46])">
            <text:p/>
          </table:table-cell>
          <table:table-cell table:style-name="ce4" table:formula="of:=IF([$'Verde Valley Virus'.S46]=0;&quot;&quot;;[$'Verde Valley Virus'.S46])">
            <text:p/>
          </table:table-cell>
          <table:table-cell table:formula="of:=IF([$'Verde Valley Virus'.T46]=0;&quot;&quot;;[$'Verde Valley Virus'.T46])">
            <text:p/>
          </table:table-cell>
          <table:table-cell table:formula="of:=IF([$'Verde Valley Virus'.U46]=0;&quot;&quot;;[$'Verde Valley Virus'.U46])">
            <text:p/>
          </table:table-cell>
          <table:table-cell table:formula="of:=IF([$'Verde Valley Virus'.V46]=0;&quot;&quot;;[$'Verde Valley Virus'.V46])">
            <text:p/>
          </table:table-cell>
          <table:table-cell table:formula="of:=IF([$'Verde Valley Virus'.W46]=0;&quot;&quot;;[$'Verde Valley Virus'.W46])">
            <text:p/>
          </table:table-cell>
          <table:table-cell table:formula="of:=IF([$'Verde Valley Virus'.X46]=0;&quot;&quot;;[$'Verde Valley Virus'.X46])">
            <text:p/>
          </table:table-cell>
          <table:table-cell table:formula="of:=IF([$'Verde Valley Virus'.Y46]=0;&quot;&quot;;[$'Verde Valley Virus'.Y46])">
            <text:p/>
          </table:table-cell>
          <table:table-cell table:formula="of:=IF([$'Verde Valley Virus'.Z46]=0;&quot;&quot;;[$'Verde Valley Virus'.Z46])">
            <text:p/>
          </table:table-cell>
          <table:table-cell table:formula="of:=IF([$'Verde Valley Virus'.AA46]=0;&quot;&quot;;[$'Verde Valley Virus'.AA46])">
            <text:p/>
          </table:table-cell>
          <table:table-cell table:formula="of:=IF([$'Verde Valley Virus'.AB46]=0;&quot;&quot;;[$'Verde Valley Virus'.AB46])">
            <text:p/>
          </table:table-cell>
          <table:table-cell table:formula="of:=IF([$'Verde Valley Virus'.AC46]=0;&quot;&quot;;[$'Verde Valley Virus'.AC46])">
            <text:p/>
          </table:table-cell>
          <table:table-cell table:formula="of:=IF([$'Verde Valley Virus'.AD46]=0;&quot;&quot;;[$'Verde Valley Virus'.AD46])">
            <text:p/>
          </table:table-cell>
          <table:table-cell table:formula="of:=IF([$'Verde Valley Virus'.AE46]=0;&quot;&quot;;[$'Verde Valley Virus'.AE46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7]=0;&quot;&quot;;[$'Verde Valley Virus'.A47])">
            <text:p/>
          </table:table-cell>
          <table:table-cell table:formula="of:=IF([$'Verde Valley Virus'.M47]=0;&quot;&quot;;[$'Verde Valley Virus'.M47])">
            <text:p/>
          </table:table-cell>
          <table:table-cell table:formula="of:=IF([$'Verde Valley Virus'.N47]=0;&quot;&quot;;[$'Verde Valley Virus'.N47])">
            <text:p/>
          </table:table-cell>
          <table:table-cell table:formula="of:=IF([$'Verde Valley Virus'.O47]=0;&quot;&quot;;[$'Verde Valley Virus'.O47])">
            <text:p/>
          </table:table-cell>
          <table:table-cell table:formula="of:=IF([$'Verde Valley Virus'.P47]=0;&quot;&quot;;[$'Verde Valley Virus'.P47])">
            <text:p/>
          </table:table-cell>
          <table:table-cell table:formula="of:=IF([$'Verde Valley Virus'.Q47]=0;&quot;&quot;;[$'Verde Valley Virus'.Q47])">
            <text:p/>
          </table:table-cell>
          <table:table-cell table:formula="of:=IF([$'Verde Valley Virus'.R47]=0;&quot;&quot;;[$'Verde Valley Virus'.R47])">
            <text:p/>
          </table:table-cell>
          <table:table-cell table:style-name="ce4" table:formula="of:=IF([$'Verde Valley Virus'.S47]=0;&quot;&quot;;[$'Verde Valley Virus'.S47])">
            <text:p/>
          </table:table-cell>
          <table:table-cell table:formula="of:=IF([$'Verde Valley Virus'.T47]=0;&quot;&quot;;[$'Verde Valley Virus'.T47])">
            <text:p/>
          </table:table-cell>
          <table:table-cell table:formula="of:=IF([$'Verde Valley Virus'.U47]=0;&quot;&quot;;[$'Verde Valley Virus'.U47])">
            <text:p/>
          </table:table-cell>
          <table:table-cell table:formula="of:=IF([$'Verde Valley Virus'.V47]=0;&quot;&quot;;[$'Verde Valley Virus'.V47])">
            <text:p/>
          </table:table-cell>
          <table:table-cell table:formula="of:=IF([$'Verde Valley Virus'.W47]=0;&quot;&quot;;[$'Verde Valley Virus'.W47])">
            <text:p/>
          </table:table-cell>
          <table:table-cell table:formula="of:=IF([$'Verde Valley Virus'.X47]=0;&quot;&quot;;[$'Verde Valley Virus'.X47])">
            <text:p/>
          </table:table-cell>
          <table:table-cell table:formula="of:=IF([$'Verde Valley Virus'.Y47]=0;&quot;&quot;;[$'Verde Valley Virus'.Y47])">
            <text:p/>
          </table:table-cell>
          <table:table-cell table:formula="of:=IF([$'Verde Valley Virus'.Z47]=0;&quot;&quot;;[$'Verde Valley Virus'.Z47])">
            <text:p/>
          </table:table-cell>
          <table:table-cell table:formula="of:=IF([$'Verde Valley Virus'.AA47]=0;&quot;&quot;;[$'Verde Valley Virus'.AA47])">
            <text:p/>
          </table:table-cell>
          <table:table-cell table:formula="of:=IF([$'Verde Valley Virus'.AB47]=0;&quot;&quot;;[$'Verde Valley Virus'.AB47])">
            <text:p/>
          </table:table-cell>
          <table:table-cell table:formula="of:=IF([$'Verde Valley Virus'.AC47]=0;&quot;&quot;;[$'Verde Valley Virus'.AC47])">
            <text:p/>
          </table:table-cell>
          <table:table-cell table:formula="of:=IF([$'Verde Valley Virus'.AD47]=0;&quot;&quot;;[$'Verde Valley Virus'.AD47])">
            <text:p/>
          </table:table-cell>
          <table:table-cell table:formula="of:=IF([$'Verde Valley Virus'.AE47]=0;&quot;&quot;;[$'Verde Valley Virus'.AE47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8]=0;&quot;&quot;;[$'Verde Valley Virus'.A48])">
            <text:p/>
          </table:table-cell>
          <table:table-cell table:formula="of:=IF([$'Verde Valley Virus'.M48]=0;&quot;&quot;;[$'Verde Valley Virus'.M48])">
            <text:p/>
          </table:table-cell>
          <table:table-cell table:formula="of:=IF([$'Verde Valley Virus'.N48]=0;&quot;&quot;;[$'Verde Valley Virus'.N48])">
            <text:p/>
          </table:table-cell>
          <table:table-cell table:formula="of:=IF([$'Verde Valley Virus'.O48]=0;&quot;&quot;;[$'Verde Valley Virus'.O48])">
            <text:p/>
          </table:table-cell>
          <table:table-cell table:formula="of:=IF([$'Verde Valley Virus'.P48]=0;&quot;&quot;;[$'Verde Valley Virus'.P48])">
            <text:p/>
          </table:table-cell>
          <table:table-cell table:formula="of:=IF([$'Verde Valley Virus'.Q48]=0;&quot;&quot;;[$'Verde Valley Virus'.Q48])">
            <text:p/>
          </table:table-cell>
          <table:table-cell table:formula="of:=IF([$'Verde Valley Virus'.R48]=0;&quot;&quot;;[$'Verde Valley Virus'.R48])">
            <text:p/>
          </table:table-cell>
          <table:table-cell table:style-name="ce4" table:formula="of:=IF([$'Verde Valley Virus'.S48]=0;&quot;&quot;;[$'Verde Valley Virus'.S48])">
            <text:p/>
          </table:table-cell>
          <table:table-cell table:formula="of:=IF([$'Verde Valley Virus'.T48]=0;&quot;&quot;;[$'Verde Valley Virus'.T48])">
            <text:p/>
          </table:table-cell>
          <table:table-cell table:formula="of:=IF([$'Verde Valley Virus'.U48]=0;&quot;&quot;;[$'Verde Valley Virus'.U48])">
            <text:p/>
          </table:table-cell>
          <table:table-cell table:formula="of:=IF([$'Verde Valley Virus'.V48]=0;&quot;&quot;;[$'Verde Valley Virus'.V48])">
            <text:p/>
          </table:table-cell>
          <table:table-cell table:formula="of:=IF([$'Verde Valley Virus'.W48]=0;&quot;&quot;;[$'Verde Valley Virus'.W48])">
            <text:p/>
          </table:table-cell>
          <table:table-cell table:formula="of:=IF([$'Verde Valley Virus'.X48]=0;&quot;&quot;;[$'Verde Valley Virus'.X48])">
            <text:p/>
          </table:table-cell>
          <table:table-cell table:formula="of:=IF([$'Verde Valley Virus'.Y48]=0;&quot;&quot;;[$'Verde Valley Virus'.Y48])">
            <text:p/>
          </table:table-cell>
          <table:table-cell table:formula="of:=IF([$'Verde Valley Virus'.Z48]=0;&quot;&quot;;[$'Verde Valley Virus'.Z48])">
            <text:p/>
          </table:table-cell>
          <table:table-cell table:formula="of:=IF([$'Verde Valley Virus'.AA48]=0;&quot;&quot;;[$'Verde Valley Virus'.AA48])">
            <text:p/>
          </table:table-cell>
          <table:table-cell table:formula="of:=IF([$'Verde Valley Virus'.AB48]=0;&quot;&quot;;[$'Verde Valley Virus'.AB48])">
            <text:p/>
          </table:table-cell>
          <table:table-cell table:formula="of:=IF([$'Verde Valley Virus'.AC48]=0;&quot;&quot;;[$'Verde Valley Virus'.AC48])">
            <text:p/>
          </table:table-cell>
          <table:table-cell table:formula="of:=IF([$'Verde Valley Virus'.AD48]=0;&quot;&quot;;[$'Verde Valley Virus'.AD48])">
            <text:p/>
          </table:table-cell>
          <table:table-cell table:formula="of:=IF([$'Verde Valley Virus'.AE48]=0;&quot;&quot;;[$'Verde Valley Virus'.AE48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49]=0;&quot;&quot;;[$'Verde Valley Virus'.A49])">
            <text:p/>
          </table:table-cell>
          <table:table-cell table:formula="of:=IF([$'Verde Valley Virus'.M49]=0;&quot;&quot;;[$'Verde Valley Virus'.M49])">
            <text:p/>
          </table:table-cell>
          <table:table-cell table:formula="of:=IF([$'Verde Valley Virus'.N49]=0;&quot;&quot;;[$'Verde Valley Virus'.N49])">
            <text:p/>
          </table:table-cell>
          <table:table-cell table:formula="of:=IF([$'Verde Valley Virus'.O49]=0;&quot;&quot;;[$'Verde Valley Virus'.O49])">
            <text:p/>
          </table:table-cell>
          <table:table-cell table:formula="of:=IF([$'Verde Valley Virus'.P49]=0;&quot;&quot;;[$'Verde Valley Virus'.P49])">
            <text:p/>
          </table:table-cell>
          <table:table-cell table:formula="of:=IF([$'Verde Valley Virus'.Q49]=0;&quot;&quot;;[$'Verde Valley Virus'.Q49])">
            <text:p/>
          </table:table-cell>
          <table:table-cell table:formula="of:=IF([$'Verde Valley Virus'.R49]=0;&quot;&quot;;[$'Verde Valley Virus'.R49])">
            <text:p/>
          </table:table-cell>
          <table:table-cell table:style-name="ce4" table:formula="of:=IF([$'Verde Valley Virus'.S49]=0;&quot;&quot;;[$'Verde Valley Virus'.S49])">
            <text:p/>
          </table:table-cell>
          <table:table-cell table:formula="of:=IF([$'Verde Valley Virus'.T49]=0;&quot;&quot;;[$'Verde Valley Virus'.T49])">
            <text:p/>
          </table:table-cell>
          <table:table-cell table:formula="of:=IF([$'Verde Valley Virus'.U49]=0;&quot;&quot;;[$'Verde Valley Virus'.U49])">
            <text:p/>
          </table:table-cell>
          <table:table-cell table:formula="of:=IF([$'Verde Valley Virus'.V49]=0;&quot;&quot;;[$'Verde Valley Virus'.V49])">
            <text:p/>
          </table:table-cell>
          <table:table-cell table:formula="of:=IF([$'Verde Valley Virus'.W49]=0;&quot;&quot;;[$'Verde Valley Virus'.W49])">
            <text:p/>
          </table:table-cell>
          <table:table-cell table:formula="of:=IF([$'Verde Valley Virus'.X49]=0;&quot;&quot;;[$'Verde Valley Virus'.X49])">
            <text:p/>
          </table:table-cell>
          <table:table-cell table:formula="of:=IF([$'Verde Valley Virus'.Y49]=0;&quot;&quot;;[$'Verde Valley Virus'.Y49])">
            <text:p/>
          </table:table-cell>
          <table:table-cell table:formula="of:=IF([$'Verde Valley Virus'.Z49]=0;&quot;&quot;;[$'Verde Valley Virus'.Z49])">
            <text:p/>
          </table:table-cell>
          <table:table-cell table:formula="of:=IF([$'Verde Valley Virus'.AA49]=0;&quot;&quot;;[$'Verde Valley Virus'.AA49])">
            <text:p/>
          </table:table-cell>
          <table:table-cell table:formula="of:=IF([$'Verde Valley Virus'.AB49]=0;&quot;&quot;;[$'Verde Valley Virus'.AB49])">
            <text:p/>
          </table:table-cell>
          <table:table-cell table:formula="of:=IF([$'Verde Valley Virus'.AC49]=0;&quot;&quot;;[$'Verde Valley Virus'.AC49])">
            <text:p/>
          </table:table-cell>
          <table:table-cell table:formula="of:=IF([$'Verde Valley Virus'.AD49]=0;&quot;&quot;;[$'Verde Valley Virus'.AD49])">
            <text:p/>
          </table:table-cell>
          <table:table-cell table:formula="of:=IF([$'Verde Valley Virus'.AE49]=0;&quot;&quot;;[$'Verde Valley Virus'.AE49])">
            <text:p/>
          </table:table-cell>
          <table:table-cell table:number-columns-repeated="1004"/>
        </table:table-row>
        <table:table-row table:style-name="ro1">
          <table:table-cell table:style-name="ce3" table:formula="of:=IF([$'Verde Valley Virus'.A50]=0;&quot;&quot;;[$'Verde Valley Virus'.A50])">
            <text:p/>
          </table:table-cell>
          <table:table-cell table:formula="of:=IF([$'Verde Valley Virus'.M50]=0;&quot;&quot;;[$'Verde Valley Virus'.M50])">
            <text:p/>
          </table:table-cell>
          <table:table-cell table:formula="of:=IF([$'Verde Valley Virus'.N50]=0;&quot;&quot;;[$'Verde Valley Virus'.N50])">
            <text:p/>
          </table:table-cell>
          <table:table-cell table:formula="of:=IF([$'Verde Valley Virus'.O50]=0;&quot;&quot;;[$'Verde Valley Virus'.O50])">
            <text:p/>
          </table:table-cell>
          <table:table-cell table:formula="of:=IF([$'Verde Valley Virus'.P50]=0;&quot;&quot;;[$'Verde Valley Virus'.P50])">
            <text:p/>
          </table:table-cell>
          <table:table-cell table:formula="of:=IF([$'Verde Valley Virus'.Q50]=0;&quot;&quot;;[$'Verde Valley Virus'.Q50])">
            <text:p/>
          </table:table-cell>
          <table:table-cell table:formula="of:=IF([$'Verde Valley Virus'.R50]=0;&quot;&quot;;[$'Verde Valley Virus'.R50])">
            <text:p/>
          </table:table-cell>
          <table:table-cell table:style-name="ce4" table:formula="of:=IF([$'Verde Valley Virus'.S50]=0;&quot;&quot;;[$'Verde Valley Virus'.S50])">
            <text:p/>
          </table:table-cell>
          <table:table-cell table:formula="of:=IF([$'Verde Valley Virus'.T50]=0;&quot;&quot;;[$'Verde Valley Virus'.T50])">
            <text:p/>
          </table:table-cell>
          <table:table-cell table:formula="of:=IF([$'Verde Valley Virus'.U50]=0;&quot;&quot;;[$'Verde Valley Virus'.U50])">
            <text:p/>
          </table:table-cell>
          <table:table-cell table:formula="of:=IF([$'Verde Valley Virus'.V50]=0;&quot;&quot;;[$'Verde Valley Virus'.V50])">
            <text:p/>
          </table:table-cell>
          <table:table-cell table:formula="of:=IF([$'Verde Valley Virus'.W50]=0;&quot;&quot;;[$'Verde Valley Virus'.W50])">
            <text:p/>
          </table:table-cell>
          <table:table-cell table:formula="of:=IF([$'Verde Valley Virus'.X50]=0;&quot;&quot;;[$'Verde Valley Virus'.X50])">
            <text:p/>
          </table:table-cell>
          <table:table-cell table:formula="of:=IF([$'Verde Valley Virus'.Y50]=0;&quot;&quot;;[$'Verde Valley Virus'.Y50])">
            <text:p/>
          </table:table-cell>
          <table:table-cell table:formula="of:=IF([$'Verde Valley Virus'.Z50]=0;&quot;&quot;;[$'Verde Valley Virus'.Z50])">
            <text:p/>
          </table:table-cell>
          <table:table-cell table:formula="of:=IF([$'Verde Valley Virus'.AA50]=0;&quot;&quot;;[$'Verde Valley Virus'.AA50])">
            <text:p/>
          </table:table-cell>
          <table:table-cell table:formula="of:=IF([$'Verde Valley Virus'.AB50]=0;&quot;&quot;;[$'Verde Valley Virus'.AB50])">
            <text:p/>
          </table:table-cell>
          <table:table-cell table:formula="of:=IF([$'Verde Valley Virus'.AC50]=0;&quot;&quot;;[$'Verde Valley Virus'.AC50])">
            <text:p/>
          </table:table-cell>
          <table:table-cell table:formula="of:=IF([$'Verde Valley Virus'.AD50]=0;&quot;&quot;;[$'Verde Valley Virus'.AD50])">
            <text:p/>
          </table:table-cell>
          <table:table-cell table:formula="of:=IF([$'Verde Valley Virus'.AE50]=0;&quot;&quot;;[$'Verde Valley Virus'.AE50])">
            <text:p/>
          </table:table-cell>
          <table:table-cell table:number-columns-repeated="100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6:34:19.31938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22T16:39:19.811235766</dc:date>
    <meta:editing-duration>PT1H25M49S</meta:editing-duration>
    <meta:editing-cycles>41</meta:editing-cycles>
    <meta:generator>LibreOffice/6.0.7.3$Linux_X86_64 LibreOffice_project/00m0$Build-3</meta:generator>
    <meta:document-statistic meta:table-count="4" meta:cell-count="2184" meta:object-count="0"/>
  </office:meta>
</office:document-meta>
</file>